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832f9" officeooo:paragraph-rsid="001832f9"/>
    </style:style>
    <style:style style:name="P3" style:family="paragraph" style:parent-style-name="Text_20_body">
      <style:text-properties officeooo:rsid="00183fa9" officeooo:paragraph-rsid="00183fa9"/>
    </style:style>
    <style:style style:name="P4"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5"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fo:font-weight="bold" officeooo:paragraph-rsid="00658e4a" style:font-weight-asian="bold" style:font-weight-complex="bold"/>
    </style:style>
    <style:style style:name="P22" style:family="paragraph" style:parent-style-name="Text_20_body">
      <style:text-properties fo:font-weight="bold" officeooo:paragraph-rsid="00727222" style:font-weight-asian="bold" style:font-weight-complex="bold"/>
    </style:style>
    <style:style style:name="P23" style:family="paragraph" style:parent-style-name="Text_20_body">
      <style:text-properties fo:font-weight="bold" officeooo:paragraph-rsid="007f7388"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fo:font-weight="normal" officeooo:rsid="007ad23a" officeooo:paragraph-rsid="007ad23a" style:font-weight-asian="normal" style:font-weight-complex="normal"/>
    </style:style>
    <style:style style:name="P38" style:family="paragraph" style:parent-style-name="Text_20_body">
      <style:text-properties fo:font-weight="normal" officeooo:rsid="0098a103" officeooo:paragraph-rsid="00a6ffc4" style:font-weight-asian="normal" style:font-weight-complex="normal"/>
    </style:style>
    <style:style style:name="P39" style:family="paragraph" style:parent-style-name="Text_20_body">
      <style:text-properties fo:font-weight="normal" officeooo:rsid="0098a103" officeooo:paragraph-rsid="00aab4d2" style:font-weight-asian="normal" style:font-weight-complex="normal"/>
    </style:style>
    <style:style style:name="P40" style:family="paragraph" style:parent-style-name="Text_20_body">
      <style:text-properties fo:font-weight="normal" officeooo:rsid="0098a103" officeooo:paragraph-rsid="00b0e006" style:font-weight-asian="normal" style:font-weight-complex="normal"/>
    </style:style>
    <style:style style:name="P41" style:family="paragraph" style:parent-style-name="Text_20_body">
      <style:text-properties fo:font-weight="normal" officeooo:rsid="00a899bf" officeooo:paragraph-rsid="00a899bf" style:font-weight-asian="normal" style:font-weight-complex="normal"/>
    </style:style>
    <style:style style:name="P42" style:family="paragraph" style:parent-style-name="Text_20_body">
      <style:text-properties fo:font-weight="normal" officeooo:rsid="00a8a57d" officeooo:paragraph-rsid="00a8a57d" style:font-weight-asian="normal" style:font-weight-complex="normal"/>
    </style:style>
    <style:style style:name="P43" style:family="paragraph" style:parent-style-name="Text_20_body">
      <style:text-properties fo:font-weight="normal" officeooo:rsid="00a8dab1" officeooo:paragraph-rsid="00a8dab1" style:font-weight-asian="normal" style:font-weight-complex="normal"/>
    </style:style>
    <style:style style:name="P44" style:family="paragraph" style:parent-style-name="Text_20_body">
      <style:text-properties fo:font-weight="normal" officeooo:rsid="00a8dab1" officeooo:paragraph-rsid="00b0e006" style:font-weight-asian="normal" style:font-weight-complex="normal"/>
    </style:style>
    <style:style style:name="P45" style:family="paragraph" style:parent-style-name="Text_20_body">
      <style:text-properties fo:font-weight="normal" officeooo:rsid="009721e3" officeooo:paragraph-rsid="00a8dab1" style:font-weight-asian="normal" style:font-weight-complex="normal"/>
    </style:style>
    <style:style style:name="P46" style:family="paragraph" style:parent-style-name="Text_20_body">
      <style:text-properties fo:font-weight="normal" officeooo:rsid="009721e3" officeooo:paragraph-rsid="00b0e006" style:font-weight-asian="normal" style:font-weight-complex="normal"/>
    </style:style>
    <style:style style:name="P47" style:family="paragraph" style:parent-style-name="Text_20_body">
      <style:text-properties fo:font-weight="normal" officeooo:rsid="00ac96d8" officeooo:paragraph-rsid="00ac96d8" style:font-weight-asian="normal" style:font-weight-complex="normal"/>
    </style:style>
    <style:style style:name="P48" style:family="paragraph" style:parent-style-name="Text_20_body">
      <style:text-properties fo:font-weight="normal" officeooo:rsid="00adec9a" officeooo:paragraph-rsid="00adec9a" style:font-weight-asian="normal" style:font-weight-complex="normal"/>
    </style:style>
    <style:style style:name="P49" style:family="paragraph" style:parent-style-name="Text_20_body">
      <style:text-properties fo:font-weight="normal" officeooo:rsid="00ae0ead" officeooo:paragraph-rsid="00ae0ead" style:font-weight-asian="normal" style:font-weight-complex="normal"/>
    </style:style>
    <style:style style:name="P50" style:family="paragraph" style:parent-style-name="Text_20_body">
      <style:text-properties fo:font-weight="normal" officeooo:rsid="00ae242b" officeooo:paragraph-rsid="00ae242b" style:font-weight-asian="normal" style:font-weight-complex="normal"/>
    </style:style>
    <style:style style:name="P51" style:family="paragraph" style:parent-style-name="Text_20_body">
      <style:text-properties fo:font-weight="normal" officeooo:rsid="00af44c6" officeooo:paragraph-rsid="00af44c6" style:font-weight-asian="normal" style:font-weight-complex="normal"/>
    </style:style>
    <style:style style:name="P52" style:family="paragraph" style:parent-style-name="Text_20_body">
      <style:text-properties fo:font-weight="normal" officeooo:rsid="00b0e006" officeooo:paragraph-rsid="00b0e006" style:font-weight-asian="normal" style:font-weight-complex="normal"/>
    </style:style>
    <style:style style:name="P53" style:family="paragraph" style:parent-style-name="Text_20_body">
      <style:text-properties fo:font-weight="normal" officeooo:rsid="00b18952" officeooo:paragraph-rsid="00b18952" style:font-weight-asian="normal" style:font-weight-complex="normal"/>
    </style:style>
    <style:style style:name="P54" style:family="paragraph" style:parent-style-name="Text_20_body">
      <style:text-properties fo:font-weight="normal" officeooo:rsid="00b1aaa5" officeooo:paragraph-rsid="00b1aaa5" style:font-weight-asian="normal" style:font-weight-complex="normal"/>
    </style:style>
    <style:style style:name="P55" style:family="paragraph" style:parent-style-name="Text_20_body">
      <style:text-properties officeooo:rsid="002d995b" officeooo:paragraph-rsid="002d995b"/>
    </style:style>
    <style:style style:name="P56" style:family="paragraph" style:parent-style-name="Text_20_body">
      <style:paragraph-properties fo:text-align="start" style:justify-single-word="false"/>
      <style:text-properties officeooo:rsid="002d995b" officeooo:paragraph-rsid="002d995b"/>
    </style:style>
    <style:style style:name="P57" style:family="paragraph" style:parent-style-name="Text_20_body">
      <style:text-properties officeooo:rsid="002f3517" officeooo:paragraph-rsid="002f3517"/>
    </style:style>
    <style:style style:name="P58" style:family="paragraph" style:parent-style-name="Text_20_body">
      <style:text-properties officeooo:rsid="002bfe51" officeooo:paragraph-rsid="002d1a6d"/>
    </style:style>
    <style:style style:name="P59" style:family="paragraph" style:parent-style-name="Text_20_body">
      <style:text-properties officeooo:rsid="002f88f6"/>
    </style:style>
    <style:style style:name="P60" style:family="paragraph" style:parent-style-name="Text_20_body">
      <style:text-properties officeooo:rsid="002f88f6" officeooo:paragraph-rsid="002f88f6"/>
    </style:style>
    <style:style style:name="P61" style:family="paragraph" style:parent-style-name="Text_20_body">
      <style:text-properties officeooo:rsid="00300d6a" officeooo:paragraph-rsid="00300d6a"/>
    </style:style>
    <style:style style:name="P62" style:family="paragraph" style:parent-style-name="Text_20_body">
      <style:text-properties officeooo:rsid="00311dff" officeooo:paragraph-rsid="00311dff"/>
    </style:style>
    <style:style style:name="P63" style:family="paragraph" style:parent-style-name="Text_20_body">
      <style:text-properties officeooo:rsid="00320e2c" officeooo:paragraph-rsid="00320e2c"/>
    </style:style>
    <style:style style:name="P64" style:family="paragraph" style:parent-style-name="Text_20_body">
      <style:text-properties officeooo:rsid="0032140e" officeooo:paragraph-rsid="0032140e"/>
    </style:style>
    <style:style style:name="P65" style:family="paragraph" style:parent-style-name="Text_20_body">
      <style:text-properties officeooo:rsid="0032e23b" officeooo:paragraph-rsid="0032e23b"/>
    </style:style>
    <style:style style:name="P66" style:family="paragraph" style:parent-style-name="Text_20_body">
      <style:text-properties officeooo:rsid="0033031e" officeooo:paragraph-rsid="0033031e"/>
    </style:style>
    <style:style style:name="P67" style:family="paragraph" style:parent-style-name="Text_20_body">
      <style:text-properties officeooo:rsid="00344d0b" officeooo:paragraph-rsid="00344d0b"/>
    </style:style>
    <style:style style:name="P68" style:family="paragraph" style:parent-style-name="Text_20_body">
      <style:text-properties officeooo:paragraph-rsid="00344d0b"/>
    </style:style>
    <style:style style:name="P69" style:family="paragraph" style:parent-style-name="Text_20_body">
      <style:text-properties officeooo:rsid="00359dff" officeooo:paragraph-rsid="00359dff"/>
    </style:style>
    <style:style style:name="P70" style:family="paragraph" style:parent-style-name="Text_20_body">
      <style:text-properties officeooo:paragraph-rsid="003797eb"/>
    </style:style>
    <style:style style:name="P71" style:family="paragraph" style:parent-style-name="Text_20_body">
      <style:text-properties officeooo:rsid="003cffc2" officeooo:paragraph-rsid="003cffc2"/>
    </style:style>
    <style:style style:name="P72" style:family="paragraph" style:parent-style-name="Text_20_body">
      <style:text-properties officeooo:rsid="003797eb" officeooo:paragraph-rsid="003797eb"/>
    </style:style>
    <style:style style:name="P73" style:family="paragraph" style:parent-style-name="Text_20_body">
      <style:text-properties officeooo:rsid="003cb76b" officeooo:paragraph-rsid="003cb76b"/>
    </style:style>
    <style:style style:name="P74" style:family="paragraph" style:parent-style-name="Text_20_body">
      <style:text-properties officeooo:paragraph-rsid="003d445e"/>
    </style:style>
    <style:style style:name="P75" style:family="paragraph" style:parent-style-name="Text_20_body">
      <style:text-properties officeooo:rsid="003d445e" officeooo:paragraph-rsid="003d445e"/>
    </style:style>
    <style:style style:name="P76" style:family="paragraph" style:parent-style-name="Text_20_body">
      <style:text-properties officeooo:paragraph-rsid="0040091b"/>
    </style:style>
    <style:style style:name="P77" style:family="paragraph" style:parent-style-name="Text_20_body">
      <style:text-properties officeooo:paragraph-rsid="0042aa03"/>
    </style:style>
    <style:style style:name="P78" style:family="paragraph" style:parent-style-name="Text_20_body">
      <style:text-properties officeooo:paragraph-rsid="004633df"/>
    </style:style>
    <style:style style:name="P79" style:family="paragraph" style:parent-style-name="Text_20_body">
      <style:text-properties officeooo:paragraph-rsid="00488ba6"/>
    </style:style>
    <style:style style:name="P80" style:family="paragraph" style:parent-style-name="Text_20_body">
      <style:text-properties officeooo:rsid="003f3d03" officeooo:paragraph-rsid="003f3d03"/>
    </style:style>
    <style:style style:name="P81" style:family="paragraph" style:parent-style-name="Text_20_body">
      <style:text-properties officeooo:rsid="0040091b" officeooo:paragraph-rsid="0040091b"/>
    </style:style>
    <style:style style:name="P82" style:family="paragraph" style:parent-style-name="Text_20_body">
      <style:text-properties officeooo:rsid="0041d29c" officeooo:paragraph-rsid="0041d29c"/>
    </style:style>
    <style:style style:name="P83" style:family="paragraph" style:parent-style-name="Text_20_body">
      <style:text-properties officeooo:rsid="0042aa03" officeooo:paragraph-rsid="0042aa03"/>
    </style:style>
    <style:style style:name="P84" style:family="paragraph" style:parent-style-name="Text_20_body">
      <style:text-properties officeooo:rsid="004633df"/>
    </style:style>
    <style:style style:name="P85" style:family="paragraph" style:parent-style-name="Text_20_body">
      <style:text-properties officeooo:rsid="004633df" officeooo:paragraph-rsid="004633df"/>
    </style:style>
    <style:style style:name="P86" style:family="paragraph" style:parent-style-name="Text_20_body">
      <style:text-properties officeooo:rsid="0046961c" officeooo:paragraph-rsid="0046961c"/>
    </style:style>
    <style:style style:name="P87" style:family="paragraph" style:parent-style-name="Text_20_body">
      <style:text-properties officeooo:rsid="004b186c" officeooo:paragraph-rsid="004b186c"/>
    </style:style>
    <style:style style:name="P88" style:family="paragraph" style:parent-style-name="Text_20_body">
      <style:text-properties officeooo:rsid="004c5e2c" officeooo:paragraph-rsid="004c5e2c"/>
    </style:style>
    <style:style style:name="P89" style:family="paragraph" style:parent-style-name="Text_20_body">
      <style:text-properties officeooo:rsid="004f1857" officeooo:paragraph-rsid="004f1857"/>
    </style:style>
    <style:style style:name="P90" style:family="paragraph" style:parent-style-name="Text_20_body">
      <style:text-properties officeooo:paragraph-rsid="00516726"/>
    </style:style>
    <style:style style:name="P91" style:family="paragraph" style:parent-style-name="Text_20_body">
      <style:text-properties officeooo:paragraph-rsid="00522144"/>
    </style:style>
    <style:style style:name="P92" style:family="paragraph" style:parent-style-name="Text_20_body">
      <style:text-properties officeooo:paragraph-rsid="005536a2"/>
    </style:style>
    <style:style style:name="P93" style:family="paragraph" style:parent-style-name="Text_20_body">
      <style:text-properties officeooo:rsid="00522144" officeooo:paragraph-rsid="00522144"/>
    </style:style>
    <style:style style:name="P94" style:family="paragraph" style:parent-style-name="Text_20_body">
      <style:text-properties officeooo:rsid="0053221f" officeooo:paragraph-rsid="0053221f"/>
    </style:style>
    <style:style style:name="P95" style:family="paragraph" style:parent-style-name="Text_20_body">
      <style:text-properties officeooo:rsid="0053fba9" officeooo:paragraph-rsid="0053fba9"/>
    </style:style>
    <style:style style:name="P96" style:family="paragraph" style:parent-style-name="Text_20_body">
      <style:text-properties officeooo:rsid="005409cb"/>
    </style:style>
    <style:style style:name="P97" style:family="paragraph" style:parent-style-name="Text_20_body">
      <style:text-properties officeooo:rsid="005409cb" officeooo:paragraph-rsid="005409cb"/>
    </style:style>
    <style:style style:name="P98" style:family="paragraph" style:parent-style-name="Text_20_body">
      <style:text-properties officeooo:rsid="005536a2" officeooo:paragraph-rsid="005536a2"/>
    </style:style>
    <style:style style:name="P99" style:family="paragraph" style:parent-style-name="Text_20_body">
      <style:text-properties officeooo:paragraph-rsid="0055e172"/>
    </style:style>
    <style:style style:name="P100" style:family="paragraph" style:parent-style-name="Text_20_body">
      <style:text-properties officeooo:rsid="0055e172" officeooo:paragraph-rsid="0055e172"/>
    </style:style>
    <style:style style:name="P101" style:family="paragraph" style:parent-style-name="Text_20_body">
      <style:text-properties officeooo:rsid="00568fed" officeooo:paragraph-rsid="00568fed"/>
    </style:style>
    <style:style style:name="P102" style:family="paragraph" style:parent-style-name="Text_20_body">
      <style:text-properties officeooo:rsid="005843e2" officeooo:paragraph-rsid="005843e2"/>
    </style:style>
    <style:style style:name="P103" style:family="paragraph" style:parent-style-name="Text_20_body">
      <style:text-properties officeooo:rsid="0059f3a5" officeooo:paragraph-rsid="0059f3a5"/>
    </style:style>
    <style:style style:name="P104" style:family="paragraph" style:parent-style-name="Text_20_body">
      <style:text-properties officeooo:paragraph-rsid="0059f3a5"/>
    </style:style>
    <style:style style:name="P105" style:family="paragraph" style:parent-style-name="Text_20_body">
      <style:text-properties officeooo:rsid="005ad32d" officeooo:paragraph-rsid="005ad32d"/>
    </style:style>
    <style:style style:name="P106" style:family="paragraph" style:parent-style-name="Text_20_body">
      <style:text-properties officeooo:paragraph-rsid="005bfa94"/>
    </style:style>
    <style:style style:name="P107" style:family="paragraph" style:parent-style-name="Text_20_body">
      <style:text-properties officeooo:rsid="005d384b"/>
    </style:style>
    <style:style style:name="P108" style:family="paragraph" style:parent-style-name="Text_20_body">
      <style:text-properties officeooo:rsid="005d384b" officeooo:paragraph-rsid="005d384b"/>
    </style:style>
    <style:style style:name="P109" style:family="paragraph" style:parent-style-name="Text_20_body">
      <style:text-properties officeooo:paragraph-rsid="005d384b"/>
    </style:style>
    <style:style style:name="P110" style:family="paragraph" style:parent-style-name="Text_20_body">
      <style:text-properties officeooo:rsid="005bfa94"/>
    </style:style>
    <style:style style:name="P111" style:family="paragraph" style:parent-style-name="Text_20_body">
      <style:text-properties officeooo:rsid="005bfa94" officeooo:paragraph-rsid="005bfa94"/>
    </style:style>
    <style:style style:name="P112" style:family="paragraph" style:parent-style-name="Text_20_body">
      <style:text-properties officeooo:paragraph-rsid="006150f7"/>
    </style:style>
    <style:style style:name="P113" style:family="paragraph" style:parent-style-name="Text_20_body">
      <style:text-properties officeooo:paragraph-rsid="0062d236"/>
    </style:style>
    <style:style style:name="P114" style:family="paragraph" style:parent-style-name="Text_20_body">
      <style:text-properties officeooo:paragraph-rsid="00635007"/>
    </style:style>
    <style:style style:name="P115" style:family="paragraph" style:parent-style-name="Text_20_body">
      <style:text-properties officeooo:rsid="006150f7" officeooo:paragraph-rsid="006150f7"/>
    </style:style>
    <style:style style:name="P116" style:family="paragraph" style:parent-style-name="Text_20_body">
      <style:text-properties officeooo:rsid="00635007" officeooo:paragraph-rsid="00635007"/>
    </style:style>
    <style:style style:name="P117" style:family="paragraph" style:parent-style-name="Text_20_body">
      <style:text-properties officeooo:paragraph-rsid="00655580"/>
    </style:style>
    <style:style style:name="P118" style:family="paragraph" style:parent-style-name="Text_20_body">
      <style:text-properties officeooo:rsid="00655580" officeooo:paragraph-rsid="00655580"/>
    </style:style>
    <style:style style:name="P119" style:family="paragraph" style:parent-style-name="Text_20_body">
      <style:text-properties officeooo:rsid="00658e4a" officeooo:paragraph-rsid="00658e4a"/>
    </style:style>
    <style:style style:name="P120" style:family="paragraph" style:parent-style-name="Text_20_body">
      <style:text-properties officeooo:paragraph-rsid="00658e4a"/>
    </style:style>
    <style:style style:name="P121" style:family="paragraph" style:parent-style-name="Text_20_body">
      <style:text-properties officeooo:paragraph-rsid="0068e22d"/>
    </style:style>
    <style:style style:name="P122" style:family="paragraph" style:parent-style-name="Text_20_body">
      <style:text-properties officeooo:paragraph-rsid="00691d98"/>
    </style:style>
    <style:style style:name="P123" style:family="paragraph" style:parent-style-name="Text_20_body">
      <style:text-properties officeooo:paragraph-rsid="006ab227"/>
    </style:style>
    <style:style style:name="P124" style:family="paragraph" style:parent-style-name="Text_20_body">
      <style:text-properties officeooo:rsid="0068e22d" officeooo:paragraph-rsid="0068e22d"/>
    </style:style>
    <style:style style:name="P125" style:family="paragraph" style:parent-style-name="Text_20_body">
      <style:text-properties officeooo:rsid="00691d98" officeooo:paragraph-rsid="00691d98"/>
    </style:style>
    <style:style style:name="P126" style:family="paragraph" style:parent-style-name="Text_20_body">
      <style:text-properties officeooo:rsid="006ab227" officeooo:paragraph-rsid="006ab227"/>
    </style:style>
    <style:style style:name="P127" style:family="paragraph" style:parent-style-name="Text_20_body">
      <style:text-properties officeooo:rsid="006b5033" officeooo:paragraph-rsid="006b5033"/>
    </style:style>
    <style:style style:name="P128" style:family="paragraph" style:parent-style-name="Text_20_body">
      <style:text-properties officeooo:rsid="006d9459" officeooo:paragraph-rsid="006d9459"/>
    </style:style>
    <style:style style:name="P129" style:family="paragraph" style:parent-style-name="Text_20_body">
      <style:text-properties officeooo:paragraph-rsid="0070c1b7"/>
    </style:style>
    <style:style style:name="P130" style:family="paragraph" style:parent-style-name="Text_20_body">
      <style:text-properties officeooo:paragraph-rsid="00711c74"/>
    </style:style>
    <style:style style:name="P131" style:family="paragraph" style:parent-style-name="Text_20_body">
      <style:text-properties officeooo:rsid="006efb5a"/>
    </style:style>
    <style:style style:name="P132" style:family="paragraph" style:parent-style-name="Text_20_body">
      <style:text-properties officeooo:rsid="006efb5a" officeooo:paragraph-rsid="006efb5a"/>
    </style:style>
    <style:style style:name="P133" style:family="paragraph" style:parent-style-name="Text_20_body">
      <style:text-properties officeooo:rsid="0070c1b7" officeooo:paragraph-rsid="0070c1b7"/>
    </style:style>
    <style:style style:name="P134" style:family="paragraph" style:parent-style-name="Text_20_body">
      <style:text-properties officeooo:rsid="00711c74" officeooo:paragraph-rsid="00711c74"/>
    </style:style>
    <style:style style:name="P135" style:family="paragraph" style:parent-style-name="Text_20_body">
      <style:text-properties officeooo:paragraph-rsid="00727222"/>
    </style:style>
    <style:style style:name="P136" style:family="paragraph" style:parent-style-name="Text_20_body">
      <style:text-properties officeooo:rsid="00727222" officeooo:paragraph-rsid="00727222"/>
    </style:style>
    <style:style style:name="P137" style:family="paragraph" style:parent-style-name="Text_20_body">
      <style:text-properties officeooo:paragraph-rsid="0073ecf5"/>
    </style:style>
    <style:style style:name="P138" style:family="paragraph" style:parent-style-name="Text_20_body">
      <style:text-properties officeooo:rsid="0073ecf5"/>
    </style:style>
    <style:style style:name="P139" style:family="paragraph" style:parent-style-name="Text_20_body">
      <style:text-properties officeooo:rsid="0075770d" officeooo:paragraph-rsid="0075770d"/>
    </style:style>
    <style:style style:name="P140" style:family="paragraph" style:parent-style-name="Text_20_body">
      <style:text-properties officeooo:rsid="0075e2f0" officeooo:paragraph-rsid="0075e2f0"/>
    </style:style>
    <style:style style:name="P141" style:family="paragraph" style:parent-style-name="Text_20_body">
      <style:text-properties officeooo:rsid="0076e028" officeooo:paragraph-rsid="0076e028"/>
    </style:style>
    <style:style style:name="P142" style:family="paragraph" style:parent-style-name="Text_20_body">
      <style:text-properties officeooo:rsid="00788038" officeooo:paragraph-rsid="00788038"/>
    </style:style>
    <style:style style:name="P143" style:family="paragraph" style:parent-style-name="Text_20_body">
      <style:text-properties officeooo:rsid="007920e0" officeooo:paragraph-rsid="007920e0"/>
    </style:style>
    <style:style style:name="P144" style:family="paragraph" style:parent-style-name="Text_20_body">
      <style:text-properties officeooo:rsid="007ad23a" officeooo:paragraph-rsid="007ad23a"/>
    </style:style>
    <style:style style:name="P145" style:family="paragraph" style:parent-style-name="Text_20_body">
      <style:text-properties officeooo:paragraph-rsid="007c75cb"/>
    </style:style>
    <style:style style:name="P146" style:family="paragraph" style:parent-style-name="Text_20_body">
      <style:text-properties officeooo:rsid="007ba084"/>
    </style:style>
    <style:style style:name="P147" style:family="paragraph" style:parent-style-name="Text_20_body">
      <style:text-properties officeooo:rsid="007ba084" officeooo:paragraph-rsid="007ba084"/>
    </style:style>
    <style:style style:name="P148" style:family="paragraph" style:parent-style-name="Text_20_body">
      <style:text-properties officeooo:rsid="007c75cb" officeooo:paragraph-rsid="007c75cb"/>
    </style:style>
    <style:style style:name="P149" style:family="paragraph" style:parent-style-name="Text_20_body">
      <style:text-properties officeooo:paragraph-rsid="007f7388"/>
    </style:style>
    <style:style style:name="P150" style:family="paragraph" style:parent-style-name="Text_20_body">
      <style:text-properties officeooo:rsid="007f7388" officeooo:paragraph-rsid="007f7388"/>
    </style:style>
    <style:style style:name="P151" style:family="paragraph" style:parent-style-name="Text_20_body">
      <style:text-properties officeooo:rsid="0080ec3f" officeooo:paragraph-rsid="0080ec3f"/>
    </style:style>
    <style:style style:name="P152" style:family="paragraph" style:parent-style-name="Text_20_body">
      <style:text-properties officeooo:rsid="0081ff61" officeooo:paragraph-rsid="0081ff61"/>
    </style:style>
    <style:style style:name="P153" style:family="paragraph" style:parent-style-name="Text_20_body">
      <style:text-properties officeooo:paragraph-rsid="00837ce4"/>
    </style:style>
    <style:style style:name="P154" style:family="paragraph" style:parent-style-name="Text_20_body">
      <style:text-properties officeooo:paragraph-rsid="0084b3a1"/>
    </style:style>
    <style:style style:name="P155" style:family="paragraph" style:parent-style-name="Text_20_body">
      <style:text-properties officeooo:rsid="008881b2" officeooo:paragraph-rsid="008881b2"/>
    </style:style>
    <style:style style:name="P156" style:family="paragraph" style:parent-style-name="Text_20_body">
      <style:text-properties officeooo:paragraph-rsid="008881b2"/>
    </style:style>
    <style:style style:name="P157" style:family="paragraph" style:parent-style-name="Text_20_body">
      <style:text-properties officeooo:paragraph-rsid="0088df8a"/>
    </style:style>
    <style:style style:name="P158" style:family="paragraph" style:parent-style-name="Text_20_body">
      <style:text-properties officeooo:paragraph-rsid="008a5a2d"/>
    </style:style>
    <style:style style:name="P159" style:family="paragraph" style:parent-style-name="Text_20_body">
      <style:text-properties officeooo:rsid="00830824" officeooo:paragraph-rsid="00830824"/>
    </style:style>
    <style:style style:name="P160" style:family="paragraph" style:parent-style-name="Text_20_body">
      <style:text-properties officeooo:rsid="00837ce4" officeooo:paragraph-rsid="00837ce4"/>
    </style:style>
    <style:style style:name="P161" style:family="paragraph" style:parent-style-name="Text_20_body">
      <style:text-properties officeooo:rsid="0084b3a1" officeooo:paragraph-rsid="0084b3a1"/>
    </style:style>
    <style:style style:name="P162" style:family="paragraph" style:parent-style-name="Text_20_body">
      <style:text-properties officeooo:rsid="00869558" officeooo:paragraph-rsid="00869558"/>
    </style:style>
    <style:style style:name="P163" style:family="paragraph" style:parent-style-name="Text_20_body">
      <style:text-properties officeooo:rsid="0088df8a" officeooo:paragraph-rsid="0088df8a"/>
    </style:style>
    <style:style style:name="P164" style:family="paragraph" style:parent-style-name="Text_20_body">
      <style:text-properties officeooo:rsid="008a5a2d"/>
    </style:style>
    <style:style style:name="P165" style:family="paragraph" style:parent-style-name="Text_20_body">
      <style:text-properties officeooo:rsid="008d2272" officeooo:paragraph-rsid="008d2272"/>
    </style:style>
    <style:style style:name="P166" style:family="paragraph" style:parent-style-name="Text_20_body">
      <style:text-properties officeooo:rsid="008ecc70" officeooo:paragraph-rsid="008ecc70"/>
    </style:style>
    <style:style style:name="P167" style:family="paragraph" style:parent-style-name="Text_20_body">
      <style:text-properties officeooo:rsid="0090bcdd" officeooo:paragraph-rsid="0090bcdd"/>
    </style:style>
    <style:style style:name="P168" style:family="paragraph" style:parent-style-name="Text_20_body">
      <style:text-properties officeooo:rsid="0091470b" officeooo:paragraph-rsid="0091470b"/>
    </style:style>
    <style:style style:name="P169" style:family="paragraph" style:parent-style-name="Text_20_body">
      <style:text-properties officeooo:rsid="009182ab" officeooo:paragraph-rsid="009182ab"/>
    </style:style>
    <style:style style:name="P170" style:family="paragraph" style:parent-style-name="Text_20_body">
      <style:text-properties officeooo:rsid="00933be9" officeooo:paragraph-rsid="00933be9"/>
    </style:style>
    <style:style style:name="P171" style:family="paragraph" style:parent-style-name="Text_20_body">
      <style:text-properties officeooo:rsid="0093f716" officeooo:paragraph-rsid="0093f716"/>
    </style:style>
    <style:style style:name="P172" style:family="paragraph" style:parent-style-name="Text_20_body">
      <style:text-properties officeooo:rsid="0093f716" officeooo:paragraph-rsid="00942739"/>
    </style:style>
    <style:style style:name="P173" style:family="paragraph" style:parent-style-name="Text_20_body">
      <style:text-properties officeooo:rsid="0095ae63" officeooo:paragraph-rsid="0095ae63"/>
    </style:style>
    <style:style style:name="P174" style:family="paragraph" style:parent-style-name="Text_20_body">
      <style:text-properties officeooo:rsid="009721e3" officeooo:paragraph-rsid="009721e3"/>
    </style:style>
    <style:style style:name="P175" style:family="paragraph" style:parent-style-name="Text_20_body">
      <style:text-properties officeooo:rsid="0098a103" officeooo:paragraph-rsid="0098a103"/>
    </style:style>
    <style:style style:name="P176" style:family="paragraph" style:parent-style-name="Text_20_body">
      <style:text-properties officeooo:rsid="0098a103" officeooo:paragraph-rsid="00a2e6c7"/>
    </style:style>
    <style:style style:name="P177" style:family="paragraph" style:parent-style-name="Text_20_body">
      <style:text-properties officeooo:rsid="0099dd63" officeooo:paragraph-rsid="0099dd63"/>
    </style:style>
    <style:style style:name="P178" style:family="paragraph" style:parent-style-name="Text_20_body">
      <style:text-properties officeooo:rsid="009a9fe1" officeooo:paragraph-rsid="009a9fe1"/>
    </style:style>
    <style:style style:name="P179" style:family="paragraph" style:parent-style-name="Text_20_body">
      <style:text-properties officeooo:rsid="009c8a0b" officeooo:paragraph-rsid="009c8a0b"/>
    </style:style>
    <style:style style:name="P180" style:family="paragraph" style:parent-style-name="Text_20_body">
      <style:text-properties officeooo:rsid="009ce15f" officeooo:paragraph-rsid="009ce15f"/>
    </style:style>
    <style:style style:name="P181" style:family="paragraph" style:parent-style-name="Text_20_body">
      <style:text-properties officeooo:rsid="009e08bd" officeooo:paragraph-rsid="009e08bd"/>
    </style:style>
    <style:style style:name="P182" style:family="paragraph" style:parent-style-name="Text_20_body">
      <style:text-properties officeooo:rsid="009e08bd" officeooo:paragraph-rsid="00a56a79"/>
    </style:style>
    <style:style style:name="P183" style:family="paragraph" style:parent-style-name="Text_20_body">
      <style:text-properties officeooo:rsid="009fcc13" officeooo:paragraph-rsid="009e08bd"/>
    </style:style>
    <style:style style:name="P184" style:family="paragraph" style:parent-style-name="Text_20_body">
      <style:text-properties officeooo:rsid="009fcc13" officeooo:paragraph-rsid="009fcc13"/>
    </style:style>
    <style:style style:name="P185" style:family="paragraph" style:parent-style-name="Text_20_body">
      <style:text-properties officeooo:rsid="00a2e6c7" officeooo:paragraph-rsid="00a2e6c7"/>
    </style:style>
    <style:style style:name="P186" style:family="paragraph" style:parent-style-name="Text_20_body">
      <style:text-properties officeooo:rsid="00a4d2cf" officeooo:paragraph-rsid="00a4d2cf"/>
    </style:style>
    <style:style style:name="P187" style:family="paragraph" style:parent-style-name="Text_20_body">
      <style:text-properties officeooo:rsid="00942739" officeooo:paragraph-rsid="00942739"/>
    </style:style>
    <style:style style:name="P188" style:family="paragraph" style:parent-style-name="Text_20_body">
      <style:text-properties officeooo:rsid="00a56a79" officeooo:paragraph-rsid="00a56a79"/>
    </style:style>
    <style:style style:name="P189" style:family="paragraph" style:parent-style-name="Text_20_body">
      <style:text-properties officeooo:rsid="00a6ffc4" officeooo:paragraph-rsid="00a6ffc4"/>
    </style:style>
    <style:style style:name="P190" style:family="paragraph" style:parent-style-name="Text_20_body">
      <style:text-properties officeooo:rsid="001607c0" officeooo:paragraph-rsid="001607c0"/>
    </style:style>
    <style:style style:name="P191" style:family="paragraph" style:parent-style-name="Heading_20_1">
      <style:text-properties officeooo:paragraph-rsid="00a56a79"/>
    </style:style>
    <style:style style:name="P19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9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9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9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9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9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9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9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20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20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202" style:family="paragraph" style:parent-style-name="Text_20_body" style:list-style-name="L2">
      <style:text-properties officeooo:rsid="0098a103" officeooo:paragraph-rsid="0098a103"/>
    </style:style>
    <style:style style:name="P203" style:family="paragraph" style:parent-style-name="Text_20_body" style:list-style-name="L3">
      <style:text-properties officeooo:rsid="00a18001" officeooo:paragraph-rsid="00a18001"/>
    </style:style>
    <style:style style:name="P204" style:family="paragraph" style:parent-style-name="Text_20_body" style:list-style-name="L4">
      <style:text-properties officeooo:rsid="00a6ffc4" officeooo:paragraph-rsid="00a6ffc4"/>
    </style:style>
    <style:style style:name="P205" style:family="paragraph" style:parent-style-name="Text_20_body" style:list-style-name="L4">
      <style:text-properties fo:font-weight="normal" officeooo:rsid="00a6ffc4" officeooo:paragraph-rsid="00a6ffc4" style:font-weight-asian="normal" style:font-weight-complex="normal"/>
    </style:style>
    <style:style style:name="P206" style:family="paragraph" style:parent-style-name="Text_20_body" style:list-style-name="L5">
      <style:text-properties fo:font-weight="normal" officeooo:rsid="00a8dab1" officeooo:paragraph-rsid="00a8dab1" style:font-weight-asian="normal" style:font-weight-complex="normal"/>
    </style:style>
    <style:style style:name="P207" style:family="paragraph" style:parent-style-name="Text_20_body" style:list-style-name="L5">
      <style:text-properties fo:font-weight="normal" officeooo:rsid="00a8dab1" officeooo:paragraph-rsid="00aab4d2" style:font-weight-asian="normal" style:font-weight-complex="normal"/>
    </style:style>
    <style:style style:name="P208" style:family="paragraph" style:parent-style-name="Text_20_body">
      <style:text-properties fo:font-weight="normal" officeooo:rsid="00a8dab1" officeooo:paragraph-rsid="00b3e0f0" style:font-weight-asian="normal" style:font-weight-complex="normal"/>
    </style:style>
    <style:style style:name="P209" style:family="paragraph" style:parent-style-name="Text_20_body" style:list-style-name="L5">
      <style:text-properties fo:font-weight="normal" officeooo:rsid="00aab4d2" officeooo:paragraph-rsid="00aab4d2" style:font-weight-asian="normal" style:font-weight-complex="normal"/>
    </style:style>
    <style:style style:name="P210" style:family="paragraph" style:parent-style-name="Text_20_body" style:list-style-name="L6">
      <style:text-properties fo:font-weight="normal" officeooo:rsid="00b0e006" officeooo:paragraph-rsid="00b0e006" style:font-weight-asian="normal" style:font-weight-complex="normal"/>
    </style:style>
    <style:style style:name="P211" style:family="paragraph" style:parent-style-name="Text_20_body" style:list-style-name="L6">
      <style:text-properties fo:font-weight="normal" officeooo:rsid="001607c0" officeooo:paragraph-rsid="00b0e006" style:font-weight-asian="normal" style:font-weight-complex="normal"/>
    </style:style>
    <style:style style:name="P212" style:family="paragraph" style:parent-style-name="Text_20_body">
      <style:text-properties fo:font-weight="normal" officeooo:rsid="00b3e0f0" officeooo:paragraph-rsid="00b1aaa5" style:font-weight-asian="normal" style:font-weight-complex="normal"/>
    </style:style>
    <style:style style:name="P213" style:family="paragraph" style:parent-style-name="Text_20_body">
      <style:text-properties fo:font-weight="normal" officeooo:rsid="00b3e0f0" officeooo:paragraph-rsid="00b3e0f0" style:font-weight-asian="normal" style:font-weight-complex="normal"/>
    </style:style>
    <style:style style:name="P214" style:family="paragraph" style:parent-style-name="Text_20_body">
      <style:text-properties fo:font-weight="normal" officeooo:rsid="009721e3" officeooo:paragraph-rsid="00b3e0f0" style:font-weight-asian="normal" style:font-weight-complex="normal"/>
    </style:style>
    <style:style style:name="P215" style:family="paragraph" style:parent-style-name="Text_20_body">
      <style:text-properties fo:font-weight="normal" officeooo:rsid="0098a103" officeooo:paragraph-rsid="00b3e0f0" style:font-weight-asian="normal" style:font-weight-complex="normal"/>
    </style:style>
    <style:style style:name="P216" style:family="paragraph" style:parent-style-name="Text_20_body">
      <style:text-properties fo:font-weight="normal" officeooo:rsid="00b40159" officeooo:paragraph-rsid="00b40159" style:font-weight-asian="normal" style:font-weight-complex="normal"/>
    </style:style>
    <style:style style:name="P217" style:family="paragraph" style:parent-style-name="Text_20_body" style:list-style-name="L8">
      <style:text-properties officeooo:paragraph-rsid="00b3e0f0"/>
    </style:style>
    <style:style style:name="P218" style:family="paragraph" style:parent-style-name="Text_20_body" style:list-style-name="L8">
      <style:text-properties officeooo:rsid="00b3e0f0" officeooo:paragraph-rsid="00b3e0f0"/>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fo:font-weight="normal" officeooo:rsid="001832f9" style:font-weight-asian="normal" style:font-weight-complex="normal"/>
    </style:style>
    <style:style style:name="T99" style:family="text">
      <style:text-properties fo:font-weight="normal" officeooo:rsid="004b186c" style:font-weight-asian="normal" style:font-weight-complex="normal"/>
    </style:style>
    <style:style style:name="T100" style:family="text">
      <style:text-properties officeooo:rsid="003f3d03"/>
    </style:style>
    <style:style style:name="T101" style:family="text">
      <style:text-properties officeooo:rsid="0040091b"/>
    </style:style>
    <style:style style:name="T102" style:family="text">
      <style:text-properties officeooo:rsid="0041d29c"/>
    </style:style>
    <style:style style:name="T103" style:family="text">
      <style:text-properties fo:font-variant="normal" fo:text-transform="none" fo:color="#000000" loext:opacity="100%" style:font-name="Times New Roman" fo:font-size="12pt" fo:letter-spacing="normal" fo:font-style="normal" fo:font-weight="normal"/>
    </style:style>
    <style:style style:name="T104" style:family="text">
      <style:text-properties officeooo:rsid="0042aa03"/>
    </style:style>
    <style:style style:name="T105" style:family="text">
      <style:text-properties officeooo:rsid="004633df"/>
    </style:style>
    <style:style style:name="T106" style:family="text">
      <style:text-properties officeooo:rsid="0046961c"/>
    </style:style>
    <style:style style:name="T107" style:family="text">
      <style:text-properties officeooo:rsid="00488ba6"/>
    </style:style>
    <style:style style:name="T108" style:family="text">
      <style:text-properties officeooo:rsid="004a4783"/>
    </style:style>
    <style:style style:name="T109" style:family="text">
      <style:text-properties officeooo:rsid="004b186c"/>
    </style:style>
    <style:style style:name="T110" style:family="text">
      <style:text-properties officeooo:rsid="004c5e2c"/>
    </style:style>
    <style:style style:name="T111" style:family="text">
      <style:text-properties officeooo:rsid="004f1857"/>
    </style:style>
    <style:style style:name="T112" style:family="text">
      <style:text-properties officeooo:rsid="00501f70"/>
    </style:style>
    <style:style style:name="T113" style:family="text">
      <style:text-properties officeooo:rsid="00516726"/>
    </style:style>
    <style:style style:name="T114" style:family="text">
      <style:text-properties officeooo:rsid="00522144"/>
    </style:style>
    <style:style style:name="T115" style:family="text">
      <style:text-properties officeooo:rsid="0053221f"/>
    </style:style>
    <style:style style:name="T116" style:family="text">
      <style:text-properties officeooo:rsid="0053fba9"/>
    </style:style>
    <style:style style:name="T117" style:family="text">
      <style:text-properties officeooo:rsid="005409cb"/>
    </style:style>
    <style:style style:name="T118" style:family="text">
      <style:text-properties officeooo:rsid="005536a2"/>
    </style:style>
    <style:style style:name="T119" style:family="text">
      <style:text-properties officeooo:rsid="0055e172"/>
    </style:style>
    <style:style style:name="T120" style:family="text">
      <style:text-properties officeooo:rsid="00568fed"/>
    </style:style>
    <style:style style:name="T121" style:family="text">
      <style:text-properties officeooo:rsid="005843e2"/>
    </style:style>
    <style:style style:name="T122" style:family="text">
      <style:text-properties officeooo:rsid="0059f3a5"/>
    </style:style>
    <style:style style:name="T123" style:family="text">
      <style:text-properties officeooo:rsid="005ad32d"/>
    </style:style>
    <style:style style:name="T124" style:family="text">
      <style:text-properties officeooo:rsid="005bfa94"/>
    </style:style>
    <style:style style:name="T125" style:family="text">
      <style:text-properties officeooo:rsid="005c94b8"/>
    </style:style>
    <style:style style:name="T126" style:family="text">
      <style:text-properties officeooo:rsid="005d384b"/>
    </style:style>
    <style:style style:name="T127" style:family="text">
      <style:text-properties officeooo:rsid="006150f7"/>
    </style:style>
    <style:style style:name="T128" style:family="text">
      <style:text-properties officeooo:rsid="0062d236"/>
    </style:style>
    <style:style style:name="T129" style:family="text">
      <style:text-properties officeooo:rsid="00635007"/>
    </style:style>
    <style:style style:name="T130" style:family="text">
      <style:text-properties officeooo:rsid="0063d265"/>
    </style:style>
    <style:style style:name="T131" style:family="text">
      <style:text-properties officeooo:rsid="00655580"/>
    </style:style>
    <style:style style:name="T132" style:family="text">
      <style:text-properties officeooo:rsid="00658e4a"/>
    </style:style>
    <style:style style:name="T133" style:family="text">
      <style:text-properties officeooo:rsid="006777e1"/>
    </style:style>
    <style:style style:name="T134" style:family="text">
      <style:text-properties officeooo:rsid="0068e22d"/>
    </style:style>
    <style:style style:name="T135" style:family="text">
      <style:text-properties officeooo:rsid="00691d98"/>
    </style:style>
    <style:style style:name="T136" style:family="text">
      <style:text-properties officeooo:rsid="006942a1"/>
    </style:style>
    <style:style style:name="T137" style:family="text">
      <style:text-properties officeooo:rsid="006ab227"/>
    </style:style>
    <style:style style:name="T138" style:family="text">
      <style:text-properties officeooo:rsid="006b5033"/>
    </style:style>
    <style:style style:name="T139" style:family="text">
      <style:text-properties officeooo:rsid="006c31a4"/>
    </style:style>
    <style:style style:name="T140" style:family="text">
      <style:text-properties officeooo:rsid="006d9459"/>
    </style:style>
    <style:style style:name="T141" style:family="text">
      <style:text-properties officeooo:rsid="006efb5a"/>
    </style:style>
    <style:style style:name="T142" style:family="text">
      <style:text-properties officeooo:rsid="0070c1b7"/>
    </style:style>
    <style:style style:name="T143" style:family="text">
      <style:text-properties officeooo:rsid="00711c74"/>
    </style:style>
    <style:style style:name="T144" style:family="text">
      <style:text-properties officeooo:rsid="00727222"/>
    </style:style>
    <style:style style:name="T145" style:family="text">
      <style:text-properties officeooo:rsid="0073ecf5"/>
    </style:style>
    <style:style style:name="T146" style:family="text">
      <style:text-properties officeooo:rsid="0075e2f0"/>
    </style:style>
    <style:style style:name="T147" style:family="text">
      <style:text-properties officeooo:rsid="0076e028"/>
    </style:style>
    <style:style style:name="T148" style:family="text">
      <style:text-properties officeooo:rsid="00788038"/>
    </style:style>
    <style:style style:name="T149" style:family="text">
      <style:text-properties officeooo:rsid="007920e0"/>
    </style:style>
    <style:style style:name="T150" style:family="text">
      <style:text-properties officeooo:rsid="007ad23a"/>
    </style:style>
    <style:style style:name="T151" style:family="text">
      <style:text-properties officeooo:rsid="007ba084"/>
    </style:style>
    <style:style style:name="T152" style:family="text">
      <style:text-properties officeooo:rsid="007c75cb"/>
    </style:style>
    <style:style style:name="T153" style:family="text">
      <style:text-properties officeooo:rsid="007d9888"/>
    </style:style>
    <style:style style:name="T154" style:family="text">
      <style:text-properties officeooo:rsid="007f7388"/>
    </style:style>
    <style:style style:name="T155" style:family="text">
      <style:text-properties officeooo:rsid="0080ec3f"/>
    </style:style>
    <style:style style:name="T156" style:family="text">
      <style:text-properties officeooo:rsid="0081ff61"/>
    </style:style>
    <style:style style:name="T157" style:family="text">
      <style:text-properties officeooo:rsid="00830824"/>
    </style:style>
    <style:style style:name="T158" style:family="text">
      <style:text-properties officeooo:rsid="00837ce4"/>
    </style:style>
    <style:style style:name="T159" style:family="text">
      <style:text-properties officeooo:rsid="0084b3a1"/>
    </style:style>
    <style:style style:name="T160" style:family="text">
      <style:text-properties officeooo:rsid="00869558"/>
    </style:style>
    <style:style style:name="T161" style:family="text">
      <style:text-properties officeooo:rsid="008881b2"/>
    </style:style>
    <style:style style:name="T162" style:family="text">
      <style:text-properties officeooo:rsid="0088df8a"/>
    </style:style>
    <style:style style:name="T163" style:family="text">
      <style:text-properties officeooo:rsid="008a5a2d"/>
    </style:style>
    <style:style style:name="T164" style:family="text">
      <style:text-properties officeooo:rsid="0090bcdd"/>
    </style:style>
    <style:style style:name="T165" style:family="text">
      <style:text-properties officeooo:rsid="009182ab"/>
    </style:style>
    <style:style style:name="T166" style:family="text">
      <style:text-properties officeooo:rsid="0093f716"/>
    </style:style>
    <style:style style:name="T167" style:family="text">
      <style:text-properties officeooo:rsid="00942739"/>
    </style:style>
    <style:style style:name="T168" style:family="text">
      <style:text-properties officeooo:rsid="009c8a0b"/>
    </style:style>
    <style:style style:name="T169" style:family="text">
      <style:text-properties officeooo:rsid="009fcc13"/>
    </style:style>
    <style:style style:name="T170" style:family="text">
      <style:text-properties officeooo:rsid="00a18001"/>
    </style:style>
    <style:style style:name="T171" style:family="text">
      <style:text-properties officeooo:rsid="00a4d2cf"/>
    </style:style>
    <style:style style:name="T172" style:family="text">
      <style:text-properties officeooo:rsid="00a56a79"/>
    </style:style>
    <style:style style:name="T173" style:family="text">
      <style:text-properties officeooo:rsid="00a6ffc4"/>
    </style:style>
    <style:style style:name="T174" style:family="text">
      <style:text-properties officeooo:rsid="00a8a57d"/>
    </style:style>
    <style:style style:name="T175" style:family="text">
      <style:text-properties officeooo:rsid="00aab4d2"/>
    </style:style>
    <style:style style:name="T176" style:family="text">
      <style:text-properties officeooo:rsid="00adec9a"/>
    </style:style>
    <style:style style:name="T177" style:family="text">
      <style:text-properties officeooo:rsid="00ae0ead"/>
    </style:style>
    <style:style style:name="T178" style:family="text">
      <style:text-properties officeooo:rsid="00ae242b"/>
    </style:style>
    <style:style style:name="T179" style:family="text">
      <style:text-properties officeooo:rsid="00b1aaa5"/>
    </style:style>
    <style:style style:name="T180" style:family="text">
      <style:text-properties officeooo:rsid="00b40159"/>
    </style:style>
    <style:style style:name="T181" style:family="text">
      <style:text-properties officeooo:rsid="00b4ce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190">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Dodatkowo, dalsza część rozdziału zapewnia narzędzia dla MG, który chciałby stworzyć swoją własną specjalizację, tak, by pasowała do wymogów danej gry lub kampanii.</text:p>
      <text:p text:style-name="P2">WYBIERANIE SPECJALIZACJI</text:p>
      <text:p text:style-name="P2">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9">l</text:span>nymi oznacza, że w tym świecie istnieją moce psioniczne, a Wyje do Księżyca oznacza istnienie w nim likantropów, a Pilotuje Statki Kosmiczne sprawia, że w settingu, no cóż, istnieją statki kosmiczne. </text:p>
      <text:p text:style-name="P2">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3">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4">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4">Na poziomach trzecim i szóstym, postać może wybrać zdolność z dwóch opcji.</text:p>
      <text:p text:style-name="P4"><text:soft-page-break/>Możesz także wybrać, czy chcesz rozwinąć historie będącą opisem danej specjalizacji (choć nie jest to wymagane).</text:p>
      <text:p text:style-name="P4">POŁĄCZENIA Z INNYMI BG</text:p>
      <text:p text:style-name="P5">Wybierz połączenie, które pasuje do specjalności. Jeśli jesteś MG wybierającym (lub tworzącym) jeden lub kilka specjalizacji dla swoich postaci, wybierz do 4 z poniższych połączeń.</text:p>
      <text:list xml:id="list29885851" text:style-name="L1">
        <text:list-item>
          <text:p text:style-name="P192">Wybierz innego BG. Z nieznanych Tobie powodów, ta postać jest kompletnie odporna na Twoje zdolności specjalizacji, niezależnie od tego, czy pragniesz mu nimi pomóc, czy zagrozić.</text:p>
        </text:list-item>
        <text:list-item>
          <text:p text:style-name="P192">Wybierz innego BG. Wiedziałeś o jego istnieniu przez lata, ale nie sądziłeś, że on Ciebie znał.</text:p>
        </text:list-item>
        <text:list-item>
          <text:p text:style-name="P192">Wybierz innego BG. Zawsze chcesz mu zaimponować, ale sam nie wiesz czemu.</text:p>
        </text:list-item>
        <text:list-item>
          <text:p text:style-name="P192">Wybierz innego BG. Ta postać ma nawyk, który Cię wkurza, ale poza tym jesteś pod wrażeniem jej zdolności.</text:p>
        </text:list-item>
        <text:list-item>
          <text:p text:style-name="P19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92">Wybierz innego BG. Jeśli znajduje się on w <text:span text:style-name="T73">bliski zasięgu kiedy walczysz, czasami zapewnia on atut, a czasami utrudnia Twój test na atak (szansa 50% na jedno lub drugie, rzucane raz na walkę).</text:span></text:p>
        </text:list-item>
        <text:list-item>
          <text:p text:style-name="P193">Wybierz innego BG. <text:span text:style-name="T73">Kiedyś ocaliłeś mu życie i teraz ma dług wdzięczności. Nie jesteś z tego jakoś bardzo zachwycony – zrobiłeś, co należało zrobić i tyle.</text:span></text:p>
        </text:list-item>
        <text:list-item>
          <text:p text:style-name="P194">Wybierz innego BG. Ta postać ostatnio Cię wyśmiała, co naprawdę Cię zraniło. Jak zamierzasz sobie z tym poradzić (jeśli w ogóle) zależy od Ciebie.</text:p>
        </text:list-item>
        <text:list-item>
          <text:p text:style-name="P19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95">Wybierz innego BG. Ta postać pochodzi z tego samego miejsca co ty i znaliście się jako dzieci. </text:p>
        </text:list-item>
        <text:list-item>
          <text:p text:style-name="P195">Wybierz innego BG. W przeszłości, nauczył on Cię paru trików dy wykorzystania w walce.</text:p>
        </text:list-item>
        <text:list-item>
          <text:p text:style-name="P195">Wybierz innego BG. Ta postać nie pochwala Twoich metod.</text:p>
        </text:list-item>
        <text:list-item>
          <text:p text:style-name="P19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95">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196"><text:soft-page-break/>Wybierz innego BG. Boisz się, że jest on zazdrosny o Twoje zdolności i martwisz się, że może to doprowadzić do problemów. </text:p>
        </text:list-item>
        <text:list-item>
          <text:p text:style-name="P196">Wybierz innego BG. Przypadkowo został złapany w pułapkę, którą założyłeś i musiał się wydostać z niej o własnych siłach.</text:p>
        </text:list-item>
        <text:list-item>
          <text:p text:style-name="P196">Wybierz innego BG. Kiedyś zostałeś zatrudniony, by wyśledzić kogoś, kto był blisko tej postaci.</text:p>
        </text:list-item>
        <text:list-item>
          <text:p text:style-name="P196">Wybierz dwóch BG (najlepiej takich, którzy mogą znaleźć się na trajektorii Twoich ataków). Kiedy nie trafiasz atakiem i MG decyduje, że atak uderzył w kogoś innego niż w Twój cel, trafia on w jedną tych dwóch postaci.</text:p>
        </text:list-item>
        <text:list-item>
          <text:p text:style-name="P196">Wybierz jednego BG. Nie jesteś pewien jak ani skąd, ale ta postać posiada butelki rzadkiego alkoholu i może go dla Ciebie sprowadzić za pół ceny.</text:p>
        </text:list-item>
        <text:list-item>
          <text:p text:style-name="P196">Wybierz jednego BG. Ostatnio straciłeś posiadany przedmiot i przekonałeś samego siebie, że to ten BG go skradł. Czy tak jest w istocie zależy od niego.</text:p>
        </text:list-item>
        <text:list-item>
          <text:p text:style-name="P197">Wybierz jednego BG. On zawsze zdaje się wiedzieć, gdzie jesteś, lub przynajmniej w którym kierunku się znajdujesz w relacji do niego.</text:p>
        </text:list-item>
        <text:list-item>
          <text:p text:style-name="P19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97">Wybierz jednego BG. Coś sprawia, że jego obecność przeszkadza w Twoich zdolnościach. Kiedy stoi on obok Ciebie, Twoje zdolności specjalizacyjne kosztują 1 dodatkowy punkt więcej.</text:p>
        </text:list-item>
        <text:list-item>
          <text:p text:style-name="P197">Wybierz jednego BG. Coś sprawia, że uzupełnia on Twoje zdolności. Kiedy stoi on obok Ciebie, pierwsza zdolność specjalizacji, z której korzystasz w ciągu danej doby, kosztuje 2 punkty mniej.</text:p>
        </text:list-item>
        <text:list-item>
          <text:p text:style-name="P197">Wybierz jednego BG. Znasz tą postać już jakiś czas, i pomogła ona C<text:span text:style-name="T75">i</text:span> zyskać kontrolę nad Twoimi zdolnościami specjalizacyjnymi.</text:p>
        </text:list-item>
        <text:list-item>
          <text:p text:style-name="P197"><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98">Wybierz jednego BG. Jego okazjonalna niezdarność i głośne zachowania irytują Cię.</text:p>
        </text:list-item>
        <text:list-item>
          <text:p text:style-name="P198">Wybierz jednego BG. W niedalekiej przeszłości, gdy trenowaliście, przypadkowo trafiłeś go swoim atakiem, poważnie go raniąc. To od niego zależy, czy żywi urazę, czy też może wybaczył tobie.</text:p>
        </text:list-item>
        <text:list-item>
          <text:p text:style-name="P198">Wybierz jednego BG. Wisi Ci on dużą sumę pieniędzy.</text:p>
        </text:list-item>
        <text:list-item>
          <text:p text:style-name="P19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98"><text:soft-page-break/>Wybierz jednego BG. Niedawno, przypadkowo (lub celowo) sprawił on, że znalazłeś się w niebezpieczeństwie. Wszystko z Tobą teraz w porządku, ale masz się na baczności w jego obecności.</text:p>
        </text:list-item>
        <text:list-item>
          <text:p text:style-name="P199">Wybierz jednego BG. Z Twojego punktu widzenia, wydaje się on nerwowy w związku z pewną ideą, osobą lub sytuacją. Chciałbyś nauczyć go jak być bardziej wyluzowanym (jeśli tylko Ci na to pozwoli).</text:p>
        </text:list-item>
        <text:list-item>
          <text:p text:style-name="P199">Wybierz jednego BG. Kiedyś nazwał Cię on tchórzem.</text:p>
        </text:list-item>
        <text:list-item>
          <text:p text:style-name="P199">Wybierz jednego BG. Ta postać zawsze rozpoznaje Cię i Twoje ślady, nawet kiedy jesteś w przebraniu lub uciekłeś z danego miejsca dawno temu.</text:p>
        </text:list-item>
        <text:list-item>
          <text:p text:style-name="P199">Wybierz jednego BG. Niechcący spowodowałeś wypadek, który sprawił, że zapadł on w sen tak głęboki, że nie obudził się przez trzy dni. To, czy Ci wybaczył, czy też nie, zależy od niego.</text:p>
        </text:list-item>
        <text:list-item>
          <text:p text:style-name="P199">Wybierz jednego BG. Jesteś przekonany, że jesteście w jakiś sposób spokrewnieni.</text:p>
        </text:list-item>
        <text:list-item>
          <text:p text:style-name="P199">Wybierz jednego BG. Przypadkowo dowiedziałeś się czegoś, co on próbuje utrzymać w tajemnicy. </text:p>
        </text:list-item>
        <text:list-item>
          <text:p text:style-name="P199">Wybierz jednego BG. Jest on szczególnie wrażliwy na co bardziej widocznie zdolności Twojej specjalizacji, i czasami doznaje szoku trwającego parę rund, co utrudnia jego akcje. </text:p>
        </text:list-item>
        <text:list-item>
          <text:p text:style-name="P199">Wybierz jednego BG. Najwyraźniej posiada on cenny przedmiot, który kiedyś był Twój, a który przegrałeś w grach hazardowych lata temu.</text:p>
        </text:list-item>
        <text:list-item>
          <text:p text:style-name="P199">Wybierz jednego BG. Gdyby nie Ty, ta postać oblałaby w przeszłości test zdolności umysłowych.</text:p>
        </text:list-item>
        <text:list-item>
          <text:p text:style-name="P199">Wybierz jednego BG. Bazując na paru komentarzach, które podsłuchałeś, podejrzewasz, że nie darzy on Twojej strefy kompetencji lub ulubionego hobby wielką estymą. </text:p>
        </text:list-item>
        <text:list-item>
          <text:p text:style-name="P20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200">Wybierz jednego BG. Panicznie boi się on wysokości. Chciałbyś nauczyć go, jak być bardziej wyluzowanym na wysokościach. To od niego zależy decyzja, czy się zgodzi zaakceptować Twoją pomoc.</text:p>
        </text:list-item>
        <text:list-item>
          <text:p text:style-name="P200">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201">Wybierz jednego BG. Ma on talent do dostrzegania, gdzie Twoje plany mają słabe punkty.</text:p>
        </text:list-item>
        <text:list-item>
          <text:p text:style-name="P201">Wybierz jednego BG. Twarz tej postaci jest tak intrygująca z powodów, których nie rozumiesz, że czasami ją szkicujesz w piasku lub innym medium, do którego masz dostęp.</text:p>
        </text:list-item>
        <text:list-item>
          <text:p text:style-name="P201">Wybierz jednego BG. Ta postać ma dodatkowy zwykły przedmiot od Ciebie – może to być coś, co zrobiłeś lub po prostu coś, co jej ofiarowałeś. (Dany gracz wybiera przedmiot.)</text:p>
        </text:list-item>
        <text:list-item>
          <text:p text:style-name="P201"><text:soft-page-break/>Wybierz jednego BG. Wynajął on Cię, byś wykonał dla niego pewną robotę. Otrzymałeś zapłatę, ale jeszcze nie wykonałeś tej pracy.</text:p>
        </text:list-item>
        <text:list-item>
          <text:p text:style-name="P201">Wybierz jednego BG. Pracowaliście razem kiedyś, i skończyło się to źle.</text:p>
        </text:list-item>
        <text:list-item>
          <text:p text:style-name="P201">Wybierz jednego BG. Kiedy stoi on obok Ciebie i poświęca swoją akcję na skoncentrowanie się, by ci pomóc, <text:s/>jedna z Twoich zdolności specjalizacji ma podwojony zasięg.</text:p>
        </text:list-item>
      </text:list>
      <text:p text:style-name="P6">O SPECJALIZACJI</text:p>
      <text:p text:style-name="P6">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6">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6">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4">łc</text:span>zesnej, takiej jak horror, urban fantasy, sesja szpiegowska lub coś podobnego, możesz rozbudować opisy, jak pokazano w poniższych przykładach.</text:p>
      <text:p text:style-name="P6">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7">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8">Najpewniej dbasz o swoją pracę bardziej niż o trywialności pokroju własnego wyglądu, miłe zachowanie, lub społeczne normy, jednakże, ekscentryk Twojego pokroju nawet tutaj może się wyłamywać stereotypom. </text:p>
      <text:p text:style-name="P8"><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8">SPECJALIZACJE</text:p>
      <text:p text:style-name="P9">Pełen opis wszystkich zdolności można znaleźć w odpowiednim rozdziale, który ma opisy typów, posmaków i zdolności w jednym bogatym katalogu.</text:p>
      <text:p text:style-name="P15">Absorbuje Energię</text:p>
      <text:p text:style-name="P13">Władasz energią i zamieniasz ją na inne jej rodzaje.</text:p>
      <text:p text:style-name="P13">Poziom 1: Absorpcja Energii Kinetycznej</text:p>
      <text:p text:style-name="P13">Poziom 1: Wyzwolenie Energii</text:p>
      <text:p text:style-name="P13">Poziom 2: Zasilenie Przedmiotu</text:p>
      <text:p text:style-name="P13">Poziom 3: <text:span text:style-name="T132">A</text:span>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a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r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58">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a MG: Robot zostaje zhackowany, działa randomowo lub niespodziewanie wybucha.</text:p>
      <text:p text:style-name="P14">Chroni Słabszych</text:p>
      <text:p text:style-name="P27">Pomagasz słabszym, pragnącym pomocy i bezsilnym.</text:p>
      <text:p text:style-name="P25"><text:span text:style-name="T79">Poziom</text:span> 1: <text:span text:style-name="T79">Odwaga</text:span></text:p>
      <text:p text:style-name="P26"><text:span text:style-name="T79">Poziom</text:span> 1: <text:span text:style-name="T79">Tarcza Obronna</text:span></text:p>
      <text:p text:style-name="P26"><text:span text:style-name="T79">Poziom</text:span> 2: <text:span text:style-name="T80">Wierny Obrońca</text:span></text:p>
      <text:p text:style-name="P26"><text:span text:style-name="T79">Poziom</text:span> 2: <text:span text:style-name="T80">Empatia</text:span></text:p>
      <text:p text:style-name="P26"><text:span text:style-name="T79">Poziom</text:span> 3: <text:span text:style-name="T80">Podwójni Bronieni lub Prawdziwy Strażnik</text:span></text:p>
      <text:p text:style-name="P26"><text:span text:style-name="T79">Poziom</text:span> 4: <text:span text:style-name="T80">Wyzwanie Bojowe</text:span></text:p>
      <text:p text:style-name="P26"><text:span text:style-name="T79">Poziom</text:span> 5: <text:span text:style-name="T80">Chętna Ofiara</text:span></text:p>
      <text:p text:style-name="P26"><text:span text:style-name="T79">Poziom</text:span> 6: Res<text:span text:style-name="T80">uscytacja lub Prawdziwy Obrońca</text:span></text:p>
      <text:p text:style-name="P28">Wtrącenia MG: Postać skupiona na ochronie innych może czasami wystawić samą siebie do ataku.</text:p>
      <text:p text:style-name="P14">Chroni Wrota</text:p>
      <text:p text:style-name="P55">Każdy chce mieć Ciebie po swojej stronie w walce, ponieważ nic Cię nie omija.</text:p>
      <text:p text:style-name="P55">Poziom 1: Ufortyfikowana Pozycja</text:p>
      <text:p text:style-name="P55">Poziom 1: Do Mnie!</text:p>
      <text:p text:style-name="P55">Poziom 2: Moc i Umysł</text:p>
      <text:p text:style-name="P55">Poziom 3: Budujący Umocnienia lub Odbicie Ataków</text:p>
      <text:p text:style-name="P55">Poziom 4: Większa Ulepszona Moc</text:p>
      <text:p text:style-name="P55">Poziom 5: Pole Wzmacniające</text:p>
      <text:p text:style-name="P55">Poziom 6: Generacja Pola Siłowego lub Atak Oszałamiający</text:p>
      <text:p text:style-name="P56">Wtrącenia MG: Strategicznie ważna struktura się zapada. Wróg atakuje z niespodziewanej strony.</text:p>
      <text:p text:style-name="P14"><text:soft-page-break/>Dotyka Nieba</text:p>
      <text:p text:style-name="P55">Kontrolujesz pogodę.</text:p>
      <text:p text:style-name="P55">Poziom 1: Unoszenie się</text:p>
      <text:p text:style-name="P55">Poziom 2: <text:span text:style-name="T81">Zbroja Wiatru</text:span></text:p>
      <text:p text:style-name="P55">Poziom 3: <text:span text:style-name="T81">Promienie Mocy lub</text:span> <text:span text:style-name="T81">Przywołanie Burzy</text:span></text:p>
      <text:p text:style-name="P55">Poziom 4: <text:span text:style-name="T81">Jeździec Wiatru</text:span></text:p>
      <text:p text:style-name="P55">Poziom 5: <text:span text:style-name="T81">Emisja Zimna</text:span></text:p>
      <text:p text:style-name="P55">Poziom 6: <text:span text:style-name="T81">Kontrola Pogody lub</text:span> <text:span text:style-name="T81">Rydwan Wiatru</text:span></text:p>
      <text:p text:style-name="P57">Wtrącenia MG: Sojusznik jest przypadkowo trafiony przez błyskawicę. Niespodziewane uziemienie zadaje obrażenia. Pogoda jest zmieniona w niewłaściwy sposób i burza wyrywa się spod kontroli. </text:p>
      <text:p text:style-name="P14">Działa pod Przykrywką</text:p>
      <text:p text:style-name="P59">Pod przebraniem kogoś innego, szukasz odpowiedzi, które potężni tego świata pragną zachować dla siebie. </text:p>
      <text:p text:style-name="P60">(Ktoś kto Działa pod Przykrywką może mieć zestaw do przebierania się jako dodatkowy ekwipunek).</text:p>
      <text:p text:style-name="P60">Poziom 1: Śledztwo</text:p>
      <text:p text:style-name="P60">Poziom 2: Przebranie</text:p>
      <text:p text:style-name="P60">Poziom 3: Agent-Prowokator lub Bieg i Walka</text:p>
      <text:p text:style-name="P60">Poziom 4: Niezłe Oszustwo</text:p>
      <text:p text:style-name="P60">Poziom 5: Korzystanie z Dostępnych Opcji</text:p>
      <text:p text:style-name="P60">Poziom 6: Zaufaj Swemu Szcześciu lub Śmiertelny Cios</text:p>
      <text:p text:style-name="P60">Wtrącenia MG: Pech może zepsuć najlepszy plan. Przebrenie zawodzi. Sprzymierzeńcy okazują się również być agentami.</text:p>
      <text:p text:style-name="P14">Dzierży Dwie Bronie Naraz</text:p>
      <text:p text:style-name="P60">Dzierżysz stal w obydwu rękach, gotowy stanąć naprzeciwko każdego wroga. </text:p>
      <text:p text:style-name="P60">Poziom 1: Podwójne Władanie Lekkimi Broniami </text:p>
      <text:p text:style-name="P60">Poziom 2: Podwójny Cios</text:p>
      <text:p text:style-name="P60">Poziom 2: Infiltrator</text:p>
      <text:p text:style-name="P60">Poziom 3: Podwójne Władanie Średnią Bronią lub Precyzyjne Cięcie</text:p>
      <text:p text:style-name="P60">Poziom 4: Podwójna Obrona</text:p>
      <text:p text:style-name="P60">Poziom 5: Podwójne Rozproszenie Uwagi</text:p>
      <text:p text:style-name="P60">Poziom 6: Rozbrojenie lub Wielokrotny Atak</text:p>
      <text:p text:style-name="P60">Wtrącenia MG: Ostrze łamie się w połowie lub broń wypada z dłoni swego nosiciela. </text:p>
      <text:p text:style-name="P14"><text:soft-page-break/>Dzierży Magiczną Broń</text:p>
      <text:p text:style-name="P61">Posiadasz broń o dziwnych właściwościach i Twoja wiedza o jej mocy pozwoliła Ci stworzyć unikalny styl walki.</text:p>
      <text:p text:style-name="P61">Poziom 1: Zaczarowana Broń</text:p>
      <text:p text:style-name="P61">Poziom 1: Wrodzona Moc</text:p>
      <text:p text:style-name="P61">Poziom 1: Naładowanie Broni</text:p>
      <text:p text:style-name="P61">Poziom 2: Uderzenie Mocy</text:p>
      <text:p text:style-name="P61">Poziom 3: Szybki Atak lub Rzut Zaczarowaną Bronią</text:p>
      <text:p text:style-name="P61">Poziom 4: Broń Defensywna</text:p>
      <text:p text:style-name="P61">Poziom 5: Zaczarowany Ruch</text:p>
      <text:p text:style-name="P61">Poziom 6: Smiertelny Cios lub Wielokrotny Atak</text:p>
      <text:p text:style-name="P61">Wtrącenia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61">Możesz latać i jesteś supersilny, ciężki w uszkodzeniu, a także szybki. Czy jest coś, czego nie możesz zrobić?</text:p>
      <text:p text:style-name="P61">Poziom 1: Unoszenie się</text:p>
      <text:p text:style-name="P61">Poziom 2: Większy Ulepszony Potencjał</text:p>
      <text:p text:style-name="P61">Poziom 3: Ukryta Siła lub Rentgen w Oczach</text:p>
      <text:p text:style-name="P61">Poziom 4: W Mgnieniu Oka</text:p>
      <text:p text:style-name="P61">Poziom 4: Rozpęd</text:p>
      <text:p text:style-name="P61">Poziom 5: Jeszcze Żywy</text:p>
      <text:p text:style-name="P61">Poziom 6: palące światło lub Zignorowanie Przeszkody</text:p>
      <text:p text:style-name="P61">Wtrącenia MG: Nemezis Cię odnajduje. Odnaleziono dziwny materiał, któy niweluje moce postacu. </text:p>
      <text:p text:style-name="P14">Gra w Zbyt Wiele Gier</text:p>
      <text:p text:style-name="P61">Lekcje, refleks i strategie, których się nauczyłeś, grając w zbyt wiele gier, mają zastosowanie w prawdziwym życiu, gdzie ludzie, którzy nie grają dostatecznie dużo muszą się szczególnie męczyć. </text:p>
      <text:p text:style-name="P61">Poziom 1: <text:span text:style-name="T82">Lekcje z Gier</text:span></text:p>
      <text:p text:style-name="P61">Poziom 1: Gamer</text:p>
      <text:p text:style-name="P61">Poziom 2: <text:span text:style-name="T82">Oczy Przyzwyczajone do Ciemności</text:span></text:p>
      <text:p text:style-name="P61">Poziom 2: <text:span text:style-name="T82">Odporność na Sztuczki</text:span></text:p>
      <text:p text:style-name="P61">Poziom 3: <text:span text:style-name="T82">Cel Snipera lub</text:span> <text:span text:style-name="T82">Ulepszone Skupienie w Szybkości</text:span></text:p>
      <text:p text:style-name="P61"><text:soft-page-break/>Poziom 4: <text:span text:style-name="T82">Gierki Umysłowe</text:span></text:p>
      <text:p text:style-name="P61">Poziom 4: <text:span text:style-name="T82">Ulepszony Intelekt</text:span></text:p>
      <text:p text:style-name="P61">Poziom 5: <text:span text:style-name="T82">Wytrzymałość Gracza</text:span></text:p>
      <text:p text:style-name="P61">Poziom 6: <text:span text:style-name="T82">Regeneracja Umysłu</text:span> <text:span text:style-name="T82">lub Bóg Gier</text:span></text:p>
      <text:p text:style-name="P62">Wtrącenia MG: Chybiony atak trafie nie ten cel. Ekwipunek siępsuje. Czasami ludzie reaguję nagatywnie na kogoś, kto przeżył większość swego życia w wyimaginowanych światach gier.</text:p>
      <text:p text:style-name="P14">Grzmi</text:p>
      <text:p text:style-name="P63">Emitujesz destruktywne dźwięki i manipulujesz nimi.</text:p>
      <text:p text:style-name="P63">Poziom 1: Promień Grzmotu</text:p>
      <text:p text:style-name="P63">Poziom 2: Bariera Konwersji Dźwięku</text:p>
      <text:p text:style-name="P63">Poziom 3: Tłumienie Dźwięków lub Echolokacja</text:p>
      <text:p text:style-name="P63">Poziom 4: Okrzyk Roztrzaskania</text:p>
      <text:p text:style-name="P63">Poziom 5: Subsoniczny Hałas</text:p>
      <text:p text:style-name="P63">Poziom 5: Wzmocnienie Dźwięku</text:p>
      <text:p text:style-name="P63">Poziom 6: Trzęsienie Ziemi lub Śmiertelna Wibracja</text:p>
      <text:p text:style-name="P63">Wtrącenia MG: Głośne hałasy przyciągają uwagę.</text:p>
      <text:p text:style-name="P14">Ignoruje Fizyczny Dystans</text:p>
      <text:p text:style-name="P63">Możesz się teleportować w jedno miejsce z drugiego poprzez krótki pobyt w równoległym wymiarze.</text:p>
      <text:p text:style-name="P63">Poziom 1: <text:span text:style-name="T83">Wymiarowy Ścisk</text:span></text:p>
      <text:p text:style-name="P63">Poziom 2: <text:span text:style-name="T83">Oportunista</text:span></text:p>
      <text:p text:style-name="P63">Poziom 3: <text:span text:style-name="T83">Obronna Teleportacja lub</text:span> <text:span text:style-name="T83">Skoki Teleportacyjne</text:span></text:p>
      <text:p text:style-name="P63">Poziom 4: <text:span text:style-name="T83">Krótka Teleportacja</text:span></text:p>
      <text:p text:style-name="P63">Poziom 5: <text:span text:style-name="T83">Średnia Teleportacja</text:span></text:p>
      <text:p text:style-name="P63">Poziom 6: Teleporta<text:span text:style-name="T83">cja lub</text:span> <text:span text:style-name="T83">Rana Teleportacyjna</text:span></text:p>
      <text:p text:style-name="P64">Wtrącenia MG: Teleportacja kończy się źle, umieszczając postać w niebezpiecznym miejscu. Bezwładność (np.: wskutek spadania) trwa podczas teleportacji, raniąc postać. </text:p>
      <text:p text:style-name="P14">Infiltruje</text:p>
      <text:p text:style-name="P65">Subtelność, chytrość i ukradkowość pozwalają Ci na dostęp tam, gdzie inni nie mogą.</text:p>
      <text:p text:style-name="P65">Poziom 1: Umiejętności Złodzieja</text:p>
      <text:p text:style-name="P65">Poziom 1: Wyczucie Pobudek</text:p>
      <text:p text:style-name="P65">Poziom 2: Impersonacja</text:p>
      <text:p text:style-name="P65">Poziom 2: Ucieczka, nie Walka</text:p>
      <text:p text:style-name="P65"><text:soft-page-break/>Poziom 3: Świadomość lub Umiejętny Atak</text:p>
      <text:p text:style-name="P65">Poziom 4: Niewidzialność</text:p>
      <text:p text:style-name="P65">Poziom 5: Unik</text:p>
      <text:p text:style-name="P65">Poziom 6: Pranie Mózgu lub Odsunięcie się</text:p>
      <text:p text:style-name="P65">Wtrącenia MG: Szpiegów traktuje się okrutnie, gdy się ich złapie. Ich sprzymierzeńcy się ich wypierają. Pewnych sekretów lepiej nigdy nie poznać.</text:p>
      <text:p text:style-name="P14">Interpretuje Prawo</text:p>
      <text:p text:style-name="P65">Jest twoją rzeczą naginanie innych do swoich poglądów.</text:p>
      <text:p text:style-name="P65">Poziom 1: <text:span text:style-name="T84">Dyplomata</text:span></text:p>
      <text:p text:style-name="P65">Poziom 1: <text:span text:style-name="T84">Wiedza Prawnicza</text:span></text:p>
      <text:p text:style-name="P65">Poziom 2: Deb<text:span text:style-name="T84">ata</text:span></text:p>
      <text:p text:style-name="P65">Poziom 3: <text:span text:style-name="T84">Przydatna Pomoc lub Ulepszone Skupienie w Inteligencji</text:span></text:p>
      <text:p text:style-name="P65">Poziom 4: <text:span text:style-name="T84">Przerażenie</text:span></text:p>
      <text:p text:style-name="P65">Poziom 5: <text:span text:style-name="T84">Nikt nie Wie Lepiej</text:span></text:p>
      <text:p text:style-name="P65">Poziom 6: <text:span text:style-name="T84">Większy Ulepszony Potencjał lub</text:span> <text:span text:style-name="T84">Prawnik-Stażysta</text:span></text:p>
      <text:p text:style-name="P66">Wtrącenia MG: Ludzie nie lubią wszystkowiedzących. Rozproszenie lub przeszkodzenie przeszkadza w argumencie prawniczym.</text:p>
      <text:p text:style-name="P14">Istnieje Częściowo Poza Fazą</text:p>
      <text:p text:style-name="P67">Częściowo przezroczysty, jesteś w części poza fazą i możesz się przemieszczać przez ciała stałe. </text:p>
      <text:p text:style-name="P67">Poziom 1: Przechodzenie Przez Ściany</text:p>
      <text:p text:style-name="P67">Poziom 2: Defensywne Znikanie</text:p>
      <text:p text:style-name="P67">Poziom 3: Atak Fazowy lub Drzwi Fazowe</text:p>
      <text:p text:style-name="P67">Poziom 4: Duch</text:p>
      <text:p text:style-name="P67">Poziom 5: Nietykalny</text:p>
      <text:p text:style-name="P67">Poziom 6: Ulepszony Atak Fazowy lub Wyfazowanie Wroga</text:p>
      <text:p text:style-name="P67">Wtrącenia MG: Postać wyfazowuje się w nieznany wymiar. Postać gubi się w dużym ciele stałym. </text:p>
      <text:p text:style-name="P17">Istnieje w Dwóch Miejscach Naraz</text:p>
      <text:p text:style-name="P67">Istniejesz w dwóch miejscach w tym samym czasie.</text:p>
      <text:p text:style-name="P68">Poziom 1: <text:span text:style-name="T85">Kopia</text:span></text:p>
      <text:p text:style-name="P68">Poziom 2: <text:span text:style-name="T85">Dzielone Zmysły</text:span></text:p>
      <text:p text:style-name="P68">Poziom 3: <text:span text:style-name="T85">Ulepszona Kopia lub</text:span> <text:span text:style-name="T85">Odporna Kopia</text:span></text:p>
      <text:p text:style-name="P68">Poziom 4: <text:span text:style-name="T85">Przekaz Obrażeń</text:span></text:p>
      <text:p text:style-name="P68"><text:soft-page-break/>Poziom 5: <text:span text:style-name="T85">Skoordynowany Wysiłek</text:span></text:p>
      <text:p text:style-name="P68">Poziom 6: <text:span text:style-name="T85">Wielość lub</text:span> <text:span text:style-name="T85">Odporna Kopia</text:span></text:p>
      <text:p text:style-name="P68"><text:span text:style-name="T85">Wtrącenia MG</text:span>: <text:span text:style-name="T85">Obserwacja świata z dwóch odmiennych perspektyw dezorientuje postać, powodując zawroty głowy, wymioty lub konfuzję.</text:span></text:p>
      <text:p text:style-name="P14">Izoluje Umysł od Ciała</text:p>
      <text:p text:style-name="P69">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69">Wtrącenia MG: Ponowne połączenie ciała i umysłu może czasami być dezorientujące i wymagać od postaci spędzenia paru minut na dostrajaniu się. </text:p>
      <text:p text:style-name="P14">Jaśnieje Światłością</text:p>
      <text:p text:style-name="P29"><text:span text:style-name="T86">Możesz tworzyć ś</text:span><text:span text:style-name="T90">w</text:span><text:span text:style-name="T86">iatło, kształtować je, naginać lub gromadzić jako broń. </text:span></text:p>
      <text:p text:style-name="P25">Poziom 1: <text:span text:style-name="T90">Oświecony</text:span></text:p>
      <text:p text:style-name="P25">Poziom 1: <text:span text:style-name="T90">Dotyk Oświecenia</text:span></text:p>
      <text:p text:style-name="P25">Poziom 2: <text:span text:style-name="T90">Oszałamiające Światło</text:span></text:p>
      <text:p text:style-name="P25">Poziom 3: <text:span text:style-name="T90">Palące Światło lub Umiejętna Obrona</text:span></text:p>
      <text:p text:style-name="P25">Poziom 4: <text:span text:style-name="T90">Światło Słońca </text:span></text:p>
      <text:p text:style-name="P25">Poziom 5: <text:span text:style-name="T90">Niewidzialność</text:span></text:p>
      <text:p text:style-name="P25">Poziom 6: <text:span text:style-name="T90">Żywe Światło lub Pole Obronne</text:span></text:p>
      <text:p text:style-name="P30">Wtrącenia MG: Sprzymierzeńcy są przypadkowo oszołomieni lub oślepieni. Jasne błyski przywołują strażników. </text:p>
      <text:p text:style-name="P14">Jest Bardzo Silny</text:p>
      <text:p text:style-name="P72">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72">Wtrącenia MG: Łatwo jest zniszczyć delikatne przedmioty lub kogoś przypadkowo zranić</text:p>
      <text:p text:style-name="P14">Jest Idolem Milionów</text:p>
      <text:p text:style-name="P72">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70">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70"><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73">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73">Wtrącenia MG: Pewne sekrety są zbyt okropne, by je poznać.</text:p>
      <text:p text:style-name="P14"><text:span text:style-name="T4">J</text:span>est Jednoosobowym Bastionem</text:p>
      <text:p text:style-name="P71">Twoja zbroja, wraz z Twoim rozmiarem, siłą, treningiem lub wszczepami bionicznymi, czyni Ciętrudnym do przemieszczenia lub zaatakowania.</text:p>
      <text:p text:style-name="P71">(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71">Wtrącenia MG: Zbroja się uszkadza. Mali wrogowie atakują Cię w sprytny sposób. </text:p>
      <text:p text:style-name="P14">Jest Mistrzem Obrony</text:p>
      <text:p text:style-name="P31">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75">Wtrącenia MG: Tarcza pęka przy trafieniu, jak i bronie, którymi się blokuje. Paski od pancerza pękają.</text:p>
      <text:p text:style-name="P18">Jest Poszukiwany Przez Prawo</text:p>
      <text:p text:style-name="P74"><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75">Wtrącenia MG: Większość ludzi nie reaguje dobrze na poszukiwanego listem gończym w swoich szeregach.</text:p>
      <text:p text:style-name="P14"><text:soft-page-break/>Jest Stworzony z Kamienia</text:p>
      <text:p text:style-name="P80">Twoje ciało jest stworzone z twardego minerału, czyniąc się twardym, ciężkim do zranienia humanoidem.</text:p>
      <text:p text:style-name="Text_20_body">Poziom 1: <text:span text:style-name="T100">Ciało Golema</text:span></text:p>
      <text:p text:style-name="Text_20_body">Poziom 1: <text:span text:style-name="T100">Uzdrawianie Golema</text:span></text:p>
      <text:p text:style-name="Text_20_body">Poziom 2: <text:span text:style-name="T100">Chwyt Golema</text:span></text:p>
      <text:p text:style-name="P76">Poziom 3: <text:span text:style-name="T100">Wyszkolony Miażdżyciel</text:span></text:p>
      <text:p text:style-name="Text_20_body">Poziom 3: <text:span text:style-name="T100">Tupnięcie Golema lub</text:span> <text:span text:style-name="T100">Uzbrojenie</text:span></text:p>
      <text:p text:style-name="Text_20_body">Poziom 4: <text:span text:style-name="T100">Głębokie Rezerwy</text:span></text:p>
      <text:p text:style-name="Text_20_body">Poziom 5: <text:span text:style-name="T100">Wyspecjalizowany Pięściarz</text:span></text:p>
      <text:p text:style-name="Text_20_body">Poziom 5: <text:span text:style-name="T100">Jak Posąg</text:span></text:p>
      <text:p text:style-name="Text_20_body">Poziom 6: Ultra <text:span text:style-name="T100">Wzmocnienie lub Regeneracja Umysłu</text:span></text:p>
      <text:p text:style-name="P80">Wtrącenia MG: Istoty z kamienia czasami zapominają o własnej sile lub wadze. Chodzący posąg może przerazić zwykłych ludzi.</text:p>
      <text:p text:style-name="P14">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81">(Ktoś to Jeździ Jak Maniak potrzebuje dostępu do pojazdu.)</text:p>
      <text:p text:style-name="Text_20_body">Poziom 1: <text:span text:style-name="T101">Kierowca</text:span></text:p>
      <text:p text:style-name="Text_20_body">Poziom 1: <text:span text:style-name="T101">Atak Podczas Kierowania</text:span></text:p>
      <text:p text:style-name="Text_20_body">Poziom 2: <text:span text:style-name="T101">Surfer Aut</text:span></text:p>
      <text:p text:style-name="Text_20_body">Poziom 2: <text:span text:style-name="T101">Pojedynek Spojrzeń</text:span></text:p>
      <text:p text:style-name="Text_20_body">Poziom 3: <text:span text:style-name="T101">Doświadczony Kierowca lub</text:span> <text:span text:style-name="T101">Ulepszone Skupienie w Szybkości</text:span></text:p>
      <text:p text:style-name="Text_20_body">Poziom 4: <text:span text:style-name="T101">Bystrooki</text:span></text:p>
      <text:p text:style-name="Text_20_body">Poziom 4: <text:span text:style-name="T101">Ulepszona Szybkość</text:span></text:p>
      <text:p text:style-name="Text_20_body">Poziom 5: <text:span text:style-name="T101">Coś na Drodze</text:span></text:p>
      <text:p text:style-name="Text_20_body">Poziom 6: <text:span text:style-name="T101">Uzdolniony Kierowca lub</text:span> <text:span text:style-name="T102">Ś</text:span><text:span text:style-name="T101">miertelne Obrażenia</text:span></text:p>
      <text:p text:style-name="P76"><text:span text:style-name="T101">Wtrącenia MG: Silnik odmawia posłuszeństwa. Most na końcu drogi jest wyłączony z ruchu. Przednia szyba się roztr</text:span><text:span text:style-name="T102">z</text:span><text:span text:style-name="T101">askuje. Ktoś nagle wyskakuje na przód pojazdu.</text:span></text:p>
      <text:p text:style-name="P14">Kocha Pustkę</text:p>
      <text:p text:style-name="P82">Kiedy jesteś tylko Ty, Twój skafander kosmiczny i panorama niekończących się gwiazd, osiągasz stan spokoju.</text:p>
      <text:p text:style-name="Text_20_body"><text:span text:style-name="T102">Opcja do podmiany</text:span>: <text:span text:style-name="T103">Mam Kombinezon Kosmiczny, Będę Podróżnikiem</text:span> </text:p>
      <text:p text:style-name="Text_20_body"><text:soft-page-break/>Poziom 1: <text:span text:style-name="T102">Umiejętności Kosmiczne</text:span></text:p>
      <text:p text:style-name="Text_20_body">Poziom 1: <text:span text:style-name="T102">Przyzwyczajony do Mikrograwitacji</text:span></text:p>
      <text:p text:style-name="Text_20_body">Poziom 2: <text:span text:style-name="T102">Ulepszone Skupienie w Szybkości</text:span></text:p>
      <text:p text:style-name="Text_20_body">Poziom 2: <text:span text:style-name="T102">Ulepszona Muskulatura</text:span></text:p>
      <text:p text:style-name="Text_20_body">Poziom 3: <text:span text:style-name="T102">Walka w Kosmosie lub</text:span> <text:span text:style-name="T102">Zbroja Fuzyjna</text:span></text:p>
      <text:p text:style-name="Text_20_body">Poziom 4: <text:span text:style-name="T102">Cichy jak Kosmos</text:span></text:p>
      <text:p text:style-name="Text_20_body">Poziom 4: <text:span text:style-name="T102">Odepchnięcie i Rzut</text:span></text:p>
      <text:p text:style-name="Text_20_body">Poziom 5: <text:span text:style-name="T102">Uniki w Mikrograwitacji</text:span></text:p>
      <text:p text:style-name="Text_20_body">Poziom 6: <text:span text:style-name="T102">Wystrzał Mikrograwitacyjny lub</text:span> <text:span text:style-name="T102">Pole Reakcyjne</text:span></text:p>
      <text:p text:style-name="P82">Wtrącenia MG: Kombinezony kosmiczne mogą się zepsuć. Wskaźniki poziomu tlenu czasami mogą być mylące. Mikrometeoryty są powszechne w kosmosie.</text:p>
      <text:p text:style-name="P14">Kontroluje Bestie</text:p>
      <text:p text:style-name="P83">Masz rzadką zdolność komunikowania się i przewodzenia bestiom.</text:p>
      <text:p text:style-name="Text_20_body">Poziom 1: <text:span text:style-name="T104">Zwierzęcy Kompan</text:span></text:p>
      <text:p text:style-name="Text_20_body">Poziom 2: <text:span text:style-name="T104">Ukojenie Dzikiego</text:span></text:p>
      <text:p text:style-name="Text_20_body">Poziom 2: <text:span text:style-name="T104">Komunikacja</text:span></text:p>
      <text:p text:style-name="Text_20_body">Poziom 3: <text:span text:style-name="T104">Rumak</text:span> <text:span text:style-name="T104">lub</text:span> <text:span text:style-name="T104">Silniejsi Razem</text:span></text:p>
      <text:p text:style-name="Text_20_body">Poziom 4: <text:span text:style-name="T104">Oczy Bestii</text:span></text:p>
      <text:p text:style-name="Text_20_body">Poziom 4: <text:span text:style-name="T104">Ulepszony Kompan</text:span></text:p>
      <text:p text:style-name="Text_20_body">Poziom 5: <text:span text:style-name="T104">Zew Dziczy</text:span></text:p>
      <text:p text:style-name="Text_20_body">Poziom 6: <text:span text:style-name="T104">Jak Jedna Istota</text:span> <text:span text:style-name="T104">lub</text:span> <text:span text:style-name="T104">Kontrola Dzikiej Bestii</text:span></text:p>
      <text:p text:style-name="P83">Wtrącenia MG: Społeczność jest niechętna dzikim zwierzęciom. Bestia wyrwane spod kontroli stają się prawdziwym niebezpieczeństwem. </text:p>
      <text:p text:style-name="P19">Kontroluje Grawitację</text:p>
      <text:p text:style-name="P83">Manipulujesz siłami grawitacyjnymi.</text:p>
      <text:p text:style-name="P77"><text:span text:style-name="T102">Opcja do podmiany</text:span>: <text:span text:style-name="T104">Ciężki</text:span></text:p>
      <text:p text:style-name="P77">Poziom 1: <text:span text:style-name="T104">Unoszenie się</text:span></text:p>
      <text:p text:style-name="P77">Poziom 2: <text:span text:style-name="T104">Ulepszone Skupienie w Szybkości</text:span></text:p>
      <text:p text:style-name="P77">Poziom 3: Defin<text:span text:style-name="T104">iowanie Dołu</text:span> <text:span text:style-name="T104">lub</text:span> <text:span text:style-name="T104">Szarpnięcie Grawitacyjne</text:span></text:p>
      <text:p text:style-name="P77">Poziom 4: <text:span text:style-name="T104">Pole Grawitacyjne</text:span></text:p>
      <text:p text:style-name="P77">Poziom 5: <text:span text:style-name="T104">Lot</text:span></text:p>
      <text:p text:style-name="P77">Poziom 6: <text:span text:style-name="T104">Ulepszone Szarpnięcie Grawitacyjne lub</text:span> <text:span text:style-name="T104">Ciężar Świata</text:span></text:p>
      <text:p text:style-name="P83"><text:soft-page-break/>Wtrącenia MG: Świadkowie reagują nierozsądnym strachem. Dziwna interakcja posyła obiekt lub sprzymierzeńca ku przestworzom.</text:p>
      <text:p text:style-name="P14">Kopiuje Supermoce</text:p>
      <text:p text:style-name="P84">Możesz kopiować umiejętności, zdolności i supermoce innych. </text:p>
      <text:p text:style-name="Text_20_body">Poziom 1: <text:span text:style-name="T105">Skupienie na Umiejętności</text:span></text:p>
      <text:p text:style-name="P78">Poziom 1: <text:span text:style-name="T105">Skupienie na Umiejętności</text:span></text:p>
      <text:p text:style-name="Text_20_body">Poziom 2: <text:span text:style-name="T105">Skopiuj Moc</text:span></text:p>
      <text:p text:style-name="Text_20_body">Poziom 3: <text:span text:style-name="T105">Kradzież Mocy lub</text:span> <text:span text:style-name="T105">Dzikie Zdolności</text:span></text:p>
      <text:p text:style-name="Text_20_body">Poziom 4: <text:span text:style-name="T105">Ulepszone Skopiowanie Mocy</text:span></text:p>
      <text:p text:style-name="Text_20_body">Poziom 5: P<text:span text:style-name="T105">amięć Mocy</text:span></text:p>
      <text:p text:style-name="Text_20_body">Poziom 6: <text:span text:style-name="T105">Cudowne Kopiowanie</text:span> <text:span text:style-name="T105">lub</text:span> <text:span text:style-name="T105">Wielość Kopii</text:span></text:p>
      <text:p text:style-name="P85">Wtrącenia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3">Wielu superbohaterów może latać, niektórzy z nich nawet mają skrzydła. Możesz korzystać ze swoich skrzydeł do poruszania się, atakowania i obrony.</text:p>
      <text:p text:style-name="P25">Poziom 1: <text:span text:style-name="T106">Unoszenie się</text:span></text:p>
      <text:p text:style-name="P25">Poziom 1: <text:span text:style-name="T106">Krótki Lot</text:span></text:p>
      <text:p text:style-name="P25">Poziom 2: <text:span text:style-name="T106">Skrzydła-Bronie</text:span></text:p>
      <text:p text:style-name="P25">Poziom 3: <text:span text:style-name="T106">Akrobatyczny Atak lub</text:span> or <text:span text:style-name="T106">Latający Kompan</text:span></text:p>
      <text:p text:style-name="P25">Poziom 4: <text:span text:style-name="T106">Trudny do Trafienia</text:span></text:p>
      <text:p text:style-name="P25">Poziom 5: <text:span text:style-name="T106">Rozpęd</text:span></text:p>
      <text:p text:style-name="P25">Poziom 6: <text:span text:style-name="T106">Trudny Cel</text:span> <text:span text:style-name="T106">lub</text:span> <text:span text:style-name="T106">Mistrz Obrony</text:span></text:p>
      <text:p text:style-name="P33">Wtrącenia MG: Skrzydło może być zranione lub nie mieć dość miejsca, przez co bohater upada. Latanie wysoko czyni postać wyraźnym celem dla niespodziewanego wroga. </text:p>
      <text:p text:style-name="P14">Łamie Systemy</text:p>
      <text:p text:style-name="P86">Wykorzystujesz słabości sztucznych systemów, wliczając (ale nie ograniczając się) do programów komputerowych.</text:p>
      <text:p text:style-name="Text_20_body">Poziom 1: <text:span text:style-name="T106">Hakowanie Niemożliwości</text:span></text:p>
      <text:p text:style-name="Text_20_body">Poziom 1: <text:span text:style-name="T106">Programowanie</text:span></text:p>
      <text:p text:style-name="Text_20_body">Poziom 2: <text:span text:style-name="T106">Połączenia</text:span></text:p>
      <text:p text:style-name="Text_20_body">Poziom 3: <text:span text:style-name="T106">Sprawny Oszust</text:span> <text:span text:style-name="T106">lub</text:span> <text:span text:style-name="T106">Umiejętny Atak</text:span></text:p>
      <text:p text:style-name="Text_20_body">Poziom 4: <text:span text:style-name="T106">Skonfunduj Wroga</text:span></text:p>
      <text:p text:style-name="Text_20_body"><text:soft-page-break/>Poziom 5: <text:span text:style-name="T106">Wsparcie Przyjaciela</text:span></text:p>
      <text:p text:style-name="Text_20_body">Poziom 6: <text:span text:style-name="T106">Przysługa lub </text:span><text:span text:style-name="T107">Większy Ulepszony Potencjał</text:span></text:p>
      <text:p text:style-name="P79"><text:span text:style-name="T107">Wtrącenia MG: Twoje kontakty czasami mają swoje własne motywacje. Niekiedy urzą</text:span><text:span text:style-name="T108">d</text:span><text:span text:style-name="T107">zenia mają zabezpieczenia lub nawet pułapki.</text:span></text:p>
      <text:p text:style-name="P14">Łączy Ciało i Stal</text:p>
      <text:p text:style-name="P87">Twoje ciało jest częściowo maszyną.</text:p>
      <text:p text:style-name="Text_20_body">Poziom 1: <text:span text:style-name="T109">Ulepszone Ciało</text:span></text:p>
      <text:p text:style-name="Text_20_body">Poziom 2: Interf<text:span text:style-name="T109">ejs</text:span></text:p>
      <text:p text:style-name="Text_20_body">Poziom 3: <text:span text:style-name="T109">Pakiet Sensoryczny lub</text:span> <text:span text:style-name="T109">Uzbrojenie</text:span></text:p>
      <text:p text:style-name="Text_20_body">Poziom 4: Fu<text:span text:style-name="T109">zja</text:span></text:p>
      <text:p text:style-name="Text_20_body">Poziom 5: <text:span text:style-name="T109">Głębokie Reserwy</text:span></text:p>
      <text:p text:style-name="Text_20_body">Poziom 6: <text:span text:style-name="T109">Regeneracja Umysłu lub</text:span> Ultra <text:span text:style-name="T109">Wzmocnienie</text:span></text:p>
      <text:p text:style-name="P87">Wtrącenia MG: Ludzie w większości społeczności boją się kogoś, kto ma w sobie mechaniczne części.</text:p>
      <text:p text:style-name="P14">Łączy Umysł i Maszynę</text:p>
      <text:p text:style-name="P87">Elektroniczne implanty w Twoim mózgu czynią Cię supermyślicielem.</text:p>
      <text:p text:style-name="Text_20_body">Poziom 1: <text:span text:style-name="T109">Ulepszony Intelekt</text:span></text:p>
      <text:p text:style-name="Text_20_body">Poziom 1: <text:span text:style-name="T109">Umiejętności Wiedzy</text:span></text:p>
      <text:p text:style-name="Text_20_body">Poziom 2: <text:span text:style-name="T109">Kwerenda</text:span></text:p>
      <text:p text:style-name="Text_20_body">Poziom 3: <text:span text:style-name="T109">Procesor Akcji lub</text:span> <text:span text:style-name="T109">Telepatia Maszyn</text:span></text:p>
      <text:p text:style-name="Text_20_body">Poziom 4: <text:span text:style-name="T109">Większy Ulepszony Intelekt</text:span></text:p>
      <text:p text:style-name="Text_20_body">Poziom 4: <text:span text:style-name="T109">Umiejętności Wiedzy</text:span></text:p>
      <text:p text:style-name="Text_20_body">Poziom 5: <text:span text:style-name="T109">Wizja Przyszłości</text:span></text:p>
      <text:p text:style-name="Text_20_body">Poziom 6: <text:span text:style-name="T109">Ulepszenie Maszyny lub</text:span> <text:span text:style-name="T109">Regeneracja Umysłu</text:span></text:p>
      <text:p text:style-name="P87">Wtrącenia MG: Maszyny się psują. Potężne maszyny myślące mogą przejąć kontrolę nad mniejszymi maszynami. Pewni ludzie nie ufają komuś, kto nie jest w pełni organiczny. </text:p>
      <text:p text:style-name="P14">Ma Szlachetną Krew</text:p>
      <text:p text:style-name="P87">Dziedzic bogactwa i mocy, masz tytuł szlachecki i zdolności przyznae przez uprzywilejowane wychowanie. </text:p>
      <text:p text:style-name="Text_20_body"><text:span text:style-name="T109">Opcja Zamiany Typu</text:span>: <text:span text:style-name="T109">Służba</text:span></text:p>
      <text:p text:style-name="Text_20_body">Poziom 1: P<text:span text:style-name="T109">rzywileje Szlachty</text:span></text:p>
      <text:p text:style-name="Text_20_body">Poziom 2: <text:span text:style-name="T109">Wyszkolony Dyskutant</text:span></text:p>
      <text:p text:style-name="Text_20_body">Poziom 3: <text:span text:style-name="T109">Zaawansowany Rozkaz</text:span> <text:span text:style-name="T109">lub</text:span> <text:span text:style-name="T109">Odwaga Szlachcica</text:span></text:p>
      <text:p text:style-name="Text_20_body"><text:soft-page-break/>Poziom 4: <text:span text:style-name="T110">Kompan-Ekspert</text:span></text:p>
      <text:p text:style-name="Text_20_body">Poziom 5: <text:span text:style-name="T110">Potwierdzenie Własnego Przywileju</text:span></text:p>
      <text:p text:style-name="Text_20_body">Poziom 6: <text:span text:style-name="T110">Przydatna Pomoc</text:span> <text:span text:style-name="T110">lub</text:span> <text:span text:style-name="T110">Umysł Lidera</text:span></text:p>
      <text:p text:style-name="P88">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88">Możesz zmienić swój wygląd, by wyglądać jak zupełnie inna osoba. </text:p>
      <text:p text:style-name="Text_20_body">Poziom 1: <text:span text:style-name="T110">Morficzna Twarz</text:span></text:p>
      <text:p text:style-name="Text_20_body">Poziom 1: <text:span text:style-name="T110">Umiejętności Międzyludzkie</text:span></text:p>
      <text:p text:style-name="Text_20_body">Poziom 2: <text:span text:style-name="T110">Zmiana Ciała</text:span></text:p>
      <text:p text:style-name="Text_20_body">Poziom 2: <text:span text:style-name="T110">Ciało Bitewne</text:span></text:p>
      <text:p text:style-name="Text_20_body">Poziom 3: <text:span text:style-name="T110">Przebranie Innej Osoby lub</text:span> <text:span text:style-name="T110">Odporność</text:span></text:p>
      <text:p text:style-name="Text_20_body">Poziom 4: <text:span text:style-name="T110">Nieśmiertelny</text:span></text:p>
      <text:p text:style-name="Text_20_body">Poziom 4: <text:span text:style-name="T110">Przemyślenie Problemów</text:span></text:p>
      <text:p text:style-name="Text_20_body">Poziom 5: <text:span text:style-name="T110">Pamięć w Czyn</text:span></text:p>
      <text:p text:style-name="Text_20_body">Poziom 6: <text:span text:style-name="T110">Rozdzielenie Jaźni lub</text:span> <text:span text:style-name="T110">Odczytanie Myśli</text:span></text:p>
      <text:p text:style-name="P88">Wtrącenia MG: Część przebrania zawodzi. BN myśli, że przebrana postać to ktoś, kogo zna bardzo dobrze.</text:p>
      <text:p text:style-name="Text_20_body"><text:span text:style-name="T87">Mistrzowsko Posługuje się Broni</text:span><text:span text:style-name="T89">ą</text:span></text:p>
      <text:p text:style-name="P89">Jesteś mistrzem w używaniu pewnego rodzaju broni, czy to mieczy, biczy, noży, pistoletów, czy czegoś innego.</text:p>
      <text:p text:style-name="P89">(Ktoś, kto Mistrzowsko Posługuje się Bronią, może mieć dodatkowy ekwipunek, wliczając broń wysokiej jakości.)</text:p>
      <text:p text:style-name="Text_20_body">Poziom 1: <text:span text:style-name="T111">Mistrz Broni</text:span></text:p>
      <text:p text:style-name="Text_20_body">Poziom 1: <text:span text:style-name="T111">Twórca Broni</text:span></text:p>
      <text:p text:style-name="Text_20_body">Poziom 2: <text:span text:style-name="T111">Obrona Bronią</text:span></text:p>
      <text:p text:style-name="Text_20_body">Poziom 3: <text:span text:style-name="T111">Szybki Atak</text:span> <text:span text:style-name="T111">lub</text:span> <text:span text:style-name="T111">Cios Rozbrajający</text:span></text:p>
      <text:p text:style-name="Text_20_body">Poziom 4: <text:span text:style-name="T111">Bez Wpadek</text:span></text:p>
      <text:p text:style-name="Text_20_body">Poziom 5: <text:span text:style-name="T111">Wyjątkowe Mistrzostwo</text:span></text:p>
      <text:p text:style-name="Text_20_body">Poziom 6: M<text:span text:style-name="T111">orderca</text:span> <text:span text:style-name="T111">lub</text:span> <text:span text:style-name="T111">Śmiertelny Cios</text:span></text:p>
      <text:p text:style-name="P89">Wtrącenia MG: Bronie siępsują. Broniem ogą zostać ukradzione. Bronie można upuścić lub zostać rozbrojonym. </text:p>
      <text:p text:style-name="P14">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Poziom 1: <text:span text:style-name="T111">Atak z Zaskoczenia</text:span></text:p>
      <text:p text:style-name="P25">Poziom 1: <text:span text:style-name="T111">Umiejętności Zabójcy</text:span></text:p>
      <text:p text:style-name="P25">Poziom 2: <text:span text:style-name="T111">Szybka Śmierć</text:span></text:p>
      <text:p text:style-name="P25">Poziom 2: Infiltrator</text:p>
      <text:p text:style-name="P25">Poziom 3: <text:span text:style-name="T111">Świadomość</text:span> <text:span text:style-name="T111">lub</text:span> <text:span text:style-name="T111">Warzenie Trucizn</text:span></text:p>
      <text:p text:style-name="P25">Poziom 4: <text:span text:style-name="T111">Lepszy Atak z Zaskoczenia</text:span></text:p>
      <text:p text:style-name="P25">Poziom 5: <text:span text:style-name="T111">Dodatkowe Obrażenia</text:span></text:p>
      <text:p text:style-name="P25">Poziom 6: <text:span text:style-name="T111">Plan Ucieczki</text:span> <text:span text:style-name="T111">lub</text:span> M<text:span text:style-name="T111">orderca</text:span></text:p>
      <text:p text:style-name="P34">Wtrącenia MG: Większość ludzi nie reaguje dobrze na profesjonalnego zabójcę.</text:p>
      <text:p text:style-name="P20">Mówi Głosem Ziemi</text:p>
      <text:p text:style-name="P35">Twoje duchowe połączenie z naturą i środowiskiem daje Ci mistyczne moce.</text:p>
      <text:p text:style-name="Text_20_body">Poziom 1: <text:span text:style-name="T112">Nasiona Furii</text:span></text:p>
      <text:p text:style-name="Text_20_body">Poziom 1: <text:span text:style-name="T112">Wiedza o Dziczy</text:span></text:p>
      <text:p text:style-name="Text_20_body">Poziom 2: <text:span text:style-name="T112">Chwytające Zielska</text:span></text:p>
      <text:p text:style-name="Text_20_body">Poziom 3: <text:span text:style-name="T112">Ukojenie Dzikiego lub</text:span> <text:span text:style-name="T112">Komunikacja</text:span></text:p>
      <text:p text:style-name="Text_20_body">Poziom 4: <text:span text:style-name="T112">Księżycowa Zmiana Kształtu</text:span></text:p>
      <text:p text:style-name="Text_20_body">Poziom 5: <text:span text:style-name="T112">Erupcja Insektów</text:span></text:p>
      <text:p text:style-name="Text_20_body">Poziom 6: <text:span text:style-name="T112">Wezwanie Burzy</text:span> <text:span text:style-name="T112">lub Trzęsienie Ziemi</text:span></text:p>
      <text:p text:style-name="P90"><text:span text:style-name="T113">Wtrącenia MG: Ranna naturalna (lecz niebezpieczna) istota jest odkryta. Ktoś poluje dla skór, zostawiając zwłoki, by </text:span><text:span text:style-name="T114">gniły. Drzewo uapda w lesie, jedno z ostatnich tak wielkich.</text:span></text:p>
      <text:p text:style-name="P14">Mówi do Duchów</text:p>
      <text:p text:style-name="P93">Niespokojne dusze, duchy natury i żywiołaki wspomagają Cię.</text:p>
      <text:p text:style-name="P93">(W pewnych settingach, Specjalizacja Mówi do Duchów dotyczy tylko jednego rodzaju duchów, takich jak duchy martwych, duchy natury itp.)</text:p>
      <text:p text:style-name="Text_20_body">Poziom 1: <text:span text:style-name="T114">Przepytanie Ducha</text:span></text:p>
      <text:p text:style-name="Text_20_body">Poziom 2: <text:span text:style-name="T114">Duch Kompan</text:span></text:p>
      <text:p text:style-name="Text_20_body">Poziom 3: <text:span text:style-name="T114">Rozkazywanie Duchom lub</text:span> <text:span text:style-name="T114">Wyczulone Zmysły</text:span></text:p>
      <text:p text:style-name="Text_20_body">Poziom 4: <text:span text:style-name="T114">Płaszcz Gniewu</text:span></text:p>
      <text:p text:style-name="Text_20_body">Poziom 5: <text:span text:style-name="T114">Wezwanie Ducha</text:span></text:p>
      <text:p text:style-name="P91"><text:soft-page-break/>Poziom 6: <text:span text:style-name="T12">Wezwanie Międzywymiarowego Ducha</text:span> <text:span text:style-name="T114">lub</text:span> <text:span text:style-name="T114">Absorpcja Ducha</text:span></text:p>
      <text:p text:style-name="P93">Wtrącenia MG: Niektórzy nie ufają tym, którzy się zadają z duchami. Martwi czasami wcale nie chcą rozmawiać. </text:p>
      <text:p text:style-name="P14">Mówi z Maszynami</text:p>
      <text:p text:style-name="P93">Używasz swojego organicznego mózgu jak komputera, bezprzewodowo łącząć się z dowolnym urządzeniem elektronicznym. Możesz je kontrolować i wpływać na nie w sposób, w jaki inni nie mogą. </text:p>
      <text:p text:style-name="Text_20_body">Poziom 1: <text:span text:style-name="T114">Umiłowanie do Maszyn</text:span></text:p>
      <text:p text:style-name="Text_20_body">Poziom 1: <text:span text:style-name="T114">Interfejs Zasięgowy</text:span></text:p>
      <text:p text:style-name="Text_20_body">Poziom 2: <text:span text:style-name="T114">Ulepszenie Maszyny</text:span></text:p>
      <text:p text:style-name="Text_20_body">Poziom 2: <text:span text:style-name="T114">Zauroczenie Maszyny</text:span></text:p>
      <text:p text:style-name="Text_20_body">Poziom 3: I<text:span text:style-name="T114">nteligentny Interfejs</text:span> <text:span text:style-name="T114">lub</text:span> <text:span text:style-name="T114">Rozkazywanie Maszynom</text:span></text:p>
      <text:p text:style-name="Text_20_body">Poziom 4: <text:span text:style-name="T115">Kompan-Maszyna</text:span></text:p>
      <text:p text:style-name="Text_20_body">Poziom 4: <text:span text:style-name="T115">Walczący z Robotami</text:span></text:p>
      <text:p text:style-name="Text_20_body">Poziom 5: <text:span text:style-name="T115">Zbieranie Informacji</text:span></text:p>
      <text:p text:style-name="Text_20_body">Poziom 6: <text:span text:style-name="T115">Kontrola Maszyny</text:span> <text:span text:style-name="T115">lub Ulepszony Kompan-Maszyna</text:span></text:p>
      <text:p text:style-name="P94">Wtrącenia MG: Maszyna się psuje lub działa w nieprzewidziany sposób.</text:p>
      <text:p text:style-name="P14">Nie Potrzebuje Broni</text:p>
      <text:p text:style-name="P95">Potężne ciosy, kopnięcia, zamachy łokciami i kolanami oraz ruchy całego ciała są wszystkimi broniami, których potrzebujesz. </text:p>
      <text:p text:style-name="Text_20_body">Poziom 1: <text:span text:style-name="T116">Pięści Furii</text:span></text:p>
      <text:p text:style-name="Text_20_body">Poziom 1: <text:span text:style-name="T116">Ciało z Kamienia</text:span></text:p>
      <text:p text:style-name="Text_20_body">Poziom 2: <text:span text:style-name="T116">Atak z Rozbrojeniem</text:span></text:p>
      <text:p text:style-name="Text_20_body">Poziom 2: <text:span text:style-name="T117">Sztuki Walki</text:span></text:p>
      <text:p text:style-name="Text_20_body">Poziom 3: <text:span text:style-name="T117">Gibkość Niczym Woda</text:span> <text:span text:style-name="T117">lub Większy Ulepszony Potencjał</text:span></text:p>
      <text:p text:style-name="Text_20_body">Poziom 4: <text:span text:style-name="T117">Odbicie Ataków</text:span></text:p>
      <text:p text:style-name="Text_20_body">Poziom 5: <text:span text:style-name="T117">Atak Oszałamiający</text:span></text:p>
      <text:p text:style-name="Text_20_body">Poziom 6: <text:span text:style-name="T117">Mistrz Sztuk Walki lub</text:span> <text:span text:style-name="T117">Śmiertelne Obrażenia</text:span></text:p>
      <text:p text:style-name="P97">\Wtrącenia MG: Uderzanie pewnych wrogów boli Cię tak mocno, jak ich ranisz. Wrogowie z broniami mają większy zasięg. Skomplikowane ruchy sztuk walki mogą Cię wytrącić z równowagi.</text:p>
      <text:p text:style-name="P14">Nie Robi Zbyt Dużo</text:p>
      <text:p text:style-name="P96">Jesteś obibokiem, ale wiesz coś o wielu rzeczach. </text:p>
      <text:p text:style-name="Text_20_body">Poziom 1: <text:span text:style-name="T117">Lekcje Życiowe</text:span></text:p>
      <text:p text:style-name="Text_20_body"><text:soft-page-break/>Poziom 2: <text:span text:style-name="T117">Wyluzowanie</text:span></text:p>
      <text:p text:style-name="Text_20_body">Poziom 3: <text:span text:style-name="T117">Umiejętny Atak lub</text:span> <text:span text:style-name="T117">Improwizacja</text:span></text:p>
      <text:p text:style-name="Text_20_body">Poziom 4: <text:span text:style-name="T117">Lekcje Życiowe</text:span></text:p>
      <text:p text:style-name="Text_20_body">Poziom 4: <text:span text:style-name="T118">Większa Umiejętność Obrony</text:span></text:p>
      <text:p text:style-name="Text_20_body">Poziom 5: <text:span text:style-name="T118">Większy Ulepszony Potencjał</text:span></text:p>
      <text:p text:style-name="P92">Poziom 6: <text:span text:style-name="T118">Korzystając z Doświadczenia Życiowego</text:span> <text:span text:style-name="T118">lub Szybki Umysł</text:span></text:p>
      <text:p text:style-name="P98">Wtrącenia MG: Nowe sytuacje są konfundujące i stresujące. Przeszłe akcja (lub ich brak) wracają, by gnębić postać. </text:p>
      <text:p text:style-name="P14">Nigdy się nie Poddaje</text:p>
      <text:p text:style-name="P100">Nigdy się nie poddajesz, radzisz sobie z każdą raną, i zawsze jesteś gotowy na więcej.</text:p>
      <text:p text:style-name="Text_20_body">Poziom 1: <text:span text:style-name="T119">Ulepszone Odzyskanie Zdrowia</text:span></text:p>
      <text:p text:style-name="Text_20_body">Poziom 1: P<text:span text:style-name="T119">arcie Dalej</text:span></text:p>
      <text:p text:style-name="Text_20_body">Poziom 2: <text:span text:style-name="T119">Zignorowanie Bólu</text:span></text:p>
      <text:p text:style-name="Text_20_body">Poziom 3: <text:span text:style-name="T119">Gorączka Krwi lub</text:span> <text:span text:style-name="T119">Ukryta Siła</text:span></text:p>
      <text:p text:style-name="Text_20_body">Poziom 4: <text:span text:style-name="T119">Determinacja</text:span> <text:span text:style-name="T119">lub</text:span> <text:span text:style-name="T119">Wytrzymalszy Niż Wróg</text:span></text:p>
      <text:p text:style-name="Text_20_body">Poziom 5: <text:span text:style-name="T119">Jeszcze Żywy</text:span></text:p>
      <text:p text:style-name="Text_20_body">Poziom 6: <text:span text:style-name="T119">Ostateczne Zaprzeczenie lub</text:span> <text:span text:style-name="T119">Zignorowanie Przeszkody</text:span></text:p>
      <text:p text:style-name="P100">Wtrącenia MG: Czasami, to ekwipunek i broń się poddają. </text:p>
      <text:p text:style-name="P14">Nosi Egzotyczną Tarczę</text:p>
      <text:p text:style-name="P100">Posiadasz wspaniałą tarczę czystej mocy, która zapewnia obronę i pewne zdolności ataku.</text:p>
      <text:p text:style-name="Text_20_body">Poziom 1: <text:span text:style-name="T119">Tarcza Pola Siłowego</text:span></text:p>
      <text:p text:style-name="Text_20_body">Poziom 1: <text:span text:style-name="T119">Uderzenie Mocy</text:span></text:p>
      <text:p text:style-name="Text_20_body">Poziom 2: <text:span text:style-name="T119">Ulepszona Tarcza</text:span></text:p>
      <text:p text:style-name="Text_20_body">Poziom 3: <text:span text:style-name="T119">Leczący Puls lub</text:span> <text:span text:style-name="T119">Rzut Tarczą Siłową</text:span></text:p>
      <text:p text:style-name="Text_20_body">Poziom 4: <text:span text:style-name="T119">Zasilona Tarcza</text:span></text:p>
      <text:p text:style-name="Text_20_body">Poziom 5: <text:span text:style-name="T119">Ściana Mocy</text:span></text:p>
      <text:p text:style-name="Text_20_body">Poziom 6: <text:span text:style-name="T119">Skacząca Tarcza lub</text:span> <text:span text:style-name="T119">Wybuch Tarczy</text:span></text:p>
      <text:p text:style-name="P100">Wtrącenia MG: Tarcza jest chwilowo nieaktywna. Wróg chwilowo przejmuje kontrolę nad tarczą.</text:p>
      <text:p text:style-name="P14">Nosi Halo Ognia</text:p>
      <text:p text:style-name="P100">Możesz pokryć swe ciało płomieniami, co chroni Ciebie i rani Twoich wrogów. </text:p>
      <text:p text:style-name="Text_20_body">Poziom 1: <text:span text:style-name="T119">Płaszcz Ognia</text:span></text:p>
      <text:p text:style-name="Text_20_body">Poziom 2: <text:span text:style-name="T119">Macki Płomieni</text:span></text:p>
      <text:p text:style-name="Text_20_body"><text:soft-page-break/>Poziom 3: <text:span text:style-name="T119">Skrzydła Ognia lub</text:span> <text:span text:style-name="T119">Ognista Ręka Zguby</text:span></text:p>
      <text:p text:style-name="Text_20_body">Poziom 4: <text:span text:style-name="T119">Ostrze Ognia</text:span></text:p>
      <text:p text:style-name="Text_20_body">Poziom 5: <text:span text:style-name="T119">Ogniste Macki</text:span></text:p>
      <text:p text:style-name="Text_20_body">Poziom 6: <text:span text:style-name="T119">Ognisty Sługa lub</text:span> <text:span text:style-name="T119">Piekielny Szlak</text:span></text:p>
      <text:p text:style-name="P99"><text:span text:style-name="T119">Wtrącenia MG</text:span>: <text:span text:style-name="T119">Ogień pali łatwopalne materiały. Płomienie wyzwalają się spod kontroli. Prymitywne istoty boją się ognia i często atakują źródło swoich lęków. </text:span></text:p>
      <text:p text:style-name="P14">Nosi Zasilany Pancerz</text:p>
      <text:p text:style-name="Text_20_body">Poziom 1: <text:span text:style-name="T120">Zasilany Pancerz</text:span></text:p>
      <text:p text:style-name="Text_20_body">Poziom 1: <text:span text:style-name="T120">Ulepszona Moc</text:span></text:p>
      <text:p text:style-name="Text_20_body">Poziom 2: <text:span text:style-name="T120">Wyświetlacz w Hełmie</text:span></text:p>
      <text:p text:style-name="Text_20_body">Poziom 3: <text:span text:style-name="T120">Zbroja Fuzyjna lub</text:span> <text:span text:style-name="T120">Ulepszone Zdrowie</text:span></text:p>
      <text:p text:style-name="Text_20_body">Poziom 4: <text:span text:style-name="T120">Wystrzał Mocy</text:span></text:p>
      <text:p text:style-name="Text_20_body">Poziom 5: <text:span text:style-name="T120">Pole Mocy Zasilanego Pancerza</text:span></text:p>
      <text:p text:style-name="Text_20_body">Poziom 6: <text:span text:style-name="T120">Mistrzowska Modyfikacja Pancerza </text:span>(<text:span text:style-name="T120">Krótki Lot)</text:span> <text:span text:style-name="T120">lub Mistrzowska Modyfikacja Pancerza</text:span> (<text:span text:style-name="T120">Pojemnik na Cypher</text:span>)</text:p>
      <text:p text:style-name="P101">Wtrącenia MG: Nie możesz zdjąć pancerza. Pancerz działa samodzielnie. Pancerz chwilowo się wyłącza. BN-i boją się pancerza. </text:p>
      <text:p text:style-name="P14">Oblicza Nieobliczalne</text:p>
      <text:p text:style-name="P102">Nadludzkie zdolności matematyczne pozwalająci Ci na modelowanie świata na bieżąco, dając Ci przewagę nad innymi. </text:p>
      <text:p text:style-name="Text_20_body">Poziom 1: P<text:span text:style-name="T121">rorocze Równanie</text:span></text:p>
      <text:p text:style-name="Text_20_body">Poziom 1: <text:span text:style-name="T121">Wyższa Matematyka</text:span></text:p>
      <text:p text:style-name="Text_20_body">Poziom 2: <text:span text:style-name="T121">Proroczy Model</text:span></text:p>
      <text:p text:style-name="Text_20_body">Poziom 3: <text:span text:style-name="T121">Podświadoma Obrona</text:span> <text:span text:style-name="T121">lub Ulepszony Intelekt</text:span></text:p>
      <text:p text:style-name="Text_20_body">Poziom 4: <text:span text:style-name="T121">Obliczenia Bitewne</text:span></text:p>
      <text:p text:style-name="Text_20_body">Poziom 5: <text:span text:style-name="T121">Większy Ulepszony Intelekt</text:span></text:p>
      <text:p text:style-name="Text_20_body">Poziom 5: <text:span text:style-name="T121">Najwyższa Matematyka</text:span></text:p>
      <text:p text:style-name="Text_20_body">Poziom 6: <text:span text:style-name="T121">Wiedza o Nieznanym</text:span> <text:span text:style-name="T121">lub</text:span> <text:span text:style-name="T121">Większy Ulepszony Intelekt </text:span></text:p>
      <text:p text:style-name="P102">Wtrącenia MG: Zbyt wiele przewidzianych wyników przeraża lub przeciąża i oszałamia postać. Wynik wskazuje na nadchodzącą klęskę. </text:p>
      <text:p text:style-name="P14">Otrzymuje Boskie Błogosławieństwa</text:p>
      <text:p text:style-name="P103">Jako oddany wyznawca boskiej istoty, posiadasz pewne moce swego bóstwa, by czynić cuda. </text:p>
      <text:p text:style-name="Text_20_body">Poziom 1: <text:span text:style-name="T122">Błogosławieństwo Bóstw</text:span></text:p>
      <text:p text:style-name="Text_20_body"><text:soft-page-break/>Poziom 2: <text:span text:style-name="T122">Ulepszony Intelekt</text:span></text:p>
      <text:p text:style-name="Text_20_body">Poziom 3: <text:span text:style-name="T122">Boski Blask lub</text:span> <text:span text:style-name="T122">Kwiat Ognia</text:span></text:p>
      <text:p text:style-name="Text_20_body">Poziom 4: <text:span text:style-name="T122">Niebiańska Gloria</text:span></text:p>
      <text:p text:style-name="Text_20_body">Poziom 5: <text:span text:style-name="T122">Boska Interwencja</text:span></text:p>
      <text:p text:style-name="Text_20_body">Poziom 6: <text:span text:style-name="T122">Boski Symbo</text:span>l <text:span text:style-name="T122">lub</text:span> <text:span text:style-name="T122">Przywołanie Demona</text:span></text:p>
      <text:p text:style-name="P103">Wtrącenia MG: Demon bada użytkowników boskiej magii. Rywalizujący kult ma problemy z naukami postaci.</text:p>
      <text:p text:style-name="Text_20_body">Pilotuje Statki Kosmiczne</text:p>
      <text:p text:style-name="P103">Jesteś pilotem statku kosmicznego</text:p>
      <text:p text:style-name="Text_20_body">Poziom 1: Pilot<text:span text:style-name="T122">aż</text:span></text:p>
      <text:p text:style-name="Text_20_body">Poziom 1: <text:span text:style-name="T122">Planetarna Wiedza</text:span></text:p>
      <text:p text:style-name="Text_20_body">Poziom 2: <text:span text:style-name="T122">Kryjówka w Kosmosie</text:span></text:p>
      <text:p text:style-name="Text_20_body">Poziom 2: <text:span text:style-name="T122">Umysłowa Odporność</text:span></text:p>
      <text:p text:style-name="Text_20_body">Poziom 3: Expert-Pilot</text:p>
      <text:p text:style-name="P104">Poziom 3: <text:span text:style-name="T13">Obeznanie ze Statkiem Kosmicznym</text:span> <text:span text:style-name="T122">lub</text:span> <text:span text:style-name="T122">Kompan-Maszyna</text:span></text:p>
      <text:p text:style-name="P104">Poziom 4: <text:span text:style-name="T13">Sensory Statku Kosmicznego</text:span></text:p>
      <text:p text:style-name="Text_20_body">Poziom 4: <text:span text:style-name="T122">Ulepszona Szybkość</text:span></text:p>
      <text:p text:style-name="P104">Poziom 5: <text:span text:style-name="T14">Znam Ten Statek Jak Własną Dłoń)</text:span></text:p>
      <text:p text:style-name="Text_20_body">Poziom 6: <text:span text:style-name="T122">Wspaniały Pilot</text:span></text:p>
      <text:p text:style-name="Text_20_body">Poziom 6: <text:span text:style-name="T122">Kontrola Zdalna lub</text:span> <text:span text:style-name="T122">Umiejętny Atak</text:span></text:p>
      <text:p text:style-name="P103">Wtrącenia MG: Statek się gubi, psuje, lub zostaje zaatakowany w kosmosie. Dokonujesz odkrycia obcego pasażera na gapę. </text:p>
      <text:p text:style-name="P14">Podróżuje przez Czas</text:p>
      <text:p text:style-name="P103">Widzisz poprzez strumienie czasu, próbujesz w nie sięgnąć i w końcu nawet przez nie podróżować. </text:p>
      <text:p text:style-name="P103">(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3">Przebłysk</text:span></text:p>
      <text:p text:style-name="Text_20_body">Poziom 2: <text:span text:style-name="T123">Historia Przedmiotu</text:span></text:p>
      <text:p text:style-name="Text_20_body">Poziom 3: <text:span text:style-name="T123">Przyspieszenie Czasoprzestrzenne lub</text:span> <text:span text:style-name="T123">Pętla Czasu</text:span></text:p>
      <text:p text:style-name="Text_20_body">Poziom 4: <text:span text:style-name="T123">Czasoprzestrzenne Przesunięcie</text:span></text:p>
      <text:p text:style-name="Text_20_body">Poziom 5: <text:span text:style-name="T123">Sobowtór Czasoprzestrzenny</text:span></text:p>
      <text:p text:style-name="Text_20_body"><text:soft-page-break/>Poziom 6: <text:span text:style-name="T123">Wezwanie przez Czas lub Podróż w Czasie</text:span></text:p>
      <text:p text:style-name="P105">Wtrącenia MG: Powstają paradoksy. Inni pamiętają przeszłe wydarzenia inaczej.</text:p>
      <text:p text:style-name="P14">Poluje</text:p>
      <text:p text:style-name="P36">Jesteś wytrwałym łowcą, który potrafi upolować to, co zechce.</text:p>
      <text:p text:style-name="Text_20_body">Poziom 1: <text:span text:style-name="T124">Estetyczny Atak</text:span></text:p>
      <text:p text:style-name="Text_20_body">Poziom 1: <text:span text:style-name="T124">Łowczy</text:span></text:p>
      <text:p text:style-name="Text_20_body">Poziom 2: <text:span text:style-name="T124">Cel</text:span></text:p>
      <text:p text:style-name="Text_20_body">Poziom 2: <text:span text:style-name="T124">Skradanie się</text:span></text:p>
      <text:p text:style-name="Text_20_body">Poziom 3: <text:span text:style-name="T124">Walczący z Hordą lub</text:span> <text:span text:style-name="T124">Bieg i Chwyt</text:span></text:p>
      <text:p text:style-name="Text_20_body">Poziom 4: <text:span text:style-name="T124">Atak z Zaskoczena</text:span></text:p>
      <text:p text:style-name="Text_20_body">Poziom 5: <text:span text:style-name="T124">Dążenie Łowcy</text:span></text:p>
      <text:p text:style-name="Text_20_body">Poziom 6: <text:span text:style-name="T124">Większa Umiejętność Ataku lub</text:span> <text:span text:style-name="T124">Wiele Celów</text:span></text:p>
      <text:p text:style-name="Text_20_body"><text:span text:style-name="T124">Wtrącenia MG</text:span>: <text:span text:style-name="T124">Ofiara dostrzega postać. Cel nie jest taki słaby, jak się wydawał.</text:span></text:p>
      <text:p text:style-name="P14">Pomaga Swoim Przyjaciołom</text:p>
      <text:p text:style-name="P36">Kochasz swoich przyjaciół i pomagasz im w każdej trudności, niezależnie od wszystkiego.</text:p>
      <text:p text:style-name="Text_20_body"><text:span text:style-name="T124">Opcja do podmiany</text:span>: <text:span text:style-name="T124">Porada od Przyjaciela</text:span></text:p>
      <text:p text:style-name="Text_20_body">Poziom 1: <text:span text:style-name="T124">Pomoc Przyjaciela</text:span></text:p>
      <text:p text:style-name="Text_20_body">Poziom 1: <text:span text:style-name="T124">Odwaga</text:span></text:p>
      <text:p text:style-name="P106">Poziom 2: <text:s/><text:span text:style-name="T15">Ochrona Przed Zmiennym Losem</text:span></text:p>
      <text:p text:style-name="Text_20_body">Poziom 3: <text:span text:style-name="T124">Koka lub</text:span> <text:span text:style-name="T124">Umiejętny Atak</text:span></text:p>
      <text:p text:style-name="Text_20_body">Poziom 4: <text:span text:style-name="T124">Obrońca Przyjaciół</text:span></text:p>
      <text:p text:style-name="Text_20_body">Poziom 4: <text:span text:style-name="T124">Ulepszona Muskulatura</text:span></text:p>
      <text:p text:style-name="Text_20_body">Poziom 5: <text:span text:style-name="T124">Zainspirowanie Akcji</text:span></text:p>
      <text:p text:style-name="Text_20_body">Poziom 6: <text:span text:style-name="T124">Głębokie Przemyślenia lub</text:span> <text:span text:style-name="T124">Umiejętna Obrona</text:span></text:p>
      <text:p text:style-name="Text_20_body"><text:span text:style-name="T124">Wtrącenia MG</text:span>: <text:span text:style-name="T124">Inni czasami mają niecne motywacje. Służby porządkowe się Tobą interesują. Nawet, gdy wszystko idzie dobrze, będzie to miało swoje konsekwencje. </text:span></text:p>
      <text:p text:style-name="P14">Porusza się jak Kot</text:p>
      <text:p text:style-name="P111">Lekki, zwinny i pełen gracji, poruszasz się szybko i łatwo, co pozwala Ci unikać niebezpieczeństw.</text:p>
      <text:p text:style-name="P106">Poziom 1: <text:span text:style-name="T16">Większa Ulepszona Szybkość</text:span></text:p>
      <text:p text:style-name="Text_20_body">Poziom 1: B<text:span text:style-name="T124">alansowanie</text:span></text:p>
      <text:p text:style-name="Text_20_body">Poziom 2: <text:span text:style-name="T124">Umiejętności Ruchu</text:span></text:p>
      <text:p text:style-name="Text_20_body">Poziom 2: <text:span text:style-name="T124">Bezpieczny Upadek</text:span></text:p>
      <text:p text:style-name="Text_20_body"><text:soft-page-break/>Poziom 3: <text:span text:style-name="T124">Trudny to Trafienia</text:span></text:p>
      <text:p text:style-name="P106">Poziom 3: <text:span text:style-name="T17">Ulepszone Skupienie w Szybkości</text:span> <text:span text:style-name="T124">lub</text:span> <text:s/><text:span text:style-name="T16">Większa Ulepszona Szybkość</text:span></text:p>
      <text:p text:style-name="Text_20_body">Poziom 4: <text:span text:style-name="T124">Szybki Cios</text:span></text:p>
      <text:p text:style-name="Text_20_body">Poziom 5: <text:span text:style-name="T124">Śliski</text:span></text:p>
      <text:p text:style-name="P106">Poziom 6: <text:span text:style-name="T18">Perfekcyjna Szybkość</text:span> or <text:s/><text:span text:style-name="T16">Większa Ulepszona Szybkość</text:span></text:p>
      <text:p text:style-name="Text_20_body"><text:span text:style-name="T124">Wtrącenia MG</text:span>: <text:span text:style-name="T124">Nawet kot może być niezdarny. Skok nie jest tak łatwy jak wygląda. Ucieczka jest na tyle przesadzona, że umieszcza postać w bardzo niebezpiecznym położeniu.</text:span></text:p>
      <text:p text:style-name="Text_20_body">Porusza się jak Wiatr</text:p>
      <text:p text:style-name="P110">Możesz się poruszać tak szybko, że rozmywasz się w oczach.</text:p>
      <text:p text:style-name="P106">Poziom 1: <text:span text:style-name="T16">Większa Ulepszona Szybkość</text:span></text:p>
      <text:p text:style-name="P106">Poziom 1: <text:span text:style-name="T19">Szybkostopy</text:span></text:p>
      <text:p text:style-name="P106">Poziom 2: <text:span text:style-name="T6">Trudny do Trafienia</text:span></text:p>
      <text:p text:style-name="P106">Poziom 3: <text:span text:style-name="T18">Perfekcyjna Szybkość</text:span> <text:span text:style-name="T124">lub</text:span> <text:s/><text:span text:style-name="T16">Większa Ulepszona Szybkość</text:span></text:p>
      <text:p text:style-name="P106">Poziom 4: <text:span text:style-name="T20">W Mgnieniu Oka</text:span></text:p>
      <text:p text:style-name="P106">Poziom 5: <text:span text:style-name="T6">Rozmazany</text:span></text:p>
      <text:p text:style-name="P106">Poziom 6: <text:span text:style-name="T18">Perfekcyjna Szybkość</text:span> or <text:span text:style-name="T21">Niemożliwa Szybkość</text:span></text:p>
      <text:p text:style-name="Text_20_body"><text:span text:style-name="T124">Wtrącenia MG</text:span>: <text:span text:style-name="T124">Powierzchnie mogą być </text:span><text:span text:style-name="T125">ś</text:span><text:span text:style-name="T124">liskie lub oferować ukryte przeszkody. Ruch innych istot może być trudny do przewidzenia, i postać może w nie wbiec.</text:span></text:p>
      <text:p text:style-name="P14">Posiada Licencję na Broń</text:p>
      <text:p text:style-name="P108">Posiadasz pistolet i wiesz, jak z niego skorzystać w walce. </text:p>
      <text:p text:style-name="P108">(Choć Posiada Licencjęna Broń zaprojektowaniu z myślą o współczesnej broni, może także dotyczyć futurystycznych blasterów lub innych broni dystansowych.)</text:p>
      <text:p text:style-name="P109">Poziom 1: <text:span text:style-name="T22">Rewolwerowiec</text:span></text:p>
      <text:p text:style-name="P109">Poziom 1: <text:span text:style-name="T23">Wyszkolony w Broni Palnej</text:span></text:p>
      <text:p text:style-name="P109">Poziom 2: <text:span text:style-name="T12">Ostrożny Strzał</text:span></text:p>
      <text:p text:style-name="P109">Poziom 3: <text:span text:style-name="T22">Wyszkolony Rewolwerowiec</text:span> <text:span text:style-name="T126">lub </text:span><text:span text:style-name="T24">Dodatkowe Obrażenia</text:span></text:p>
      <text:p text:style-name="P109">Poziom 4: <text:span text:style-name="T25">Podwójny Wystrzał</text:span></text:p>
      <text:p text:style-name="P109">Poziom 5: <text:span text:style-name="T26">Potrójny Wystrzał</text:span></text:p>
      <text:p text:style-name="P109">Poziom 6: <text:span text:style-name="T25">Specjalny Strzał</text:span> <text:span text:style-name="T126">lub </text:span><text:span text:style-name="T27">Śmiertelne Obrażenia</text:span></text:p>
      <text:p text:style-name="Text_20_body"><text:span text:style-name="T126">Wtrącenia MG:</text:span> <text:span text:style-name="T126">Chybiony strzał lub zacięcie się broni! Atak nie odnosi stutku i akcja jest stracona, plus potrzeba dodatkowej akcji, by zająć się problemem. </text:span></text:p>
      <text:p text:style-name="P14">Posiada Magicznego Sprzymierzeńca</text:p>
      <text:p text:style-name="P107"><text:soft-page-break/>Sprzymierzona magiczna istota, przywiązana do przedmiotu (np.: pomniejszy dżin w lampie lub duch w fajce) to Twój przyjaciel, obrońca i broń.</text:p>
      <text:p text:style-name="P109">Poziom 1: <text:span text:style-name="T28">Zwią</text:span><text:span text:style-name="T29">zana</text:span><text:span text:style-name="T28"> Magiczn</text:span><text:span text:style-name="T29">a</text:span><text:span text:style-name="T28"> Istot</text:span><text:span text:style-name="T29">a</text:span></text:p>
      <text:p text:style-name="P109">Poziom 2: <text:span text:style-name="T30">Więź z Obiektem</text:span></text:p>
      <text:p text:style-name="P109">Poziom 2: <text:span text:style-name="T6">Szuflad</text:span><text:span text:style-name="T31">a</text:span><text:span text:style-name="T6">-Skrytka</text:span></text:p>
      <text:p text:style-name="P109">Poziom 3: <text:span text:style-name="T32">Mniejsze Życzenie</text:span> <text:span text:style-name="T126">lub </text:span><text:span text:style-name="T32">Rumak</text:span></text:p>
      <text:p text:style-name="P109">Poziom 4: <text:span text:style-name="T21">Ulepszona Więź z Przedmiotem</text:span></text:p>
      <text:p text:style-name="P109">Poziom 5: <text:span text:style-name="T32">Średnie Życzenie</text:span></text:p>
      <text:p text:style-name="P109">Poziom 6: <text:span text:style-name="T33">Mistrzostwo Więzi </text:span><text:span text:style-name="T31">z</text:span><text:span text:style-name="T33"> Obiektem</text:span> <text:span text:style-name="T126">lub </text:span><text:span text:style-name="T34">Zaufaj Swemu Szczęściu</text:span></text:p>
      <text:p text:style-name="Text_20_body"><text:span text:style-name="T126">Wtrącenia MG</text:span>: <text:span text:style-name="T126">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115">Działasz niedostrzeżenie, kradnąc od bogatych, by osiągnąć swoje cele.</text:p>
      <text:p text:style-name="Text_20_body">Poziom 1: <text:span text:style-name="T127">Umiejętności Złodzieja</text:span></text:p>
      <text:p text:style-name="P112">Poziom 2: <text:span text:style-name="T35">Kontakty w Półświatku</text:span></text:p>
      <text:p text:style-name="P112">Poziom 3: <text:span text:style-name="T23">Niezłe Oszustwo</text:span> <text:span text:style-name="T127">lub </text:span><text:span text:style-name="T6">Trening Gildii</text:span></text:p>
      <text:p text:style-name="P112">Poziom 4: <text:span text:style-name="T36">Złodziejski Mistrz</text:span></text:p>
      <text:p text:style-name="P112">Poziom 5: <text:span text:style-name="T37">Nieczyste Zagrania</text:span></text:p>
      <text:p text:style-name="P112">Poziom 6: <text:span text:style-name="T38">Szczur Miejski</text:span> <text:span text:style-name="T127">lub </text:span><text:span text:style-name="T38">Wysokie Skupienie</text:span></text:p>
      <text:p text:style-name="Text_20_body"><text:span text:style-name="T127">Wtrącenia MG</text:span>: <text:span text:style-name="T127">Złodzieje lądują w więzieniu. Dorabiasz się potężnych wrogów.</text:span></text:p>
      <text:p text:style-name="P14">Pracuje, by Żyć</text:p>
      <text:p text:style-name="P115">Cieszysz się, gdy możesz dobrze wykonać swoją pracę, niezależnie, czy to programowanie, budowanie domów, czy górnictwo asteroidów.</text:p>
      <text:p text:style-name="P112">Poziom 1: <text:span text:style-name="T6">Zręczny Rzemieślnik</text:span></text:p>
      <text:p text:style-name="P112">Poziom 2: <text:span text:style-name="T39">Mięśnie z Żelaza</text:span></text:p>
      <text:p text:style-name="P112">Poziom 3: <text:span text:style-name="T40">Oko do Szczegółów</text:span> <text:span text:style-name="T127">lub</text:span> <text:span text:style-name="T21">Improwizacja</text:span></text:p>
      <text:p text:style-name="P112">Poziom 4: <text:span text:style-name="T17">Ulepszona </text:span><text:span text:style-name="T41">M</text:span><text:span text:style-name="T17">oc</text:span></text:p>
      <text:p text:style-name="P112">Poziom 4: <text:span text:style-name="T42">Stwardniały</text:span></text:p>
      <text:p text:style-name="P112">Poziom 5: <text:span text:style-name="T17">Umiejętność Eksperta</text:span></text:p>
      <text:p text:style-name="P112">Poziom 6: <text:span text:style-name="T16">Większy Ulepszony Potencjał</text:span> <text:span text:style-name="T127">lub <text:s/></text:span><text:span text:style-name="T6">Ciężko Zapracowana Odporność</text:span></text:p>
      <text:p text:style-name="Text_20_body"><text:span text:style-name="T127">Wtrącenia MG</text:span>: <text:span text:style-name="T127">Naprawy czasami zawodzą. Kable mogą być trudne do odkodowania i ciągle bbyć pod napięciem. Czasami ludzie są niegrzeczni dla tych, co pracują, by żyć. </text:span></text:p>
      <text:p text:style-name="P14"><text:soft-page-break/>Przebudza Sny</text:p>
      <text:p text:style-name="P115">Możesz wyciągnąć obrazy ze snów i umieścić je w świecie jawy.</text:p>
      <text:p text:style-name="P112">Poziom 1: <text:span text:style-name="T43">Iluzja Snów</text:span></text:p>
      <text:p text:style-name="P112">Poziom 1: <text:span text:style-name="T33">Oneiro-alchemia</text:span></text:p>
      <text:p text:style-name="P112">Poziom 2: <text:span text:style-name="T43">Złodziej Snów</text:span></text:p>
      <text:p text:style-name="P112">Poziom 3: <text:span text:style-name="T43">Sen Staje się Prawdą </text:span><text:span text:style-name="T41">lub</text:span> <text:span text:style-name="T17">Ulepszony Intelekt</text:span></text:p>
      <text:p text:style-name="P113">Poziom 4: <text:span text:style-name="T44">Sen na Jawie</text:span></text:p>
      <text:p text:style-name="P113">Poziom 5: <text:span text:style-name="T128">K</text:span><text:span text:style-name="T30">oszmar</text:span></text:p>
      <text:p text:style-name="P113">Poziom 6: <text:span text:style-name="T45">Komnata Snów</text:span> <text:span text:style-name="T128">lub</text:span> <text:span text:style-name="T46">Pole Reakcyjne</text:span></text:p>
      <text:p text:style-name="Text_20_body"><text:span text:style-name="T128">Wtrącenia MG</text:span>: <text:span text:style-name="T128">Niespodziewany epizod lunatykowania stawia postać w niebezpiecznej sytuacji. Koszmar wyzwala się ze snu.</text:span></text:p>
      <text:p text:style-name="P14">Przeszukuje Ruiny</text:p>
      <text:p text:style-name="P116">Kiedy nie biegniesz lub się chowasz, przeszukujesz ruiny cywilizacji w celu znalezienia użytecznych pozostałości, co pozwala Ci przetrwać. </text:p>
      <text:p text:style-name="P114">Poziom 1: <text:span text:style-name="T23">Ocalały z Apokalipsy</text:span></text:p>
      <text:p text:style-name="P114">Poziom 1: <text:span text:style-name="T47">Wiedza o Ruinach</text:span></text:p>
      <text:p text:style-name="P114">Poziom 2: <text:span text:style-name="T48">Rzemieślnik Rupieci</text:span></text:p>
      <text:p text:style-name="P114">Poziom 3: <text:span text:style-name="T42">Korzystanie z Okazji</text:span> <text:span text:style-name="T129">lub</text:span> <text:span text:style-name="T129">Ulepszone Zdrowie</text:span></text:p>
      <text:p text:style-name="P114">Poziom 4: <text:span text:style-name="T49">Wiesz, Gdzie Szukać</text:span></text:p>
      <text:p text:style-name="P114">Poziom 5: <text:span text:style-name="T50">Cyphery z Odzysku</text:span></text:p>
      <text:p text:style-name="P114">Poziom 6: <text:span text:style-name="T51">Artefakty z Odzysku</text:span> <text:span text:style-name="T129">lub Pole Reakcyjne</text:span></text:p>
      <text:p text:style-name="Text_20_body"><text:span text:style-name="T130">Wtrącenia MG: Przedmiot stworzony z zrecyklingowanych śmieci psuje się. Ktoś pojawia się i twierdzi, że użyteczne pozostałości nalezą do niego. Zrecyklingowany</text:span> <text:span text:style-name="T130">cypher eksploduje. </text:span></text:p>
      <text:p text:style-name="P14">Przewodzi</text:p>
      <text:p text:style-name="P118">Twoje naturalne zdolności przywódcze pozwalają Ci na wydawanie rozkazów, wliczając w to Twoich oddanych podległych.</text:p>
      <text:p text:style-name="P117">Poziom 1: <text:span text:style-name="T39">Naturalna Charyzma</text:span></text:p>
      <text:p text:style-name="P117">Poziom 1: <text:span text:style-name="T16">Dobra Porada</text:span></text:p>
      <text:p text:style-name="P117">Poziom 2: <text:span text:style-name="T17">Potencjał</text:span></text:p>
      <text:p text:style-name="P117">Poziom 2: <text:s/><text:span text:style-name="T52">Podstawowy </text:span><text:span text:style-name="T53">Kompan</text:span></text:p>
      <text:p text:style-name="P117">Poziom 3: <text:span text:style-name="T54">Zaawansowany Rozkaz</text:span> or <text:span text:style-name="T131">Kompan-Ekspert</text:span></text:p>
      <text:p text:style-name="P117">Poziom 4: <text:span text:style-name="T12">Zachwyt lub Inspiracja</text:span></text:p>
      <text:p text:style-name="P117">Poziom 5: <text:span text:style-name="T16">Większy Ulepszony Potencjał</text:span></text:p>
      <text:p text:style-name="P117"><text:soft-page-break/>Poziom 6: <text:span text:style-name="T71">Drużyna</text:span><text:span text:style-name="T52"> </text:span><text:span text:style-name="T53">Kompanów</text:span> <text:span text:style-name="T131">lub</text:span> <text:span text:style-name="T131">Umysł Lidera</text:span></text:p>
      <text:p text:style-name="Text_20_body"><text:span text:style-name="T131">Wtrącenia MG</text:span>: <text:span text:style-name="T131">Kompani odnoszą klęskę, zdradzają Cię, okłamują, przechodzą na złą stronę, dająsię porwać lub umierają.</text:span></text:p>
      <text:p text:style-name="P14">Przyjmuje Zwierzęcy Kształt</text:p>
      <text:p text:style-name="P118">Możesz się zmienić w zwierzę.</text:p>
      <text:p text:style-name="P117">Poziom 1: <text:span text:style-name="T55">Zwierzęcy Kształt</text:span></text:p>
      <text:p text:style-name="Text_20_body">Poziom 2: <text:span text:style-name="T131">Komunikacja</text:span></text:p>
      <text:p text:style-name="Text_20_body">Poziom 2: <text:span text:style-name="T131">Ukojenie Dzikiego</text:span></text:p>
      <text:p text:style-name="P117">Poziom 3: <text:span text:style-name="T56">Większy Zwierzęcy Kształt </text:span><text:span text:style-name="T57">lub</text:span> <text:span text:style-name="T131">Większa Likantropia</text:span></text:p>
      <text:p text:style-name="Text_20_body">Poziom 4: <text:span text:style-name="T131">Zwierzęce Szpiegowanie</text:span></text:p>
      <text:p text:style-name="Text_20_body">Poziom 5: <text:span text:style-name="T131">Trudny do Zamordowania</text:span></text:p>
      <text:p text:style-name="P117">Poziom 6: <text:span text:style-name="T131">Rozmazana Prędkość</text:span> <text:span text:style-name="T131">lub</text:span> <text:s/><text:span text:style-name="T58">Rozszerzony Zwierzęcy Kształt</text:span></text:p>
      <text:p text:style-name="Text_20_body"><text:span text:style-name="T131">Wtrącenia MG</text:span>: <text:span text:style-name="T131">Postać niespodziewanie zmienia kształt. BN jest przerażony lub agresywny w stosunku do zmiennokształtnego. Transformacja zajmuje dłużej, niż się spodziewano.</text:span></text:p>
      <text:p text:style-name="P118">Większa Likantropia stosuje się do używania Zwierzęcego Kształtu.</text:p>
      <text:p text:style-name="P14">Przywdziewa Połyskliwy Lód</text:p>
      <text:p text:style-name="P119">Rozkazujesz zimowej mocy zimna i lodu.</text:p>
      <text:p text:style-name="Text_20_body">Poziom 1: <text:span text:style-name="T132">Lodowa Zbroja</text:span></text:p>
      <text:p text:style-name="Text_20_body">Poziom 2: <text:span text:style-name="T132">Lodowy Dotyk</text:span></text:p>
      <text:p text:style-name="Text_20_body">Poziom 3: <text:span text:style-name="T132">Mrozący Dotyk lub</text:span> <text:span text:style-name="T132">Lodowa Kreacja</text:span></text:p>
      <text:p text:style-name="Text_20_body">Poziom 4: <text:span text:style-name="T132">Twarda Lodowa Zbroja</text:span></text:p>
      <text:p text:style-name="Text_20_body">Poziom 5: <text:span text:style-name="T132">Emisja Zimna</text:span></text:p>
      <text:p text:style-name="Text_20_body">Poziom 6: <text:span text:style-name="T132">Śniegowa Zamieć lub</text:span> <text:span text:style-name="T132">Lodowe Rękawice</text:span></text:p>
      <text:p text:style-name="P120"><text:span text:style-name="T132">Wtrącenia MG</text:span>: <text:span text:style-name="T132">Lód czyni powierzchnie śliskimi. Ektremalne zimno sprawia, że przedmioty pękają i się psują. </text:span></text:p>
      <text:p text:style-name="P21">Pływał z Piratami</text:p>
      <text:p text:style-name="P119">Pływałeś razem ze straszliwymi piratami, ale zdecydowałeś się zerwać z piractwem i poświęcićsię innemu celowi. Powstaje pytanie: czy twoja przeszłość pozwoli o sobie zapomnieć?</text:p>
      <text:p text:style-name="P120">Poziom 1: <text:span text:style-name="T132">Zignorowanie Bólu</text:span></text:p>
      <text:p text:style-name="P120">Poziom 1: <text:span text:style-name="T132">Marynarz</text:span></text:p>
      <text:p text:style-name="P120">Poziom 2: <text:span text:style-name="T132">Korzystanie z Okazji</text:span></text:p>
      <text:p text:style-name="P120">Poziom 2: <text:span text:style-name="T132">Przerażająca Reputacja</text:span></text:p>
      <text:p text:style-name="P120">Poziom 3: <text:span text:style-name="T132">Umiejętny Atak lub Umiejętna Obrona</text:span></text:p>
      <text:p text:style-name="P120"><text:soft-page-break/>Poziom 4: <text:span text:style-name="T132">Morskie Nogi</text:span></text:p>
      <text:p text:style-name="P120">Poziom 4: <text:span text:style-name="T132">Umiejętności Ruchu</text:span></text:p>
      <text:p text:style-name="P120">Poziom 5: <text:span text:style-name="T132">Zagubieni w Chaosie</text:span></text:p>
      <text:p text:style-name="P120">Poziom 6: <text:span text:style-name="T132">Pojedynek na Śmierć i Życie lub</text:span> <text:span text:style-name="T132">Następny Atak</text:span></text:p>
      <text:p text:style-name="P120"><text:span text:style-name="T132">Wtrącenia MG</text:span>: <text:span text:style-name="T132">Istnieje wiele niebezpieczeńst</text:span><text:span text:style-name="T133">w</text:span><text:span text:style-name="T132"> Siedmiu Mórz, wliczając sztormy i zarazy. Inni piraci czasem awansują poprzez zdradę. Pirat wyśledził dawnych kompanów, by odkryć ukryty skarb.</text:span></text:p>
      <text:p text:style-name="P14">Rozciąga się</text:p>
      <text:p text:style-name="P119">Twoje ciło jest gumowe i elastyczne, zdolne rozciągać się na wielkie długości i kompresować z powrotem.</text:p>
      <text:p text:style-name="Text_20_body">Poziom 1: <text:span text:style-name="T132">Człowiek-Guma</text:span></text:p>
      <text:p text:style-name="Text_20_body">Poziom 1: <text:span text:style-name="T132">Daleki Krok</text:span></text:p>
      <text:p text:style-name="Text_20_body">Poziom 2: <text:span text:style-name="T132">Elastyczny Chwyt</text:span></text:p>
      <text:p text:style-name="Text_20_body">Poziom 2: <text:span text:style-name="T132">Bezpieczny Upadek</text:span></text:p>
      <text:p text:style-name="P120">Poziom 3: <text:span text:style-name="T59">Przeniknięcie Przez Barierę</text:span> <text:span text:style-name="T132">lub</text:span> <text:s/><text:span text:style-name="T32">Przekierowanie Ataku</text:span></text:p>
      <text:p text:style-name="Text_20_body">Poziom 4: <text:span text:style-name="T132">Odporność</text:span></text:p>
      <text:p text:style-name="P120">Poziom 5: <text:span text:style-name="T16">Mistrz Ruchu</text:span></text:p>
      <text:p text:style-name="P120">Poziom 6: <text:span text:style-name="T28">Ruch i Multiatak </text:span><text:span text:style-name="T60">lub Jeszcze Żywy</text:span></text:p>
      <text:p text:style-name="P10">Wtrącenia MG: Atak lub efekt wchodzi w interakcję z elastycznością BG. Rozciągnięta kończyna staje się przeciążona i słaba. </text:p>
      <text:p text:style-name="P14">Rozdziera Ściany Świata</text:p>
      <text:p text:style-name="P124">Szybkość i fazowanie daje Ci unikalną zdolność unikania zagrożeń i zadawania obrażeń jednocześnie. </text:p>
      <text:p text:style-name="P121">Poziom 1: <text:span text:style-name="T18">Bieg Fazowy</text:span></text:p>
      <text:p text:style-name="P121">Poziom 1: <text:span text:style-name="T37">Przeszkadzający Dotyk</text:span></text:p>
      <text:p text:style-name="P121">Poziom 2: <text:span text:style-name="T61">Fazowe Zadrapanie</text:span></text:p>
      <text:p text:style-name="P121">Poziom 3: <text:span text:style-name="T48">Niewidzialne Fazowanie </text:span><text:span text:style-name="T62">lub </text:span><text:span text:style-name="T15">Przechodzenie Przez Ściany</text:span></text:p>
      <text:p text:style-name="P121">Poziom 4: <text:span text:style-name="T18">Detonacja Fazowa</text:span></text:p>
      <text:p text:style-name="P121">Poziom 5: <text:span text:style-name="T15">Bardzo Długi Bi</text:span><text:span text:style-name="T63">e</text:span><text:span text:style-name="T15">g Fazowy</text:span></text:p>
      <text:p text:style-name="P121">Poziom 6: <text:span text:style-name="T13">Potężniejsze Fazowanie</text:span> <text:span text:style-name="T134">lub</text:span> <text:span text:style-name="T15">Nietykalny</text:span><text:span text:style-name="T35"> Podczas Ruchu</text:span></text:p>
      <text:p text:style-name="Text_20_body"><text:span text:style-name="T134">Wtrącenia MG</text:span>: <text:span text:style-name="T134">Poruszanie się tak szybko czasami prowadzi wprost na niespodziewane, egzotyczne przeszkody.</text:span></text:p>
      <text:p text:style-name="P14">Rozwiązuje Tajemnice</text:p>
      <text:p text:style-name="P124">Jesteś mistrzem dedukcji, używającym dowodów, by odnaleźć odpowiedzi.</text:p>
      <text:p text:style-name="P121"><text:soft-page-break/>Poziom 1: <text:span text:style-name="T48">Śledczy</text:span></text:p>
      <text:p text:style-name="P121">Poziom 1: <text:span text:style-name="T13">Detektyw</text:span></text:p>
      <text:p text:style-name="P121">Poziom 2: <text:span text:style-name="T33">Z Dala od Niebezpieczeństwa</text:span></text:p>
      <text:p text:style-name="P121">Poziom 3: <text:span text:style-name="T64">Dobrze Wykształcony</text:span> <text:span text:style-name="T134">lub</text:span> <text:span text:style-name="T134">Umiejętny Atak</text:span></text:p>
      <text:p text:style-name="P121">Poziom 4: <text:span text:style-name="T9">Wyciągnięcie Wniosków</text:span></text:p>
      <text:p text:style-name="P121">Poziom 5: <text:span text:style-name="T44">Ogarnięcie Sytuacji</text:span></text:p>
      <text:p text:style-name="P121">Poziom 6: <text:span text:style-name="T61">Przejęcie Inicjatywy </text:span><text:span text:style-name="T62">lub </text:span><text:span text:style-name="T6">Większa Umiejętność Obrony</text:span></text:p>
      <text:p text:style-name="Text_20_body"><text:span text:style-name="T134">Wtrącenia MG</text:span>: <text:span text:style-name="T134">Dowody znikają, fałszywe tropy konfundują, a świadkowie kłamią. Początkowe wnioski mogą być błędne.</text:span></text:p>
      <text:p text:style-name="P14">Rośnie do Gigantycznych Rozmiarów</text:p>
      <text:p text:style-name="P125">Na krótkie okresy, rośniesz większy i, z odpowiednim dośiadczeniem, do prawdziwie gigantycznych rozmiarów.</text:p>
      <text:p text:style-name="P122">Poziom 1: <text:span text:style-name="T17">Wzrost</text:span></text:p>
      <text:p text:style-name="Text_20_body">Poziom 1: <text:span text:style-name="T135">Przeogromny</text:span></text:p>
      <text:p text:style-name="Text_20_body">Poziom 2: <text:span text:style-name="T135">Większy</text:span></text:p>
      <text:p text:style-name="P122">Poziom 2: <text:s/><text:span text:style-name="T54">Zalety Bycia Dużym</text:span></text:p>
      <text:p text:style-name="P122">Poziom 3: <text:span text:style-name="T6">Wielki </text:span><text:span text:style-name="T65">lub</text:span> <text:span text:style-name="T135">Rzut</text:span></text:p>
      <text:p text:style-name="Text_20_body">Poziom 4: <text:span text:style-name="T135">Chwyt</text:span></text:p>
      <text:p text:style-name="Text_20_body">Poziom 5: <text:span text:style-name="T135">Wielgachny</text:span></text:p>
      <text:p text:style-name="Text_20_body">Poziom 6: <text:span text:style-name="T135">Kolos lub</text:span> <text:span text:style-name="T135">Śmiertelne Obrażenia</text:span></text:p>
      <text:p text:style-name="Text_20_body"><text:span text:style-name="T136">Wtrącenia MG</text:span>: <text:span text:style-name="T136">Nagły wzrost przewraca meble lub sprawia, że przebijasz sufit. Powiększona postać przebija podłogę. </text:span></text:p>
      <text:p text:style-name="P14">Rzeźbi Twardym Światłe<text:span text:style-name="T137">m</text:span></text:p>
      <text:p text:style-name="P126">Tworzysz fizyczne przedmioty z twardego światła, które możesz wykorzystać do obrony lub ataku.</text:p>
      <text:p text:style-name="Text_20_body">Poziom 1: A<text:span text:style-name="T137">utomatyczny Blask</text:span></text:p>
      <text:p text:style-name="Text_20_body">Poziom 1: <text:span text:style-name="T137">Chwilowe Światło</text:span></text:p>
      <text:p text:style-name="Text_20_body">Poziom 2: <text:span text:style-name="T137">Macki Mocy</text:span></text:p>
      <text:p text:style-name="P123">Poziom 3: <text:span text:style-name="T137">Twardsze Światło lub </text:span><text:span text:style-name="T61">Rzeźbienie Światłem</text:span></text:p>
      <text:p text:style-name="P123">Poziom 4: <text:span text:style-name="T16">Większy Ulepszony Intelekt</text:span></text:p>
      <text:p text:style-name="P123">Poziom 5: <text:span text:style-name="T21">Ulepszone Rzeźbienie Światłem</text:span></text:p>
      <text:p text:style-name="Text_20_body">Poziom 6: <text:span text:style-name="T137">Pole Obronne</text:span> <text:span text:style-name="T137">lub</text:span> <text:span text:style-name="T137">Lot</text:span></text:p>
      <text:p text:style-name="Text_20_body"><text:span text:style-name="T137">Wtrącenia MG</text:span>: <text:span text:style-name="T137">Przedmiot z twardego światła przedwcześnie znika. Przedmiot z twardego światła nie może wpłynąć na daną istotę lub kolor.</text:span></text:p>
      <text:p text:style-name="P14"><text:soft-page-break/>Rzuca ze Śmiertelną Dokładnością</text:p>
      <text:p text:style-name="P127">Wszystko co opuszcza Twoją dłoń idzie dokładnie gdzie sobie tego życzysz, z prędkością i w miejsce, gdzie osiągnie najlepszy efekt.</text:p>
      <text:p text:style-name="Text_20_body">Poziom 1: Pre<text:span text:style-name="T139">c</text:span><text:span text:style-name="T138">y</text:span><text:span text:style-name="T139">z</text:span><text:span text:style-name="T138">ja</text:span></text:p>
      <text:p text:style-name="Text_20_body">Poziom 2: <text:span text:style-name="T138">Ostrożny Rzut</text:span></text:p>
      <text:p text:style-name="Text_20_body">Poziom 3: <text:span text:style-name="T138">Szybki Rzut</text:span> <text:span text:style-name="T138">lub</text:span> <text:span text:style-name="T138">Umiejętna Obrona</text:span></text:p>
      <text:p text:style-name="Text_20_body">Poziom 4: <text:span text:style-name="T138">Wszystko Jest Bronią</text:span></text:p>
      <text:p text:style-name="Text_20_body">Poziom 4: <text:span text:style-name="T138">Wyspecjalizowa</text:span><text:span text:style-name="T139">n</text:span><text:span text:style-name="T138">y w Rzucaniu</text:span></text:p>
      <text:p text:style-name="Text_20_body">Poziom 5: <text:span text:style-name="T138">Wir Rzutek</text:span></text:p>
      <text:p text:style-name="Text_20_body">Poziom 6: <text:span text:style-name="T138">Śmiertelne Obrażenia</text:span> <text:span text:style-name="T138">lub</text:span> <text:span text:style-name="T138">Mistrzostwo Obrony</text:span></text:p>
      <text:p text:style-name="Text_20_body"><text:span text:style-name="T138">Wtrącenia MG</text:span>: <text:span text:style-name="T138">Chybione ataki trafiają w zły cel. Rykoszety mogą być niebezpieczne. Improwizowane bronie się psują. </text:span></text:p>
      <text:p text:style-name="P14">Spaceruje w Dzikich Lasach</text:p>
      <text:p text:style-name="P127">Posługujesz się magią natury, która czerpie z potęgi drzew. </text:p>
      <text:p text:style-name="Text_20_body">Poziom 1: <text:span text:style-name="T138">Życie w Dziczy</text:span></text:p>
      <text:p text:style-name="Text_20_body">Poziom 1: <text:span text:style-name="T138">Dodatkowy Odpoczynek</text:span></text:p>
      <text:p text:style-name="Text_20_body">Poziom 2: <text:span text:style-name="T138">Ciało z Drewna</text:span></text:p>
      <text:p text:style-name="Text_20_body">Poziom 3: <text:span text:style-name="T138">Drzewny Kompan</text:span> <text:span text:style-name="T138">lub</text:span> <text:span text:style-name="T138">Dzika Świadomość</text:span></text:p>
      <text:p text:style-name="Text_20_body">Poziom 4: <text:span text:style-name="T138">Podróż Przez Drzewa</text:span></text:p>
      <text:p text:style-name="Text_20_body">Poziom 5: <text:span text:style-name="T138">Wielkie Drzewo</text:span></text:p>
      <text:p text:style-name="Text_20_body">Poziom 6: <text:span text:style-name="T138">Straszny Las</text:span> <text:span text:style-name="T138">lub</text:span> <text:span text:style-name="T138">Odżywc</text:span><text:span text:style-name="T139">z</text:span><text:span text:style-name="T138">y Wykwit</text:span></text:p>
      <text:p text:style-name="Text_20_body"><text:span text:style-name="T138">Wtrącenia MG</text:span>: <text:span text:style-name="T138">Drewniana postać zapala się. Dziki zamach konarem drzewa uderza w sprzymierzeńca. Pewne drzewa mają mroczne serca i nienawidzą wszystkich ludzi.</text:span></text:p>
      <text:p text:style-name="P14">Stawia Umysł Ponad Materią</text:p>
      <text:p text:style-name="P128">Możesz poruszać telekinetycznie przedmioty bez fizycznego dotykania ich.</text:p>
      <text:p text:style-name="Text_20_body">Poziom 1: <text:span text:style-name="T140">Odbicie Ataków</text:span></text:p>
      <text:p text:style-name="Text_20_body">Poziom 2: Tele<text:span text:style-name="T140">kineza</text:span></text:p>
      <text:p text:style-name="Text_20_body">Poziom 3: <text:span text:style-name="T140">Chmura Ochronna</text:span> <text:span text:style-name="T140">lub</text:span> <text:span text:style-name="T140">Ulepszenie Siły</text:span></text:p>
      <text:p text:style-name="Text_20_body">Poziom 4: Ap<text:span text:style-name="T140">ortacja</text:span></text:p>
      <text:p text:style-name="Text_20_body">Poziom 5: <text:span text:style-name="T140">Atak Psychikinetyczny</text:span></text:p>
      <text:p text:style-name="Text_20_body">Poziom 6: <text:span text:style-name="T140">Ulepszona Aportacja lub</text:span> <text:span text:style-name="T140">Przebudowa</text:span></text:p>
      <text:p text:style-name="Text_20_body"><text:span text:style-name="T140">Wtrącenia MG</text:span>: <text:span text:style-name="T140">Jeden mentalny błąd, a poruszanie obiekty upadają, a kruche obiekty niszczeją. Czasami zły przedmiot się porusza, upada lub niszczeje.</text:span></text:p>
      <text:p text:style-name="P14"><text:soft-page-break/>Szuka Kłopotów</text:p>
      <text:p text:style-name="P132">Jesteś niebezpieczny i lubisz dobrą walkę.</text:p>
      <text:p text:style-name="Text_20_body">Poziom 1: <text:span text:style-name="T141">Pięści Furii</text:span></text:p>
      <text:p text:style-name="Text_20_body">Poziom 1: <text:span text:style-name="T141">Opatrywanie Ran</text:span></text:p>
      <text:p text:style-name="Text_20_body">Poziom 2: <text:span text:style-name="T141">Obrońca</text:span></text:p>
      <text:p text:style-name="Text_20_body">Poziom 2: <text:span text:style-name="T141">Bezpośredni</text:span></text:p>
      <text:p text:style-name="Text_20_body">Poziom 3: <text:span text:style-name="T141">Umiejętny Atak lub</text:span> <text:span text:style-name="T141">Większy Ulepsozny Potencjał</text:span></text:p>
      <text:p text:style-name="Text_20_body">Poziom 4: <text:span text:style-name="T141">Pozbawienie Przytomności</text:span></text:p>
      <text:p text:style-name="Text_20_body">Poziom 5: <text:span text:style-name="T141">Mistrzostwo Ataków</text:span></text:p>
      <text:p text:style-name="Text_20_body">Poziom 6: <text:span text:style-name="T141">Większa Ulepszona Moc</text:span> <text:span text:style-name="T141">lub</text:span> <text:span text:style-name="T141">Śmiertelne Obrażenia</text:span></text:p>
      <text:p text:style-name="P131">Wtrącenia MG: Bronie psują się lub wypadają nawet z najsilniejszego uchwytu. Atakujący mogą się potknąć i upaść. Nawet pole bitwy może działać przeciwko Tobie, gdy przedmioty upadają.</text:p>
      <text:p text:style-name="P14">Szybko się Uczy</text:p>
      <text:p text:style-name="P132">Radzisz sobie z trudnymi sytuacjami w miarę, jak się pojawiają, ucząc się czegoś nowego za każdym razem.</text:p>
      <text:p text:style-name="Text_20_body">Poziom 1: <text:span text:style-name="T141">Ulepszony Intelekt</text:span></text:p>
      <text:p text:style-name="Text_20_body">Poziom 1: <text:span text:style-name="T141">Oto Twój Problem</text:span></text:p>
      <text:p text:style-name="Text_20_body">Poziom 2: <text:span text:style-name="T141">Szybka Nauka</text:span></text:p>
      <text:p text:style-name="Text_20_body">Poziom 3: <text:span text:style-name="T141">Ciężki do Rozproszenia</text:span></text:p>
      <text:p text:style-name="Text_20_body">Poziom 3: <text:span text:style-name="T141">Ulepszone Skupienie w Inteligencji</text:span> <text:span text:style-name="T141">lub</text:span> <text:span text:style-name="T141">Skupienie na Umiejętności</text:span></text:p>
      <text:p text:style-name="Text_20_body">Poziom 4: <text:span text:style-name="T141">Dzielenie się Wiedzą</text:span></text:p>
      <text:p text:style-name="Text_20_body">Poziom 5: <text:span text:style-name="T141">Ulepszony Intelekt</text:span></text:p>
      <text:p text:style-name="Text_20_body">Poziom 5: <text:span text:style-name="T141">Parę Sztuczek w Zanadrzu</text:span></text:p>
      <text:p text:style-name="Text_20_body">Poziom 6: <text:span text:style-name="T141">Dwie Sprawy na Raz</text:span> <text:span text:style-name="T141">lub</text:span> <text:span text:style-name="T141">Umiejętna Obrona</text:span></text:p>
      <text:p text:style-name="Text_20_body"><text:span text:style-name="T141">Wtrącenia MG</text:span>: <text:span text:style-name="T141">Wypadki i pomyłki są świetnymi nauczycielami.</text:span></text:p>
      <text:p text:style-name="P14">Tańczy z Czarną Materią</text:p>
      <text:p text:style-name="P133">Możesz manipulować ciemnością i "ciemną materią".</text:p>
      <text:p text:style-name="P129">Poziom 1: <text:s/><text:span text:style-name="T47">Wstęgi Mrocznej Materii</text:span></text:p>
      <text:p text:style-name="Text_20_body">Poziom 2: <text:span text:style-name="T142">Skrzydła Pustki</text:span></text:p>
      <text:p text:style-name="Text_20_body">Poziom 3: <text:span text:style-name="T142">Płaszcz Ciemnej Materii lub</text:span> <text:span text:style-name="T142">Cios Ciemnej Materii</text:span></text:p>
      <text:p text:style-name="Text_20_body">Poziom 4: <text:span text:style-name="T142">Powłoka Ciemnej Materii</text:span></text:p>
      <text:p text:style-name="Text_20_body">Poziom 5: <text:span text:style-name="T142">Podróżnik Niszczącego Wiatru</text:span></text:p>
      <text:p text:style-name="P129"><text:soft-page-break/>Poziom 6: <text:span text:style-name="T66">Budowla Ciemnej Materii</text:span> <text:span text:style-name="T142">lub</text:span> <text:span text:style-name="T142">W Objęciach Nocy</text:span></text:p>
      <text:p text:style-name="Text_20_body"><text:span text:style-name="T142">Wtrącenia MG</text:span>: <text:span text:style-name="T142">Czarna Materia wycofuje się, zupełnie, jakby miała swoją własną wolę. </text:span></text:p>
      <text:p text:style-name="P14">Tworzy Dziwną Naukę</text:p>
      <text:p text:style-name="P134">Twoja nadnaturalne wejrzenie w rzeczywistość czyni z Ciebie naukowca zdolnego do wielu rzeczy.</text:p>
      <text:p text:style-name="Text_20_body">Poziom 1: <text:span text:style-name="T143">Analiza Laboratoryjna</text:span></text:p>
      <text:p text:style-name="P130">Poziom 1: <text:span text:style-name="T49">Umiejętności Wiedzy</text:span></text:p>
      <text:p text:style-name="Text_20_body">Poziom 2: <text:span text:style-name="T143">Modyfikacja Urządzenia</text:span></text:p>
      <text:p text:style-name="P130">Poziom 3: <text:span text:style-name="T56">Lepsze Życie Dzięki Chemii</text:span> <text:span text:style-name="T143">lub</text:span> <text:span text:style-name="T143">Ulepszone Zdrowie</text:span></text:p>
      <text:p text:style-name="Text_20_body">Poziom 4: <text:span text:style-name="T143">Umiejętności Wiedzy</text:span></text:p>
      <text:p text:style-name="Text_20_body">Poziom 4: <text:span text:style-name="T143">Troszkę Szalony</text:span></text:p>
      <text:p text:style-name="P130">Poziom 5: <text:span text:style-name="T15">Przełom w Badaniach Dziwnej Nauki</text:span></text:p>
      <text:p text:style-name="P130">Poziom 6: <text:span text:style-name="T21">Niemożliwe Osiągnięcie Naukowe</text:span></text:p>
      <text:p text:style-name="Text_20_body">Poziom 6: <text:span text:style-name="T143">Wynalazca lub</text:span> <text:span text:style-name="T143">Pole Obronne</text:span></text:p>
      <text:p text:style-name="Text_20_body"><text:span text:style-name="T143">Wtrącenia MG</text:span>: <text:span text:style-name="T143">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4">Tworzy Iluzje</text:p>
      <text:p text:style-name="P136">Tworzysz obrazy ze światła tak perfekcyjne, że wydają się być realne. </text:p>
      <text:p text:style-name="Text_20_body">Poziom 1: <text:span text:style-name="T144">Mniejsza Iluzja</text:span></text:p>
      <text:p text:style-name="P135">Poziom 2: <text:s/><text:span text:style-name="T21">Iluzoryczne Przebranie</text:span></text:p>
      <text:p text:style-name="Text_20_body">Poziom 3: <text:span text:style-name="T144">Rzuć Iluzję lub</text:span> <text:span text:style-name="T144">Większa Iluzja</text:span></text:p>
      <text:p text:style-name="Text_20_body">Poziom 4: Il<text:span text:style-name="T144">uzyjne Ja</text:span></text:p>
      <text:p text:style-name="Text_20_body">Poziom 5: <text:span text:style-name="T144">Przerażający Obraz</text:span></text:p>
      <text:p text:style-name="Text_20_body">Poziom 6: <text:span text:style-name="T144">Wielka Iluzja</text:span> <text:span text:style-name="T144">lub</text:span> Perma<text:span text:style-name="T144">nentna Iluzja</text:span></text:p>
      <text:p text:style-name="P135"><text:span text:style-name="T144">Wtrącenia MG</text:span>: <text:span text:style-name="T144">Ciężko uwierzyć w iluzję. Iluzja zostaje przejrzana w najgorszym możliwym momencie.</text:span></text:p>
      <text:p text:style-name="P22">Tworzy Unikalne Obiekty</text:p>
      <text:p text:style-name="P136">Jesteś wynalazcą dziwnych i użytecznych przedmiotów. </text:p>
      <text:p text:style-name="P135">Poziom 1: <text:span text:style-name="T144">Rzemieślnik</text:span></text:p>
      <text:p text:style-name="P135">Poziom 1: M<text:span text:style-name="T144">istrz Identyfikacji</text:span></text:p>
      <text:p text:style-name="P135">Poziom 2: <text:span text:style-name="T144">Mechanik Artefaktów</text:span></text:p>
      <text:p text:style-name="P135">Poziom 2: <text:span text:style-name="T144">Szybka Robota</text:span></text:p>
      <text:p text:style-name="P135">Poziom 3: <text:span text:style-name="T144">Mistrzowski Rzemieślnik</text:span> <text:span text:style-name="T144">lub Wbudowane Bronie</text:span></text:p>
      <text:p text:style-name="P135"><text:soft-page-break/>Poziom 4: <text:span text:style-name="T144">Twórca Cypherów</text:span></text:p>
      <text:p text:style-name="P135">Poziom 5: Inno<text:span text:style-name="T144">wator</text:span></text:p>
      <text:p text:style-name="P135">Poziom 6: <text:span text:style-name="T144">Wynalazca lub</text:span> <text:span text:style-name="T144">Zbroja Fuzyjna</text:span></text:p>
      <text:p text:style-name="P136">Wtrącenia MG: Przedmiot zalicza awarię, niszczeje lub kończy swój byt w katastrofalny lub niespodziewany sposób.</text:p>
      <text:p text:style-name="P14">Ucieka Precz</text:p>
      <text:p text:style-name="P138">Twoim pierwszym instynktem jest ucieczka od niebezpieczeństwa, i jesteś w tym bardzo dobry. </text:p>
      <text:p text:style-name="Text_20_body">Poziom 1: <text:span text:style-name="T145">W Defensywie</text:span></text:p>
      <text:p text:style-name="Text_20_body">Poziom 2: <text:span text:style-name="T145">Ulepszona Szybkość</text:span></text:p>
      <text:p text:style-name="Text_20_body">Poziom 2: <text:span text:style-name="T145">Szybka Ucieczka</text:span></text:p>
      <text:p text:style-name="Text_20_body">Poziom 3: <text:span text:style-name="T145">Niemożliwa Szybkość lub</text:span> <text:span text:style-name="T145">Większa Ulepszona Szybkość</text:span></text:p>
      <text:p text:style-name="Text_20_body">Poziom 4: <text:span text:style-name="T145">Determinacja</text:span></text:p>
      <text:p text:style-name="Text_20_body">Poziom 4: <text:span text:style-name="T145">Szybki Umysł</text:span></text:p>
      <text:p text:style-name="Text_20_body">Poziom 5: <text:span text:style-name="T145">Ponowne Ukrycie się</text:span></text:p>
      <text:p text:style-name="Text_20_body">Poziom 6: <text:span text:style-name="T145">Ucieczka lub</text:span> <text:span text:style-name="T145">Umiejęna Obrona</text:span></text:p>
      <text:p text:style-name="P137"><text:span text:style-name="T145">Wtrącenia MG</text:span>: <text:span text:style-name="T145">Szybkie ruchy czasami sprawiają, że upuszczasz przedmioty, poślizgujesz się lub przypadkowo kierujesz się w złą stronę</text:span></text:p>
      <text:p text:style-name="P14">Ujeżd<text:span text:style-name="T145">ż</text:span>a Błyskawicę</text:p>
      <text:p text:style-name="P139">Generujesz i wyzwalasz energię elektryczną.</text:p>
      <text:p text:style-name="Text_20_body">Poziom 1: S<text:span text:style-name="T146">zok</text:span></text:p>
      <text:p text:style-name="Text_20_body">Poziom 1: <text:span text:style-name="T146">Naładowanie</text:span></text:p>
      <text:p text:style-name="Text_20_body">Poziom 2: <text:span text:style-name="T146">Jeździec Błyskawicy</text:span></text:p>
      <text:p text:style-name="Text_20_body">Poziom 3: El<text:span text:style-name="T146">ektryczny Pancerz</text:span> <text:span text:style-name="T146">lub</text:span> <text:span text:style-name="T146">Wyssanie Ładunku</text:span></text:p>
      <text:p text:style-name="Text_20_body">Poziom 4: <text:span text:style-name="T146">Promienie Mocy</text:span></text:p>
      <text:p text:style-name="Text_20_body">Poziom 5: E<text:span text:style-name="T146">lektryczny Lot</text:span></text:p>
      <text:p text:style-name="Text_20_body">Poziom 6: <text:span text:style-name="T146">Szybkość Błyskawicy</text:span> <text:span text:style-name="T146">lub</text:span> <text:span text:style-name="T146">Ściana Błyskawic</text:span></text:p>
      <text:p text:style-name="Text_20_body"><text:span text:style-name="T146">Wtrącenia MG</text:span>: <text:span text:style-name="T146">Przypadkowi ludzie zostają zaatakowani prądem. Obiekty eksplodują. </text:span></text:p>
      <text:p text:style-name="P14">Uzdrawia</text:p>
      <text:p text:style-name="P140">Możesz leczyć innych dotykiem, wpływać na czas, by pomagać innym, i ogólnie jesteś kochany przez wszystkich.</text:p>
      <text:p text:style-name="Text_20_body">Poziom 1: <text:span text:style-name="T146">Leczący Dotyk</text:span></text:p>
      <text:p text:style-name="Text_20_body">Poziom 2: <text:span text:style-name="T146">Uzdrowienie</text:span></text:p>
      <text:p text:style-name="Text_20_body">Poziom 3: <text:span text:style-name="T146">Uzdrawiająca Fontanna lub</text:span> <text:span text:style-name="T146">Cudowne Zdrowie</text:span></text:p>
      <text:p text:style-name="Text_20_body"><text:soft-page-break/>Poziom 4: <text:span text:style-name="T146">Zainspirowanie Akcji</text:span></text:p>
      <text:p text:style-name="Text_20_body">Poziom 5: <text:span text:style-name="T146">Cofnij</text:span></text:p>
      <text:p text:style-name="Text_20_body">Poziom 6: <text:span text:style-name="T146">Większy Leczący Dotyk</text:span> <text:span text:style-name="T146">lub</text:span> <text:span text:style-name="T146">Przywrócenie Życia</text:span></text:p>
      <text:p text:style-name="Text_20_body"><text:span text:style-name="T146">Wtrącenia MG</text:span>: <text:span text:style-name="T146">Próby uzdrowienia mogą zamiast tego spowodować krzywdę. Społeczność lub jednostka potrzebują uzdrowiciela tam bardzo, że przetrzymują go wbrew jego woli.</text:span></text:p>
      <text:p text:style-name="P14">Walczy Nieczysto</text:p>
      <text:p text:style-name="P140">Zrobisz wszystko, by wygrać walkę: będziesz gryzł, drapał, kopał, oszukiwał i czynił jeszcze gorsze rzeczy.</text:p>
      <text:p text:style-name="Text_20_body">Poziom 1: <text:span text:style-name="T146">Łowczy</text:span></text:p>
      <text:p text:style-name="Text_20_body">Poziom 1: Stalker</text:p>
      <text:p text:style-name="Text_20_body">Poziom 2: S<text:span text:style-name="T146">kradanie się</text:span></text:p>
      <text:p text:style-name="Text_20_body">Poziom 2: <text:span text:style-name="T146">Cel</text:span></text:p>
      <text:p text:style-name="Text_20_body">Poziom 3: <text:span text:style-name="T146">Zdrada</text:span> <text:span text:style-name="T146">lub</text:span> <text:span text:style-name="T146">Atak z Zaskoczenia</text:span></text:p>
      <text:p text:style-name="Text_20_body">Poziom 4: <text:span text:style-name="T146">Gierki Umysłowe</text:span></text:p>
      <text:p text:style-name="Text_20_body">Poziom 4: <text:span text:style-name="T146">Zręczny Wojownik</text:span></text:p>
      <text:p text:style-name="Text_20_body">Poziom 5: <text:span text:style-name="T146">Korzyści z Otoczenia</text:span></text:p>
      <text:p text:style-name="Text_20_body">Poziom 6: <text:span text:style-name="T146">Obrócenie Noża lub</text:span> M<text:span text:style-name="T146">orderca</text:span></text:p>
      <text:p text:style-name="Text_20_body"><text:span text:style-name="T146">Wtrącenia MG</text:span>: <text:span text:style-name="T146">Ludzie nie cenią tych, którzy oszukują lub walczą bez honoru. Czasami brudna sztuczka uderza w Ciebie z powrotem. </text:span></text:p>
      <text:p text:style-name="P14">Walczy z Robotami</text:p>
      <text:p text:style-name="P141">Łatwo przychodzi Ci walka z robotami, automatonami i maszynami.</text:p>
      <text:p text:style-name="Text_20_body">Poziom 1: <text:span text:style-name="T147">Słabe Punkty Maszyn</text:span></text:p>
      <text:p text:style-name="Text_20_body">Poziom 1: <text:span text:style-name="T147">Umiejętności Technologiczne</text:span></text:p>
      <text:p text:style-name="Text_20_body">Poziom 2: <text:span text:style-name="T147">Ochrona Przed Robotami</text:span></text:p>
      <text:p text:style-name="Text_20_body">Poziom 2: <text:span text:style-name="T147">Polowanie na Maszyny</text:span></text:p>
      <text:p text:style-name="Text_20_body">Poziom 3: <text:span text:style-name="T147">Rozbrojeni Urządzenia lub</text:span> <text:span text:style-name="T147">Atak z Zaskoczenia</text:span></text:p>
      <text:p text:style-name="Text_20_body">Poziom 4: <text:span text:style-name="T148">Walczący z Robotami</text:span></text:p>
      <text:p text:style-name="Text_20_body">Poziom 5: <text:span text:style-name="T148">Wyssanie Mocy</text:span></text:p>
      <text:p text:style-name="Text_20_body">Poziom 6: <text:span text:style-name="T148">Deaktywacja Mechanizmu</text:span> <text:span text:style-name="T148">lub</text:span> <text:span text:style-name="T148">Śmiertelne Obrażenia</text:span></text:p>
      <text:p text:style-name="Text_20_body"><text:span text:style-name="T148">Wtrącenia MG</text:span>: <text:span text:style-name="T148">Robot eksploduje po pokonaniu. Inne roboty szukajązemsty na postaci. </text:span></text:p>
      <text:p text:style-name="P14">Walcząc, Porywa Tłum</text:p>
      <text:p text:style-name="P142">Jesteś ryzykantem wywijającym mieczem, który posiada zachwycający styl walki, który przyjemnie jest oglądać. </text:p>
      <text:p text:style-name="Text_20_body"><text:soft-page-break/>Poziom 1: <text:span text:style-name="T148">Estetyczny Atak</text:span></text:p>
      <text:p text:style-name="Text_20_body">Poziom 2: <text:span text:style-name="T148">Szybki Blok</text:span></text:p>
      <text:p text:style-name="Text_20_body">Poziom 3: <text:span text:style-name="T148">Akrobatyczny Atak</text:span> <text:span text:style-name="T148">lub</text:span> <text:span text:style-name="T148">Czcze Przechwałki</text:span></text:p>
      <text:p text:style-name="Text_20_body">Poziom 4: <text:span text:style-name="T148">Chronienie Sprzymierzeńca</text:span></text:p>
      <text:p text:style-name="Text_20_body">Poziom 4: <text:span text:style-name="T148">Szybkie Zabójstwo</text:span></text:p>
      <text:p text:style-name="Text_20_body">Poziom 5: <text:span text:style-name="T148">Korzyśći z Otoczenia</text:span></text:p>
      <text:p text:style-name="Text_20_body">Poziom 6: <text:span text:style-name="T149">Szybki Umysł</text:span> <text:span text:style-name="T149">lub</text:span> <text:span text:style-name="T149">Kontratak</text:span></text:p>
      <text:p text:style-name="Text_20_body"><text:span text:style-name="T149">Wtrącenia MG</text:span>: <text:span text:style-name="T149">Pokaz okazuje się głupiutki, niezdarny lub nieatrakcyjny. </text:span></text:p>
      <text:p text:style-name="P14">Wolałby Czytać</text:p>
      <text:p text:style-name="P143">Książki to Twoi przyjaciele. Co jest ważniejszego od wiedzy? Nic. </text:p>
      <text:p text:style-name="Text_20_body">Poziom 1: <text:span text:style-name="T149">Wiedza to Potęga</text:span></text:p>
      <text:p text:style-name="Text_20_body">Poziom 2: <text:span text:style-name="T149">Większy Ulepszony Intelekt</text:span></text:p>
      <text:p text:style-name="Text_20_body">Poziom 3: <text:span text:style-name="T149">Stosowanie Swojej Wiedzy</text:span> <text:span text:style-name="T149">lub</text:span> <text:span text:style-name="T149">Skupienie na Umiejętności</text:span></text:p>
      <text:p text:style-name="Text_20_body">Poziom 4: <text:span text:style-name="T149">Wiedza to Potęga</text:span></text:p>
      <text:p text:style-name="Text_20_body">Poziom 4: <text:span text:style-name="T149">Wiedza o Nieznanym</text:span></text:p>
      <text:p text:style-name="Text_20_body">Poziom 5: <text:span text:style-name="T149">Większy Ulepszony Intelekt</text:span></text:p>
      <text:p text:style-name="Text_20_body">Poziom 6: <text:span text:style-name="T149">Wiedza to Potęga</text:span></text:p>
      <text:p text:style-name="Text_20_body">Poziom 6: <text:span text:style-name="T149">Wieża Intelektu</text:span> <text:span text:style-name="T149">lub</text:span> <text:span text:style-name="T149">Czytając Znaki</text:span></text:p>
      <text:p text:style-name="Text_20_body"><text:span text:style-name="T149">Wtrącenia MG</text:span>: <text:span text:style-name="T149">Książki się palą, moczą lub gubią. Komputery się psują lub tracą zasilanie. Okulary się tłuką.</text:span></text:p>
      <text:p text:style-name="P14">Wpada w Furię</text:p>
      <text:p text:style-name="P144">Kiedy wpadasz w furię, wszyscy wpadają w popłoch.</text:p>
      <text:p text:style-name="Text_20_body">Poziom 1: <text:span text:style-name="T150">Szał</text:span></text:p>
      <text:p text:style-name="Text_20_body">Poziom 2: <text:span text:style-name="T150">Większa Ulepszona Moc</text:span></text:p>
      <text:p text:style-name="Text_20_body">Poziom 2: <text:span text:style-name="T150">Umiejętności Ruchu</text:span></text:p>
      <text:p text:style-name="Text_20_body">Poziom 3: P<text:span text:style-name="T150">otężne Uderzenie lub Wojownik Bez Zbroi</text:span></text:p>
      <text:p text:style-name="Text_20_body">Poziom 4: <text:span text:style-name="T150">Większy Szał</text:span></text:p>
      <text:p text:style-name="Text_20_body">Poziom 5: <text:span text:style-name="T150">Atak i Ponowny Atak</text:span></text:p>
      <text:p text:style-name="Text_20_body">Poziom 6: <text:span text:style-name="T150">Większy Ulepszony Potencjał</text:span> <text:span text:style-name="T150">lub Śmiertelne Obrażenia</text:span></text:p>
      <text:p text:style-name="Text_20_body"><text:span text:style-name="T150">Wtrącenia MG</text:span>: <text:span text:style-name="T150">To łatwe dla berserka, by utracić kontrolę i zaatakować zarówno przyjaciół jak i wrogów.</text:span></text:p>
      <text:p text:style-name="P14">Wspiera Społeczność</text:p>
      <text:p text:style-name="P37"><text:soft-page-break/>Utrzymujesz miejsce gdzie żyjesz bezpieczne od wszelkich niebezpieczeństw.</text:p>
      <text:p text:style-name="P25">Poziom 1: <text:span text:style-name="T150">Wiedza o Społeczności</text:span></text:p>
      <text:p text:style-name="P25">Poziom 1: <text:span text:style-name="T150">Lokalny Aktywista</text:span></text:p>
      <text:p text:style-name="P25">Poziom 2: <text:span text:style-name="T150">Umiejętny Atak</text:span></text:p>
      <text:p text:style-name="P25">Poziom 3: <text:span text:style-name="T150">Furia Pasterza lub</text:span> <text:span text:style-name="T150">Umiejętna Obrona</text:span></text:p>
      <text:p text:style-name="P25">Poziom 4: <text:span text:style-name="T150">Większy Ulepszony Potencjał</text:span></text:p>
      <text:p text:style-name="P25">Poziom 5: <text:span text:style-name="T150">Unik</text:span></text:p>
      <text:p text:style-name="P25">Poziom 6: <text:span text:style-name="T150">Większa Umiejętno</text:span><text:span text:style-name="T151">ś</text:span><text:span text:style-name="T150">ć Ataku</text:span> <text:span text:style-name="T150">lub</text:span> <text:span text:style-name="T150">Mur Obronny</text:span></text:p>
      <text:p text:style-name="P25"><text:span text:style-name="T150">Wtrącenia MG</text:span>: <text:span text:style-name="T150">Ludzie w społeczności nie rozumieją motywów postaci. Rywele próbują pozby się postaci.</text:span></text:p>
      <text:p text:style-name="P14">Wyje do Księżyca</text:p>
      <text:p text:style-name="P147">Na krótki czas stajesz się przerażającą i potężną istotą, która ma problemy, żeby się kontrolować. </text:p>
      <text:p text:style-name="Text_20_body">Poziom 1: <text:span text:style-name="T151">Likantropia</text:span></text:p>
      <text:p text:style-name="Text_20_body">Poziom 2: <text:span text:style-name="T151">Kontrolowana Przemiana</text:span></text:p>
      <text:p text:style-name="Text_20_body">Poziom 3: <text:span text:style-name="T151">Większy Likantrop</text:span> <text:span text:style-name="T151">lub</text:span> <text:span text:style-name="T151">Większa Likantropia</text:span></text:p>
      <text:p text:style-name="Text_20_body">Poziom 4: <text:span text:style-name="T151">Większa Kontrolowana Zmiana</text:span></text:p>
      <text:p text:style-name="Text_20_body">Poziom 5: <text:span text:style-name="T151">Ulepszona Likantropia</text:span></text:p>
      <text:p text:style-name="Text_20_body">Poziom 6: <text:span text:style-name="T151">Śmiertelne Obrażenia</text:span> <text:span text:style-name="T151">lub</text:span> P<text:span text:style-name="T151">erfekcyjna Kontrola</text:span></text:p>
      <text:p text:style-name="Text_20_body"><text:span text:style-name="T151">Wtrącenia MG</text:span>: <text:span text:style-name="T151">Przemiana przebiega w sposób niekontrolowany. Ludzie boją się potworów. </text:span></text:p>
      <text:p text:style-name="P14">Wysysa Energię</text:p>
      <text:p text:style-name="P146">Wysysasz energię tak z maszyn, jak i z istot w celu wzmocnienia samego siebie.</text:p>
      <text:p text:style-name="P147">(Roboty i inne żywe maszyny powinny być traktowane jak istoty, a nie maszyny, dla celów wysysania z nich energii.)</text:p>
      <text:p text:style-name="Text_20_body">Poziom 1: <text:span text:style-name="T151">Wyssanie Maszyny</text:span></text:p>
      <text:p text:style-name="Text_20_body">Poziom 2: <text:span text:style-name="T151">Wyssanie Istoty</text:span></text:p>
      <text:p text:style-name="Text_20_body">Poziom 3: <text:span text:style-name="T151">Wyssanie na Zasięg lub</text:span> <text:span text:style-name="T151">Wysuszająca Konsupcja</text:span></text:p>
      <text:p text:style-name="Text_20_body">Poziom 4: <text:span text:style-name="T151">Przechowanie Energii</text:span></text:p>
      <text:p text:style-name="Text_20_body">Poziom 5: <text:span text:style-name="T151">Dzielona Moc</text:span></text:p>
      <text:p text:style-name="Text_20_body">Poziom 6: <text:span text:style-name="T151">Wybuchowe Rozładowanie lub</text:span> <text:span text:style-name="T151">Pula Słoneczna</text:span></text:p>
      <text:p text:style-name="Text_20_body"><text:span text:style-name="T151">Wtrącenia MG</text:span>: <text:span text:style-name="T151">Wyssana moc nosi z sobą coś niechcianego – przymusy, choroby lub obce myśli. Wyssana moc może przeciążyć postać, powodując kłopoty.</text:span></text:p>
      <text:p text:style-name="P14">Wyszedł z Obelisku</text:p>
      <text:p text:style-name="P148"><text:soft-page-break/>Twoje ciało, twarde jak kryształ, daje Ci unikalne zdolności, zyskane po wejściu w interakcję z lewitującym, kryształowym obeliskiem.</text:p>
      <text:p text:style-name="Text_20_body">Poziom 1: <text:span text:style-name="T152">Kryształowe Ciało</text:span></text:p>
      <text:p text:style-name="Text_20_body">Poziom 2: <text:span text:style-name="T152">Unoszenie się</text:span></text:p>
      <text:p text:style-name="Text_20_body">Poziom 3: <text:span text:style-name="T152">Zamieszkując Kryształ</text:span> <text:span text:style-name="T152">lub</text:span> <text:span text:style-name="T152">Nieruszony</text:span></text:p>
      <text:p text:style-name="Text_20_body">Poziom 4: <text:span text:style-name="T152">Kryształowe Soczewki</text:span></text:p>
      <text:p text:style-name="Text_20_body">Poziom 5: <text:span text:style-name="T152">Częstotliwość Rezonansowa</text:span></text:p>
      <text:p text:style-name="Text_20_body">Poziom 6: <text:span text:style-name="T152">Trzęsienie Rezonansowe</text:span> <text:span text:style-name="T152">lub</text:span> <text:span text:style-name="T152">Powrót do Obelisku</text:span></text:p>
      <text:p text:style-name="Text_20_body"><text:span text:style-name="T152">Wtrącenia MG</text:span>: <text:span text:style-name="T152">Cyphery i artefakty działają niespodziewanie w rękach postaci. </text:span></text:p>
      <text:p text:style-name="P14">Włada Dziką Magią</text:p>
      <text:p text:style-name="P148">Jesteś użytkownikiem magii, który uczy się różnorodnych zakl<text:span text:style-name="T170">ę</text:span>ć zamiast skupiać na jednej szkole magii.</text:p>
      <text:p text:style-name="Text_20_body">Poziom 1: <text:span text:style-name="T152">Magiczne Zasoby</text:span></text:p>
      <text:p text:style-name="Text_20_body">Poziom 1: <text:span text:style-name="T152">Rzucanie Cypherów</text:span></text:p>
      <text:p text:style-name="P145">Poziom 2: <text:span text:style-name="T17">Zwiększenie Limitu Subtelnych Cypherów</text:span></text:p>
      <text:p text:style-name="Text_20_body">Poziom 3: <text:span text:style-name="T152">Przypływ Cyphera</text:span> <text:span text:style-name="T152">lub Szybsza Dzika Magia</text:span></text:p>
      <text:p text:style-name="P145">Poziom 4: <text:span text:style-name="T17">Zwiększenie Limitu Subtelnych Cypherów</text:span></text:p>
      <text:p text:style-name="Text_20_body">Poziom 5: <text:span text:style-name="T152">Wyuczone Zaklęcia</text:span></text:p>
      <text:p text:style-name="Text_20_body">Poziom 6: <text:span text:style-name="T152">Maksymalizacja Cyphera</text:span> <text:span text:style-name="T152">lub</text:span> <text:span text:style-name="T152">Dzikie Oświecenie</text:span></text:p>
      <text:p text:style-name="Text_20_body"><text:span text:style-name="T152">Wtrącenia MG: Zaklęcie działa losowo lub uderza w rzucającego. Coś przeszkadza w przygotowaniu zakl</text:span><text:span text:style-name="T153">ę</text:span><text:span text:style-name="T152">ć. Rzucanie zaklęć przyciąga uwagę potężnej istoty lub rywala. </text:span><text:s/><text:span text:style-name="T152">Zakl</text:span><text:span text:style-name="T153">ę</text:span><text:span text:style-name="T152">cie-cypher podczas rzucania zamienia się w przypadkowy cypher. </text:span></text:p>
      <text:p text:style-name="P14">Włada Grawitacją</text:p>
      <text:p text:style-name="P150">Możesz kontrolować działanie grawitacji.</text:p>
      <text:p text:style-name="Text_20_body"><text:span text:style-name="T154">Opcja do podmiany</text:span>: <text:span text:style-name="T154">Ciężki</text:span></text:p>
      <text:p text:style-name="Text_20_body">Poziom 1: <text:span text:style-name="T154">Unoszenie się</text:span></text:p>
      <text:p text:style-name="Text_20_body">Poziom 2: <text:span text:style-name="T154">Ulepszone Skupienie w Szybkości</text:span></text:p>
      <text:p text:style-name="Text_20_body">Poziom 3: D<text:span text:style-name="T154">efiniowanie Dołu</text:span> <text:span text:style-name="T154">lub</text:span> <text:span text:style-name="T154">Szarpnięcie Grawitacyjne</text:span></text:p>
      <text:p text:style-name="Text_20_body">Poziom 4: <text:span text:style-name="T154">Pole Grawitacyjne</text:span></text:p>
      <text:p text:style-name="Text_20_body">Poziom 5: <text:span text:style-name="T154">Lot</text:span></text:p>
      <text:p text:style-name="Text_20_body">Poziom 6: <text:span text:style-name="T154">Ulepszone Szarpnięcie Grawitacyjne</text:span> <text:span text:style-name="T154">lub</text:span> <text:span text:style-name="T154">Ciężar Świata</text:span></text:p>
      <text:p text:style-name="P149"><text:span text:style-name="T154">Wtrącenia MG</text:span>: <text:span text:style-name="T154">Postronni reagują wielkim strachem. Dziwna interackaj posyła obiekty lub sojusznika w niebiosa. </text:span></text:p>
      <text:p text:style-name="P23"><text:soft-page-break/>Włada Magnetyzmem</text:p>
      <text:p text:style-name="P150">Rozkazujesz metalom i mocom magnetycznym.</text:p>
      <text:p text:style-name="P149">Poziom 1: <text:span text:style-name="T154">Poruszanie Metalu</text:span></text:p>
      <text:p text:style-name="P149">Poziom 2: <text:span text:style-name="T154">Odparcie Metalu</text:span></text:p>
      <text:p text:style-name="P149">Poziom 3: <text:span text:style-name="T154">Niszczenie Metalu lub Nakierowywany Pocisk</text:span></text:p>
      <text:p text:style-name="P149">Poziom 4: <text:span text:style-name="T154">Pole Magnetyczne</text:span></text:p>
      <text:p text:style-name="P149">Poziom 5: <text:span text:style-name="T154">Kontrola Metalu</text:span></text:p>
      <text:p text:style-name="P149">Poziom 6: Diama<text:span text:style-name="T154">gnetyzm</text:span> <text:span text:style-name="T154">lub</text:span> <text:span text:style-name="T154">Stalowy Cios</text:span></text:p>
      <text:p text:style-name="P149"><text:span text:style-name="T154">Wtrącenia MG</text:span>: <text:span text:style-name="T154">Metal się obraca, zgina i produkuje odpryski. Problem z koncentracją może sprawić, że coś Ci upadnie o złym czasie. </text:span></text:p>
      <text:p text:style-name="P14">Włada Mocami Mentalnymi</text:p>
      <text:p text:style-name="P151">Wytrenowałeś swój umysł, by wykonywać zaskakujące psychiczne zadania. </text:p>
      <text:p text:style-name="Text_20_body">Poziom 1: <text:span text:style-name="T155">Telepatia</text:span></text:p>
      <text:p text:style-name="Text_20_body">Poziom 2: <text:span text:style-name="T155">Czytanie Myśli</text:span></text:p>
      <text:p text:style-name="Text_20_body">Poziom 3: P<text:span text:style-name="T155">sioniczna Erupcja</text:span> <text:span text:style-name="T155">lub</text:span> P<text:span text:style-name="T155">sioniczna Sugestia</text:span></text:p>
      <text:p text:style-name="Text_20_body">Poziom 4: <text:span text:style-name="T155">Podłączony do Cudzych Zmysłów</text:span></text:p>
      <text:p text:style-name="Text_20_body">Poziom 5: <text:span text:style-name="T155">Wizja Przyszłości</text:span></text:p>
      <text:p text:style-name="Text_20_body">Poziom 6: <text:span text:style-name="T155">Kontrola Umysłu</text:span> <text:span text:style-name="T155">lub</text:span> <text:span text:style-name="T155">Sieć Telepatyczna</text:span></text:p>
      <text:p text:style-name="Text_20_body"><text:span text:style-name="T155">Wtrącenia MG</text:span>: <text:span text:style-name="T155">Coś podejrzanego w umyśle celu jest przerażające. Cel może odczytać myśli postaci.</text:span></text:p>
      <text:p text:style-name="P14">Włada Niewidzialną Mocą</text:p>
      <text:p text:style-name="P152">Naginasz światło i manipulujesz promieniami mocy dla ataku i obrony.</text:p>
      <text:p text:style-name="Text_20_body">Poziom 1: <text:span text:style-name="T156">Zniknięcie</text:span></text:p>
      <text:p text:style-name="Text_20_body">Poziom 2: <text:span text:style-name="T156">Macki Mocy</text:span></text:p>
      <text:p text:style-name="Text_20_body">Poziom 2: <text:span text:style-name="T156">Wyostrzone Zmysły</text:span></text:p>
      <text:p text:style-name="Text_20_body">Poziom 3: <text:span text:style-name="T156">Bariera Pola Siłowego</text:span> <text:span text:style-name="T156">lub</text:span> <text:span text:style-name="T156">Masowe Znikanie</text:span></text:p>
      <text:p text:style-name="Text_20_body">Poziom 4: <text:span text:style-name="T156">Niewidzialność</text:span></text:p>
      <text:p text:style-name="Text_20_body">Poziom 5: <text:span text:style-name="T156">Pole Obronne</text:span></text:p>
      <text:p text:style-name="Text_20_body">Poziom 6: <text:span text:style-name="T156">Wybuch</text:span> <text:span text:style-name="T156">lub Generacja Pola Siłowego</text:span></text:p>
      <text:p text:style-name="P152">Wtrącenia MG: Niewidzialność częściowo zanika, ujawniając obecnośc postaci. Pole silowe jet przebite przez niecodzienny lub niespodziewany atak.</text:p>
      <text:p text:style-name="P14">Włada Rojem</text:p>
      <text:p text:style-name="P152"><text:soft-page-break/>Owady. Szczury. Nietoperze. Nawet ptaki. Władasz jednym rodzajem małych istot, które Tobie podlegają. </text:p>
      <text:p text:style-name="Text_20_body">Poziom 1: <text:span text:style-name="T156">Wpływ na Rój</text:span></text:p>
      <text:p text:style-name="Text_20_body">Poziom 2: <text:span text:style-name="T156">Kontrola Roju</text:span></text:p>
      <text:p text:style-name="Text_20_body">Poziom 3: <text:span text:style-name="T156">Żywa Zbroja lub</text:span> <text:span text:style-name="T156">Umiejętny Atak</text:span></text:p>
      <text:p text:style-name="Text_20_body">Poziom 4: <text:span text:style-name="T156">Wezwanie Roju</text:span></text:p>
      <text:p text:style-name="Text_20_body">Poziom 5: <text:span text:style-name="T156">Pozyskanie Nietypowego Kompana</text:span></text:p>
      <text:p text:style-name="Text_20_body">Poziom 6: <text:span text:style-name="T156">Śmiercionośny Rój lub</text:span> <text:span text:style-name="T156">Umiejętna Obrona</text:span></text:p>
      <text:p text:style-name="Text_20_body"><text:span text:style-name="T156">Wtrącenia MG</text:span>: <text:span text:style-name="T156">Polecenie jest omylnie zinterpretowane. Kontrola jest chwilowa lub utracona. Ugryzienia i użądlenia nie są nietypowe dla władających rojami.</text:span></text:p>
      <text:p text:style-name="P14">Włada Zaklęciam<text:span text:style-name="T157">i</text:span></text:p>
      <text:p text:style-name="P159">Poprzez specjalizowanie się w zaklęciach i posiadanie księgi zaklęć, możesz szybko rzucać zaklęcie, takie jak błyskawicę, ogień, żywe cienie i przywoływanie. </text:p>
      <text:p text:style-name="Text_20_body">Poziom 1: <text:span text:style-name="T157">Magiczny Błysk</text:span></text:p>
      <text:p text:style-name="Text_20_body">Poziom 2: <text:span text:style-name="T157">Promień Konfuzji</text:span></text:p>
      <text:p text:style-name="Text_20_body">Poziom 3: <text:span text:style-name="T157">Kwiat Ognia</text:span> <text:span text:style-name="T157">lub</text:span> <text:span text:style-name="T157">Przywołanie Wielkiego Pająka</text:span></text:p>
      <text:p text:style-name="Text_20_body">Poziom 4: <text:span text:style-name="T157">Przesłuchanie Duszy</text:span></text:p>
      <text:p text:style-name="Text_20_body">Poziom 5: <text:span text:style-name="T157">Ściana z Granitu</text:span></text:p>
      <text:p text:style-name="Text_20_body">Poziom 6: <text:span text:style-name="T157">Przywołanie Demona</text:span> <text:span text:style-name="T157">lub</text:span> <text:span text:style-name="T157">Słowo Śmierci</text:span></text:p>
      <text:p text:style-name="P159">Wtrącenia MG: Zaklęcie działa źle. Przywołana istota rzuca się na czarownika. Mag-przeciwnik jest przyciągany przez magię użytkownika. </text:p>
      <text:p text:style-name="P14">Zabawia</text:p>
      <text:p text:style-name="P160">Występujesz, głównie dla innych ludzi.</text:p>
      <text:p text:style-name="Text_20_body">Poziom 1: <text:span text:style-name="T158">Beztroska</text:span></text:p>
      <text:p text:style-name="Text_20_body">Poziom 2: <text:span text:style-name="T158">Zainspirowanie Ułatwienia</text:span></text:p>
      <text:p text:style-name="Text_20_body">Poziom 3: <text:span text:style-name="T158">Umiejętności Wiedzy</text:span> <text:span text:style-name="T158">lub</text:span> <text:span text:style-name="T158">Większy Ulepszony Potencjał</text:span></text:p>
      <text:p text:style-name="Text_20_body">Poziom 4: <text:span text:style-name="T158">Uspokojenie</text:span></text:p>
      <text:p text:style-name="Text_20_body">Poziom 5: <text:span text:style-name="T158">Przydatna Pomoc</text:span></text:p>
      <text:p text:style-name="P153">Poziom 6: <text:span text:style-name="T158">Inspirujący Performer</text:span> <text:span text:style-name="T158">lub</text:span> <text:span text:style-name="T15">Okrutne Przedstawienie</text:span></text:p>
      <text:p text:style-name="P160">Wtrącenia MG: Publiczność jest ziritowana lub obrażona. Muzyczne instrumenty się psują. Farby usychają w słoiczkach. Słowa wiersza lub piosenki wypadają Ci z pamięci.</text:p>
      <text:p text:style-name="Text_20_body">Zabija Potwory</text:p>
      <text:p text:style-name="P160">Zabijasz potwory.</text:p>
      <text:p text:style-name="P160"><text:soft-page-break/>(Choć noszenie miecza w settingu, w którym ludzie zazwyczaj nie noszą takich broni jest ok, możesz zmienić moce powiązane z mieczem Zabija Potwory na inną broń, taką jak pistolet ze srebrnymi pociskami.)</text:p>
      <text:p text:style-name="P154">Poziom 1: <text:span text:style-name="T23">Wyszkolony w Mieczach</text:span></text:p>
      <text:p text:style-name="Text_20_body">Poziom 1: <text:span text:style-name="T159">Sposób na Potwory</text:span></text:p>
      <text:p text:style-name="Text_20_body">Poziom 1: <text:span text:style-name="T159">Wiedza o Potworach</text:span></text:p>
      <text:p text:style-name="Text_20_body">Poziom 2: <text:span text:style-name="T159">Legendarna Wola</text:span></text:p>
      <text:p text:style-name="Text_20_body">Poziom 3: <text:span text:style-name="T159">Wyszkolony Morderca</text:span></text:p>
      <text:p text:style-name="Text_20_body">Poziom 3: <text:span text:style-name="T159">Ulepszony Sposób na Potwory lub</text:span> <text:span text:style-name="T159">Przekierowanie Ataku</text:span></text:p>
      <text:p text:style-name="Text_20_body">Poziom 4: <text:span text:style-name="T159">Niezłomny</text:span></text:p>
      <text:p text:style-name="Text_20_body">Poziom 5: <text:span text:style-name="T159">Większa Umiejętnosć Ataku</text:span> (<text:span text:style-name="T159">miecze</text:span>)</text:p>
      <text:p text:style-name="Text_20_body">Poziom 6: <text:span text:style-name="T159">Morderca lub</text:span> <text:span text:style-name="T159">Heroiczny sposób na Potwory</text:span></text:p>
      <text:p text:style-name="P161">Wtrącenia MG: Potwór stworzył pułapkę lub wziął Cię z zaskoczenia. Potwór ma zdolności, o których początkowo nie wiedziałeś. Matka potwora poprzysięga Ci zemstę. </text:p>
      <text:p text:style-name="P14">Zadaje się z Martwymi</text:p>
      <text:p text:style-name="P162">Martwi odpowiadają na Twoje pytania, a ich reanimowane ciała służą Tobie.</text:p>
      <text:p text:style-name="Text_20_body">Poziom 1: <text:span text:style-name="T160">Mówiący ze Zmarłymi</text:span></text:p>
      <text:p text:style-name="Text_20_body">Poziom 2: Ne<text:span text:style-name="T160">kromancja</text:span></text:p>
      <text:p text:style-name="Text_20_body">Poziom 3: <text:span text:style-name="T160">Poznanie Lokacji</text:span> <text:span text:style-name="T160">lub Naprawa Ciała</text:span></text:p>
      <text:p text:style-name="Text_20_body">Poziom 4: <text:span text:style-name="T160">Większa Nekromancja</text:span></text:p>
      <text:p text:style-name="Text_20_body">Poziom 5: <text:span text:style-name="T160">Przerażające Spojrzenie</text:span></text:p>
      <text:p text:style-name="Text_20_body">Poziom 6: <text:span text:style-name="T160">Prawdziwa Nekromancja lub</text:span> <text:span text:style-name="T160">Słowo Śmierci</text:span></text:p>
      <text:p text:style-name="P162">Wtrącenia MG: Reputacja postaci jako nekromanty ją wyprzedza. Zwłoki szukają zemsty za grzech zostania ożywionymi.</text:p>
      <text:p text:style-name="P14">Zaprowadza Sprawiedliwość</text:p>
      <text:p text:style-name="P162">Naprawiasz krzywdy, bronisz niewinnych i karasz winnych.</text:p>
      <text:p text:style-name="Text_20_body">Poziom 1: <text:span text:style-name="T160">Dokonanie Osądu</text:span></text:p>
      <text:p text:style-name="Text_20_body">Poziom 1: <text:span text:style-name="T160">Osąd</text:span></text:p>
      <text:p text:style-name="Text_20_body">Poziom 2: <text:span text:style-name="T160">Obrona Niewinnego </text:span></text:p>
      <text:p text:style-name="Text_20_body">Poziom 2: <text:span text:style-name="T160">Ulepszony Osąd</text:span></text:p>
      <text:p text:style-name="Text_20_body">Poziom 3: <text:span text:style-name="T160">Chroń Wszystkich Niewinnych</text:span> <text:span text:style-name="T160">lub Ukaranie Winnego</text:span></text:p>
      <text:p text:style-name="Text_20_body">Poziom 4: <text:span text:style-name="T160">Odnalezienie Winnych</text:span></text:p>
      <text:p text:style-name="Text_20_body">Poziom 4: <text:span text:style-name="T160">Większy Osąd</text:span></text:p>
      <text:p text:style-name="Text_20_body"><text:soft-page-break/>Poziom 5:<text:span text:style-name="T160">Ukaranie Wszystkich Winnych </text:span></text:p>
      <text:p text:style-name="Text_20_body">Poziom 6: <text:span text:style-name="T160">Potępienie Winnych</text:span> <text:span text:style-name="T160">lub</text:span> <text:span text:style-name="T160">Zainspirowanie Niewinnych</text:span></text:p>
      <text:p text:style-name="P162">Wtrącenia MG: Wina lub niewinność mogą być skomplikowane. Niektórzy ludzie gardzą samo-ustanowionymi sędziami. Dokonywanie osądów sprawia, iż zyskujemy sobie wrogów. </text:p>
      <text:p text:style-name="P14">Zmniejsza się</text:p>
      <text:p text:style-name="P155">Możesz się zmniejszać do rozmiarów robaka, a z odpowiednią praktyką, być nawet mniejszym.</text:p>
      <text:p text:style-name="Text_20_body">Poziom 1: <text:span text:style-name="T161">Zmniejszenie się</text:span></text:p>
      <text:p text:style-name="Text_20_body">Poziom 1: <text:span text:style-name="T161">Niezauważalny</text:span></text:p>
      <text:p text:style-name="Text_20_body">Poziom 2: <text:span text:style-name="T161">Mniejszy</text:span></text:p>
      <text:p text:style-name="Text_20_body">Poziom 2: <text:span text:style-name="T161">Zalety Bycia Małym</text:span></text:p>
      <text:p text:style-name="Text_20_body">Poziom 3: <text:span text:style-name="T161">Wzrost</text:span> <text:span text:style-name="T161">lub</text:span> <text:span text:style-name="T161">Szybkie Skurczenie się</text:span></text:p>
      <text:p text:style-name="Text_20_body">Poziom 4: <text:span text:style-name="T161">Mały Lot</text:span></text:p>
      <text:p text:style-name="Text_20_body">Poziom 5: <text:span text:style-name="T161">Zmniejszenie Innych</text:span></text:p>
      <text:p text:style-name="Text_20_body">Poziom 6: <text:span text:style-name="T161">Większy</text:span> <text:span text:style-name="T161">lub</text:span> <text:span text:style-name="T161">Malutki</text:span></text:p>
      <text:p text:style-name="P155">Wtrącenia MG: Istota myśli, że bohater to potencjalne pożywienie. Mała postać zostaje uwięziona w małej przestrzeni lub pod spadającym obiektem.</text:p>
      <text:p text:style-name="P156"><text:span text:style-name="T161">Postać, która Zmniejsza się, która wybiera zdolności takie jak Wzrost, nigdy nie będzie tak duża jak ktoś, kto </text:span><text:span text:style-name="T162">Rośnie do Gigantycznych Rozmiarów, ale może cię cieszyć zaletami bycia dużym lub małym, w zależności od potrzeb.</text:span></text:p>
      <text:p text:style-name="P14">Został Przepowiedziany</text:p>
      <text:p text:style-name="P163">Jesteś "Wybrańcem" i przepowiednie, prognozy lub inne metody mówią, że dokonasz w pewnym momencie wielkich rzeczy.</text:p>
      <text:p text:style-name="Text_20_body">Poziom 1: <text:span text:style-name="T162">Umiejętności Międzyludzkie</text:span></text:p>
      <text:p text:style-name="Text_20_body">Poziom 1: <text:span text:style-name="T162">Wiedza</text:span></text:p>
      <text:p text:style-name="Text_20_body">Poziom 2: <text:span text:style-name="T162">Przeznaczenie Wielkości</text:span></text:p>
      <text:p text:style-name="P157">Poziom 3: <text:s/><text:span text:style-name="T67">Przezwyciężając Wszystkie Przeciwności </text:span><text:span text:style-name="T68">lub </text:span><text:span text:style-name="T6">Ciężko Zapracowana Odporność</text:span></text:p>
      <text:p text:style-name="Text_20_body">Poziom 4: Cen<text:span text:style-name="T162">trum Uwagi</text:span></text:p>
      <text:p text:style-name="P157">Poziom 5: <text:span text:style-name="T13">Wskaż Im Drogę</text:span></text:p>
      <text:p text:style-name="P157">Poziom 6: <text:span text:style-name="T69">Jak Przepowiedziano</text:span> or <text:span text:style-name="T162">Większy Ulepszony Potencjał</text:span></text:p>
      <text:p text:style-name="P163">Wtrącenia MG: Przeciwnik przepowiedziany w przepowiedni się pojawia. Niewierni grożą, że zrujnują plany postaci. Postać ma reputację w pewnych kręgach jako udawaniec. </text:p>
      <text:p text:style-name="P14">Żyje w Dziczy</text:p>
      <text:p text:style-name="P163">Możesz przetrwać w dziczy, w której inni nie potrafią.</text:p>
      <text:p text:style-name="P157">Poziom 1: <text:s/><text:span text:style-name="T64">Życie w Dziczy</text:span></text:p>
      <text:p text:style-name="Text_20_body"><text:soft-page-break/>Poziom 1: <text:span text:style-name="T162">Ulepszona Moc</text:span></text:p>
      <text:p text:style-name="Text_20_body">Poziom 2: <text:span text:style-name="T163">Przetrwanie w Dziczy</text:span></text:p>
      <text:p text:style-name="Text_20_body">Poziom 2: <text:span text:style-name="T163">Badacz Dziczy</text:span></text:p>
      <text:p text:style-name="Text_20_body">Poziom 3: <text:span text:style-name="T163">Zwierzęce Zmysły lub</text:span> <text:span text:style-name="T163">Dzika Zachęta</text:span></text:p>
      <text:p text:style-name="Text_20_body">Poziom 4: <text:span text:style-name="T163">Dzika Świadomość</text:span></text:p>
      <text:p text:style-name="P158">Poziom 5: <text:s/><text:span text:style-name="T64">Przyroda po Twojej Str</text:span><text:span text:style-name="T70">o</text:span><text:span text:style-name="T64">nie</text:span></text:p>
      <text:p text:style-name="P158">Poziom 6: <text:span text:style-name="T33">Jedność z Dziczą</text:span> <text:span text:style-name="T163">lub Dziki Kamuflaż </text:span></text:p>
      <text:p text:style-name="P164">Wtrącenia MG: Ludzie w miastach i miasteczkach czasami są niechętni tym, którzy wyglądają (i pachną) jakby żyli w dziczy, uważając ich za ignorantów lub barbarzyńców.</text:p>
      <text:p text:style-name="P165">TWORZENIE NOWYCH SPECJALIZACJI</text:p>
      <text:p text:style-name="P165">Ta sekcja zawiera wszystko, czego potrzebujesz, by tworzyć nowe specjalizacje. </text:p>
      <text:p text:style-name="P165">Każda specjalizacja ma swój własny styl, taki jak eksploracja, manipulowanie energią, lub po prostu zadawanie wielkich obrażeń w walce. Te ogólne klasyfikacje nazywamy kategoriami specjalizacji.</text:p>
      <text:p text:style-name="P165">Każda kategoria specjalizacji ma swój motyw, razem z selekcją porad opisujących jak wybrać zdolności dla każdego poziomu z rozdziału Zdolności, od poziomu 1 do 6.</text:p>
      <text:p text:style-name="P165">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165">KATEGORIE SPECJALIZACJI</text:p>
      <text:p text:style-name="P165">Korzystanie ze Sprzymierzeńców</text:p>
      <text:p text:style-name="P165">Podstawowa</text:p>
      <text:p text:style-name="P165">Manipulacja Energią</text:p>
      <text:p text:style-name="P165">Eksploracja</text:p>
      <text:p text:style-name="P165">Wpływ</text:p>
      <text:p text:style-name="P165">Nieregularna</text:p>
      <text:p text:style-name="P165">Ruch</text:p>
      <text:p text:style-name="P165">Atak w walce</text:p>
      <text:p text:style-name="P165">Wsparcie</text:p>
      <text:p text:style-name="P165">Przyjmowanie Obrażeń</text:p>
      <text:p text:style-name="P166">WYBIERANIE ZDOLNO<text:span text:style-name="T164">Ś</text:span>CI, BAZUJĄC NA ICH RELATYWNEJ MOCY</text:p>
      <text:p text:style-name="P167"><text:soft-page-break/>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167">Zdolności niskiego poziomu najlepiej się nadają na opcje na 1 i 2 poziomie. Zdolności średniego poziomu nadają się na opcje na 3 i 4 poziomie. Zdolności wysokiego poziomy pasują do poziomów 5 i 6.</text:p>
      <text:p text:style-name="P167">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167">BALANSOWANIE ZDOLNOŚCI</text:p>
      <text:p text:style-name="P168">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168">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168">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168">PORADY ODNOŚNIE ZDOLNOŚCI NIE SĄ <text:span text:style-name="T165">WYRYTE W KAMIENIU</text:span></text:p>
      <text:p text:style-name="P169">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169">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169"><text:soft-page-break/>ZAMIENIANIE ZDOLNOŚCI</text:p>
      <text:p text:style-name="P169">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169">KONCEPT I KATEGORIA</text:p>
      <text:p text:style-name="P170">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170">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166">kompana stworzonego z tej energii lub siły, co sugeruje Specjalizację Korzystanie ze Sprzymierzeńców (czyli ktoś, kto korzysta z pomocnych istot, BN-ów lub nawet zduplikowanych wersji samego siebie by zyskać przewagę).</text:span></text:p>
      <text:p text:style-name="P171">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171">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172">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167">mogą zostać zmienione na Skrzydła Ziemi, Lodowa Zbroja na Zbroję Ziemi itp. Te zmiany nie zmieniają niczego poza typem obrażeń i efektami odrzucenia (dla przykładu, Skrzydła Ziemi mogą generować chmury pyłu przy swoim przelocie).</text:span></text:p>
      <text:p text:style-name="P187">Zdolności, które odnoszą się do innych zdolności</text:p>
      <text:p text:style-name="P173">Pewne zdolności w rozdziale im poświęconym odnoszą się do innych zdolności. Jeśli wybierasz zdolność dla swojej Specjalizacji lub typu która odnosi siędo lub modyfikuje zdolnosć niskiego <text:soft-page-break/>poziomu, umieść ową zdolność w swoim typie lub Specjalności, jako zdolność, którą gracz może wybrać na niższym poziomie.</text:p>
      <text:p text:style-name="P173">TWORZENIE KOMPLETNIE NOWYCH ZDOLNOŚCI</text:p>
      <text:p text:style-name="P173">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173">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173">Jako ogólna zasada, typowa zdolność powinna kosztować tyle punktów, na jakim poziomie się ona znajduje. </text:p>
      <text:p text:style-name="P173">WYBIERZ WTRĄCENIA MG</text:p>
      <text:p text:style-name="P174">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174">KATEGORIE SPECJALNOŚCI</text:p>
      <text:p text:style-name="P174">KORZYSTANIE ZE SPRZYMIERZEŃCÓW</text:p>
      <text:p text:style-name="P174">Te Specjalności przede wszystkim zapewniają BN-ów (kompanów). Ci kompani zapewniają pomoc BG na różne sposoby, ale zazwyczaj w formie atutu do akcji postaci.</text:p>
      <text:p text:style-name="P174">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174">Połączenia z innymi BG: Wybierz 4 odpowiednie połączenia z powyższej listy.</text:p>
      <text:p text:style-name="P174">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175">Sugestia Mniejszego Efektu: BN-Sprzymierzeniec otrzymuje Ułatwienie w swojej następnej turze.</text:p>
      <text:p text:style-name="P175">Sugestia Większego Efektu: BN-Sprzymierzeniec zyskuje natychmiastową dodatkową akcję.</text:p>
      <text:p text:style-name="P175"><text:soft-page-break/>Poniższe to przykłady i nie są kompletną listą wszystkich możliwych Specjalizacji w tej kategorii.</text:p>
      <text:list xml:id="list2730454436" text:style-name="L2">
        <text:list-item>
          <text:p text:style-name="P202">Buduje Roboty</text:p>
        </text:list-item>
        <text:list-item>
          <text:p text:style-name="P202">Zadaje się z Martwymi</text:p>
        </text:list-item>
        <text:list-item>
          <text:p text:style-name="P202">Kontroluje Bestie</text:p>
        </text:list-item>
        <text:list-item>
          <text:p text:style-name="P202">Istnieje w Dwóch Miejscach na Raz</text:p>
        </text:list-item>
        <text:list-item>
          <text:p text:style-name="P202">Przewodzi</text:p>
        </text:list-item>
        <text:list-item>
          <text:p text:style-name="P202">Włada Rojem</text:p>
        </text:list-item>
        <text:list-item>
          <text:p text:style-name="P202">Mówi do Duchów</text:p>
        </text:list-item>
      </text:list>
      <text:p text:style-name="P175">Porady odnośnie wyboru zdolności</text:p>
      <text:p text:style-name="P177">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177">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177">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178">Poziom 3: Wybierz dwie zdolności średniego poziomu. Daj je obydwie jako opcje dla Specjalności: BG wybiera jedną lub drugą.</text:p>
      <text:p text:style-name="P178">Jedna opcja powinna dawać zdolność średniego poziomu, która ulepsza kompana, którego już ma BG (zazwyczaj awans z poziomu 2 do 3) lub daje dodatkowego kompana.</text:p>
      <text:p text:style-name="P178">Druga opcja powinna dawać coś korzystnego postaci – może moc ofensywną lub defensywną, lub coś, co poszerzy wpływ jaki BG ma na swoich kompanów (lub potencjalnych kompanów).</text:p>
      <text:p text:style-name="P178">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178">Alternatywnie, <text:span text:style-name="T168">ta zdolność może dalej ulepszyć poprzednio uzyskanego kompana z poziomu 3 na poziom 4, lub pozwolić postaci pozyskać dodatkowego kompana.</text:span></text:p>
      <text:p text:style-name="P179">Poziom 5: Wybierz zdolność, która ulepsza postać poprzez zapewniania obrony, zwiększenie jednej z Pul, lub inną moc natury defensywnej.</text:p>
      <text:p text:style-name="P179"><text:soft-page-break/>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179">W końcu, ta zdolność może ulepszyć poprzednio zyskanego kompana do 5 poziomu.</text:p>
      <text:p text:style-name="P179">Poziom 6: Wybierz dwie zdolności wysokiego poziomu. Obydwie są opcjami w tej Specjalności – BG wybiera jedną z nich.</text:p>
      <text:p text:style-name="P180">Jedna z tych zdolności powinna ulepszyć poprzednio pozyskanego kompana do 5 poziomu, jeśli nie wydarzyło się to na poziomie 5. W takim wypadku, ta zdolność powinna być zapewniona w dodatku do dwóch innych powiązanych zdolności.</text:p>
      <text:p text:style-name="P180">Inna opcja wysokiego poziomu może zapewnić zbiór kompanów 3 poziomu dla postaci.</text:p>
      <text:p text:style-name="P180">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180">PODSTAWOWA</text:p>
      <text:p text:style-name="P181">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181">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181">Połączenia z innymi BG: <text:span text:style-name="T169">Wybierz 4 stosowne połączenia z powyższej listy.</text:span></text:p>
      <text:p text:style-name="P183">Dodatkowy Ekwipunek: Każdy obiekt konieczny, by wypełniać motyw przewodni Specjalności. Dla przykładu, Specjalizacja Wolałby Czytać może dać postaci parę książek. Specjalizacja Pracuje, by Żyć powinna zapewniać zestaw narzędzi.</text:p>
      <text:p text:style-name="P184">Sugestie Mniejszego Efektu: Następna akcja jest Ułatwiona.</text:p>
      <text:p text:style-name="P184">Sugestie Większego Efektu: Wykonaj darmowy, niezajmujący akcji test na odzyskanie zdrowia który nie liczy się do dziennego limitu.</text:p>
      <text:p text:style-name="P184">Poniższa lista to przykłady i nie jest kompletną listą wszystkich możliwych Specjalności w tej kategorii.</text:p>
      <text:list xml:id="list2733149359" text:style-name="L3">
        <text:list-item>
          <text:p text:style-name="P203">Nie Robi Zbyt Dużo</text:p>
        </text:list-item>
        <text:list-item>
          <text:p text:style-name="P203">Interpretuje Prawo</text:p>
        </text:list-item>
        <text:list-item>
          <text:p text:style-name="P203">Szybko się Uczy</text:p>
        </text:list-item>
        <text:list-item>
          <text:p text:style-name="P203"><text:soft-page-break/>Pracuje, by Żyć</text:p>
        </text:list-item>
        <text:list-item>
          <text:p text:style-name="P203">Wolałby Czytać</text:p>
        </text:list-item>
      </text:list>
      <text:p text:style-name="P176">Porady odnośnie wyboru zdolności</text:p>
      <text:p text:style-name="P185">Poziom 1: Wybierz zdolność która daje wyszkolenie lub atut do umiejętności powiązanej z motywem przewodnim Specjalizacji, lub który daje 5 lub 6 punktów do jednej Puli.</text:p>
      <text:p text:style-name="P185">Alternatywnie, wybierz zdolność która daje tylko 2 lub 3 punkty do jednej Puli i zdolność, która zapewnia trening lub atut do jednego zadania.</text:p>
      <text:p text:style-name="P185">Poziom 2: Wybierz zdolność, której nie wybrałeś na 1 poziomie.</text:p>
      <text:p text:style-name="P185">Poziom 3: Wybierz dwie zdolności średniego poziomu. Obydwie są opcjami tej Specjalności – BG wybierze jedną z nich.</text:p>
      <text:p text:style-name="P185">Jedna opcja powinna być nie-fantastyczną zdolnością, która zwiększa umiejętności postaci i jest utrzymana w motywie przewodnim. Dla przykładu, jeśli motywem jest zwracanie uwagi, zdolność dająca informacje może być odpowiednia.</text:p>
      <text:p text:style-name="P185">Inną opcją powinno być coś, co albo zwiększa Skupienie postaci w odpowiedniej statystyce, albo zapewnia postaci jakiś rodzaj obrony.</text:p>
      <text:p text:style-name="P185">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185">Alternatywnie, zapewnij umiejętność <text:span text:style-name="T171">rozszerzającą repertuar postaci sugerowaną na 5 poziomie.</text:span></text:p>
      <text:p text:style-name="P186">W końcu, jeśli Specjalność jeszcze nie dała żadnej mocy obronnej, zdolność obronna może być teraz zapewniona.</text:p>
      <text:p text:style-name="P186">Poziom 5: Wybierz zdolność nieco rozszerzającą repertuar postaci – może coś jak Umiejętność Ekspercka, która może dać Ci automatyczny sukces na zadaniu, w którym jesteś wyszkolony.</text:p>
      <text:p text:style-name="P186">Alternatywnie, jeśli na poziomie 4 był zapewniony niestandardowy benefit, daj tutaj opcje zasugerowane na 4 poziomie.</text:p>
      <text:p text:style-name="P186">Poziom 6: Wybierz dwie zdolności wysokiego poziomu. Obydwie są opcjami Specjalności – BG wybiera jedną z nich.</text:p>
      <text:p text:style-name="P186">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186">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186">MANIPULACJA ENERGIĄ</text:p>
      <text:p text:style-name="P188">Manipulacja energią oferuje zdolności które kontrolują ogień, elektryczność, siły, magnetyzm i niestandardowe formy energii takie jak zimno, kamień lub coś dziwniejszego, jak "pustka" lub <text:soft-page-break/>"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182">Połączenia z innymi BG: <text:span text:style-name="T172">Wybierz 4 odpowiednie połączenia z listy powyżej.</text:span></text:p>
      <text:p text:style-name="P188">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188">Zdolności Energetyczne: <text:span text:style-name="T173">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189">Sugestie Mniejszego Efektu: Cel lub coś w jego pobliżu jest Utrudnione z powodu pozostałości energetycznych.</text:p>
      <text:p text:style-name="P189">Sugestie Większego Efektu: Ważny przedmiot we władaniu celu jest zniszczony.</text:p>
      <text:p text:style-name="P189">Poniższa lista to przykłady i nie jest kompletną listą wszystkich możliwych Specjalności w tej kategorii.</text:p>
      <text:list xml:id="list3839963558" text:style-name="L4">
        <text:list-item>
          <text:p text:style-name="P204">Absorbuje energię</text:p>
        </text:list-item>
        <text:list-item>
          <text:p text:style-name="P204">Nosi Halo Ognia</text:p>
        </text:list-item>
        <text:list-item>
          <text:p text:style-name="P204">Tańczy z Czarną Materią</text:p>
        </text:list-item>
        <text:list-item>
          <text:p text:style-name="P204">Ujeżdża Błyskawicę</text:p>
        </text:list-item>
        <text:list-item>
          <text:p text:style-name="P204">Grzmi</text:p>
        </text:list-item>
        <text:list-item>
          <text:p text:style-name="P205">Przywdziewa Połyskliwy Lód</text:p>
        </text:list-item>
      </text:list>
      <text:p text:style-name="P38">Porady odnośnie wyboru zdolności</text:p>
      <text:p text:style-name="P41">Poziom 1: Wybierz zdolność niskiego poziomu, która albo zadaje obrażenia, albo zapewnia ochronę korzystając z odpowiedniego rodzaju energii.</text:p>
      <text:p text:style-name="P41">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41">Poziom 2: Wybierz zdolność, której nie wybrałeś na 1-szym poziomie.</text:p>
      <text:p text:style-name="P41">Poziom 3: Wybierz dwie zdolności średniego poziomu. Obydwie są opcjami tej specjalizacji <text:s/>BG wybiera jedną z nich.</text:p>
      <text:p text:style-name="P41"><text:soft-page-break/>Pierwsza opcja powinna być zdolnością, która zadaje obrażenia, korzystając z odpowiedniej energii (może tu być też dodatkowy efekt).</text:p>
      <text:p text:style-name="P41">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41">Poziom 4: Wybierz zdolność, której nie wybrano na 3 poziomie.</text:p>
      <text:p text:style-name="P41">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41">Poziom 6: <text:span text:style-name="T174">Wybierz dwie zdolności wysokiego poziomu. Obydwie są opcjami tej specjalności – BG wybierze jedną z nich.</text:span></text:p>
      <text:p text:style-name="P42">Pierwsza opcja powinna korzystać z energii, by zadać dużo obrażeń jednemu celowi lub kilku.</text:p>
      <text:p text:style-name="P42">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p text:style-name="P42">MANIPULACJA ŚRODOWISKIEM</text:p>
      <text:p text:style-name="P43">Specjalności, które pozwalają postaci na przemieszczanie przedmiotów, wpływanie na grawitację, tworzenie obiektów 9lub iluzji obiektów) itp. nalez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43">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45">Połączenia z innymi BG: Wybierz 4 odpowiednie połączenia z powyższej listy.</text:p>
      <text:p text:style-name="P43">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43">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43">Sugestie Mniejszego Efektu: Cel się wywraca i jego następny atak jest utrudniony.</text:p>
      <text:p text:style-name="P43"><text:soft-page-break/>Sugestia Większego Efektu: Postać się regeneruje i odzyskuje 4 punkty w jednej Puli.</text:p>
      <text:p text:style-name="P43">Poniższe <text:span text:style-name="T175">to</text:span> przykład<text:span text:style-name="T175">y</text:span> i nie jest to kompletna lista wszystkich możliwych specjalizacji w tej kategorii:</text:p>
      <text:list xml:id="list3111535077" text:style-name="L5">
        <text:list-item>
          <text:p text:style-name="P206">Przebudza Sny</text:p>
        </text:list-item>
        <text:list-item>
          <text:p text:style-name="P207">Jaśnieje Światłością</text:p>
        </text:list-item>
        <text:list-item>
          <text:p text:style-name="P209">Oblicza Nieobliczalne</text:p>
        </text:list-item>
        <text:list-item>
          <text:p text:style-name="P209">Kontroluje Grawitację</text:p>
        </text:list-item>
        <text:list-item>
          <text:p text:style-name="P209">Tworzy Iluzje</text:p>
        </text:list-item>
        <text:list-item>
          <text:p text:style-name="P209">Tworzy Unikalne Obiekty</text:p>
        </text:list-item>
        <text:list-item>
          <text:p text:style-name="P209">Włada Magnetyzmem</text:p>
        </text:list-item>
        <text:list-item>
          <text:p text:style-name="P209">Stawia Umysł Ponad Materią</text:p>
        </text:list-item>
      </text:list>
      <text:p text:style-name="P39">Porady odnośnie wyboru zdolności</text:p>
      <text:p text:style-name="P47">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47">Czasami, dodatkowa zdolność niskiego poziomu jest stosowna, w zależności od specjalizacji. Często, jest to zdolność, która zapewnia wyszkolenie w określonej dziedzinie wiedzy.</text:p>
      <text:p text:style-name="P47">Poziom 2: <text:span text:style-name="T176">Wybierz zdolność niskiego poziomu, która zapewnia nową zdolność obronną ;lu ataku, zgodną z motywem przewodnim specjalności. </text:span></text:p>
      <text:p text:style-name="P48">Alternatywnie, wybierz zdolność, która zapewnia dodatkową lub zupełnien ową zdolność manipulowania środowiskiem, co jest powiązane z motywem przewodnim specjalizacji.</text:p>
      <text:p text:style-name="P48">Poziom 3: Wybierz dwie zdolności średniego poziomy. Obydwie są opcjami specjalizacji – BG wybierze jedną lub drugą.</text:p>
      <text:p text:style-name="P48">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48">Druga opcja powinna byś średniego poziomu i zapewniać zdolność obronną lub ataku, powiązaną ze specyficzną formą ruchu która zapewnia specjalność, jeśli tylko to możliwe.</text:p>
      <text:p text:style-name="P48">Poziom 4:<text:span text:style-name="T177">Wybierz zdolność średniego poziomu, która albo zapewnia ochronne lub atakujące wykorzystanie zdolności, w zależności od tego, która opcja nie została wybrana na poprzednim poziomie. </text:span></text:p>
      <text:p text:style-name="P49"><text:soft-page-break/>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178">o</text:span>lić użytkownikowi na przekształcenia metali. Jeśli specjalność zapewnia moce telekinetyczne, ta zdolność może pozwolić postaci rzucac ciężkie przedmioty na swoich wrogów. I tak dalej.</text:p>
      <text:p text:style-name="P49">Poziom 6: <text:span text:style-name="T178">Wybierz dwie zdolności wysokiego poziomu. Są one opcjami tej specjalności – BG wybierze jedną z nich.</text:span></text:p>
      <text:p text:style-name="P50">Pierwsza z tych zdolności powinna zapewnić zdolność obronną lub ataku, (odmienna kategoria niż zdolność z 4 poziomu, ale oczywiście, wysokiego, a nie średniego poziomu).</text:p>
      <text:p text:style-name="P50">Druga opcja pwinna być czymś, co dalej rozszerza podstawową zdolność manipulacji środowiskiem. Na 5 poziomie wybierano zdolność prawie ostateczną, tutaj można wybrać zdolność ostateczną, powiązaną z oferowanym rodzajem manipulacji, lub inny sposób wykorzystania zdolności, który korzysta nieznanego wcześniej aspektu tej specjalności.</text:p>
      <text:p text:style-name="P50">EKSPLORACJA</text:p>
      <text:p text:style-name="P51">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51">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46">Połączenia z innymi BG: Wybierz 4 odpowiednie połączenia z powyższej listy.</text:p>
      <text:p text:style-name="P52">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52">Sugestia Mniejszego Efektu: Masz atut na każdej akcji, która korzysta z Twoich zmysłów, takiej jak percepcja lub atak, do końca następnej tury.</text:p>
      <text:p text:style-name="P52">Sugestia Większego Efektu: Twoje Skupienie w Intelekcie zwiększa się o 1 do końca następnej tury.</text:p>
      <text:p text:style-name="P44">Poniższe <text:span text:style-name="T175">to</text:span> przykład<text:span text:style-name="T175">y</text:span> i nie jest to kompletna lista wszystkich możliwych specjalizacji w tej kategorii:</text:p>
      <text:list xml:id="list4044937835" text:style-name="L6">
        <text:list-item>
          <text:p text:style-name="P210">Bada Ciemne Miejsca</text:p>
        </text:list-item>
        <text:list-item>
          <text:p text:style-name="P210">Infiltruje</text:p>
        </text:list-item>
        <text:list-item>
          <text:p text:style-name="P210">Działa pod Przykrywką</text:p>
        </text:list-item>
        <text:list-item>
          <text:p text:style-name="P211">Pilotuje Statki Kosmiczne</text:p>
        </text:list-item>
        <text:list-item>
          <text:p text:style-name="P210">Jest Jasnowidzem</text:p>
        </text:list-item>
        <text:list-item>
          <text:p text:style-name="P210"><text:soft-page-break/>Izoluje Umysł od Ciała</text:p>
        </text:list-item>
      </text:list>
      <text:p text:style-name="P40">Porady odnośnie wyboru zdolności</text:p>
      <text:p text:style-name="P52">Poziom 1: Wybierz zdolność niskiego poziomu, która zapewnia podstawową zdolność eksploracji, przetrwania lub zbierania informacji powiązaną z motywem specjalizacji.</text:p>
      <text:p text:style-name="P52">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52">Poziom 2: Wybierz kolejną moc niskiego poziomu, która zapewnia dodatkowe możliwości powiązane <text:s/>eksploracją, przetrwaniem lub zbieraniem informacji. </text:p>
      <text:p text:style-name="P53">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53">Poziom 3: Wybierz dwie zdolności średniego poziomu. Obydwie są opcjami tej specjalności – BG wybierze jedną lub drugą.</text:p>
      <text:p text:style-name="P53">Jedna opcja powinna polepszać bazową zdolność eksploracji lub dawać nową zdolność eksploracji, przetrwania lub zbierania informacji.</text:p>
      <text:p text:style-name="P53">Druga opcja powinna być jakąś korzyścią dla postaci, atakiem lub obroną (zwłaszcza, jeśli specjalność jeszcze tego nie zapewniła) lub czymś, co poszerza zdolność postaci do eksploracji, zgodnie z motywem specjalności. </text:p>
      <text:p text:style-name="P53">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53">Poziom 5: <text:span text:style-name="T179">Wybierz zdolność wysokiego poziomu, która wpływa na pewne kary związane z eksploracją, przetrwaniem lub zbieraniem informacji w normlanie niedostępnym miejscu.</text:span></text:p>
      <text:p text:style-name="P54">Poziom 6: Wybierz dwie zdolności wysokiego poziomu. Obydwie są opcjami tej specjalności – BG wybierze jedną z nich.</text:p>
      <text:p text:style-name="P54">Pierwsza opcja powinna znowu polepszać bazową zdolność eksploracji, którą już otrzymano, lub dać kompletnie nową zdolność eksploracji, przetrwania lub zbierania informacji.</text:p>
      <text:p text:style-name="P54">Druga opcja powinna być czymś, z czego postać będzie czerpała korzyść, zdolnością ataku lub obrony, lub kolejną zdolnością, która rozszerza możliwość eksploracji.</text:p>
      <text:p text:style-name="P54">WPŁYW</text:p>
      <text:p text:style-name="P212">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text:soft-page-break/>zdobywając wiedzę, która wpływa na późniejsze decyzje. W ten sposób, koncept wpływu jest bardzo szeroki.</text:p>
      <text:p text:style-name="P214">Połączenia z innymi BG: Wybierz 4 odpowiednie połączenia z powyższej listy.</text:p>
      <text:p text:style-name="P213">Dodatkowy Ekwipunek: Każdy obiekt konieczny, by wpływać na innych. Niektóre specjalności wpływu nie wymagają niczego by korzystać ze swoich benefitów.</text:p>
      <text:p text:style-name="P213">Sugestie Mniejszego Efektu: Zasięg lub czas trwania zdolności wywierającej wpływ się podwaja.</text:p>
      <text:p text:style-name="P213">Sugestie Większego Efektu: Sprzymierzeniec lub wskazany cel może wykonać dodatkową akcję.</text:p>
      <text:p text:style-name="P208">Poniższe <text:span text:style-name="T175">to</text:span> przykład<text:span text:style-name="T175">y</text:span> i nie jest to kompletna lista wszystkich możliwych specjalizacji w tej kategorii:</text:p>
      <text:list xml:id="list4161677506" text:style-name="L8">
        <text:list-item>
          <text:p text:style-name="P217"><text:span text:style-name="T98">Włada Mocami Menta</text:span><text:span text:style-name="T99">l</text:span><text:span text:style-name="T98">nymi</text:span></text:p>
        </text:list-item>
        <text:list-item>
          <text:p text:style-name="P218"><text:span text:style-name="T98">T</text:span><text:span text:style-name="T96">worzy Dziwną Naukę</text:span></text:p>
        </text:list-item>
        <text:list-item>
          <text:p text:style-name="P218"><text:span text:style-name="T96">Łączy Umysł i Maszynę</text:span></text:p>
        </text:list-item>
        <text:list-item>
          <text:p text:style-name="P218"><text:span text:style-name="T96">Jest Idolem Milionów</text:span></text:p>
        </text:list-item>
        <text:list-item>
          <text:p text:style-name="P218"><text:span text:style-name="T96">Rozwiązuje Tajemnice</text:span></text:p>
        </text:list-item>
        <text:list-item>
          <text:p text:style-name="P218"><text:span text:style-name="T96">Mówi z Maszynami</text:span></text:p>
        </text:list-item>
        <text:list-item>
          <text:p text:style-name="P218"><text:span text:style-name="T96">Łamie Systemy</text:span></text:p>
        </text:list-item>
      </text:list>
      <text:p text:style-name="P215">Porady odnośnie wyboru zdolności</text:p>
      <text:p text:style-name="P213">Poziom 1: <text:span text:style-name="T180">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216">Czasami, dodatkowa zdolność niskiego poziomu jest stosowna, w zależności od specjalności. Często ta zdolność zapewnia trening w powiązanej dziedzinie wiedzy.</text:p>
      <text:p text:style-name="P216">Poziom 2: <text:span text:style-name="T181">Wybierz u=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28T23:53:57.580000000</dc:date>
    <meta:editing-duration>PT16H55M26S</meta:editing-duration>
    <meta:editing-cycles>99</meta:editing-cycles>
    <meta:generator>LibreOffice/7.1.4.2$Windows_X86_64 LibreOffice_project/a529a4fab45b75fefc5b6226684193eb000654f6</meta:generator>
    <meta:document-statistic meta:table-count="0" meta:image-count="0" meta:object-count="0" meta:page-count="56" meta:paragraph-count="1381" meta:word-count="14616" meta:character-count="101160" meta:non-whitespace-character-count="87845"/>
  </office:meta>
</office:document-meta>
</file>